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Normal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 fo:padding-left="0cm"/>
    </style:style>
    <style:style style:name="gr2" style:family="graphic" style:parent-style-name="standard">
      <style:graphic-properties draw:stroke="none" svg:stroke-color="#000000" draw:fill="none" draw:fill-color="#ffffff" fo:min-height="0.726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>
      <style:graphic-properties style:protect="position size"/>
    </style:style>
    <style:style style:name="gr5" style:family="graphic" style:parent-style-name="objectwithoutfill">
      <style:graphic-properties svg:stroke-width="0.02cm" svg:stroke-color="#cccccc" draw:marker-start-width="0.26cm" draw:marker-end-width="0.26cm" draw:fill="none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svg:stroke-width="0.08cm" svg:stroke-color="#000000" draw:marker-start-width="0.455cm" draw:marker-end-width="0.455cm" draw:fill="none" draw:fill-color="#729fcf" draw:textarea-horizontal-align="justify" draw:textarea-vertical-align="middle" draw:auto-grow-height="false" fo:min-height="6.27cm" fo:min-width="5.82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0.551cm"/>
    </style:style>
    <style:style style:name="gr8" style:family="graphic" style:parent-style-name="objectwithoutfill">
      <style:graphic-properties svg:stroke-width="0.07cm" draw:marker-start-width="0.425cm" draw:marker-end-width="0.425cm" svg:stroke-linecap="round" draw:fill="none" draw:textarea-vertical-align="middle" fo:padding-top="0.16cm" fo:padding-bottom="0.16cm" fo:padding-left="0.285cm" fo:padding-right="0.285cm"/>
    </style:style>
    <style:style style:name="gr9" style:family="graphic" style:parent-style-name="standard">
      <style:graphic-properties svg:stroke-width="0.07cm" svg:stroke-color="#101010" draw:marker-start-width="0.415cm" draw:marker-end-width="0.415cm" draw:fill="none" draw:textarea-horizontal-align="justify" draw:textarea-vertical-align="middle" draw:auto-grow-height="false" fo:min-height="1.378cm" fo:min-width="1.128cm" fo:padding-top="0.16cm" fo:padding-bottom="0.16cm" fo:padding-left="0.285cm" fo:padding-right="0.285cm"/>
    </style:style>
    <style:style style:name="gr10" style:family="graphic" style:parent-style-name="standard">
      <style:graphic-properties svg:stroke-width="0.07cm" svg:stroke-color="#101010" draw:marker-start-width="0.415cm" draw:marker-end-width="0.415cm" draw:fill="none" draw:textarea-horizontal-align="justify" draw:textarea-vertical-align="middle" draw:auto-grow-height="false" fo:min-height="2.51cm" fo:min-width="2.26cm" fo:padding-top="0.16cm" fo:padding-bottom="0.16cm" fo:padding-left="0.285cm" fo:padding-right="0.285cm"/>
    </style:style>
    <style:style style:name="gr11" style:family="graphic" style:parent-style-name="standard">
      <style:graphic-properties svg:stroke-width="0.07cm" svg:stroke-color="#101010" draw:marker-start-width="0.415cm" draw:marker-end-width="0.415cm" svg:stroke-linecap="round" draw:textarea-vertical-align="middle" fo:padding-top="0.135cm" fo:padding-bottom="0.135cm" fo:padding-left="0.135cm" fo:padding-right="0.135cm"/>
    </style:style>
    <style:style style:name="gr12" style:family="graphic" style:parent-style-name="standard">
      <style:graphic-properties draw:stroke="none" svg:stroke-color="#000000" draw:fill="none" draw:fill-color="#ffffff" fo:min-height="0.276cm"/>
    </style:style>
    <style:style style:name="gr13" style:family="graphic" style:parent-style-name="objectwithoutfill">
      <style:graphic-properties svg:stroke-width="0.03cm" draw:marker-start-width="0.305cm" draw:marker-end-width="0.305cm" svg:stroke-linecap="round" draw:fill="none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2cm" fo:min-width="3cm"/>
    </style:style>
    <style:style style:name="gr15" style:family="graphic" style:parent-style-name="objectwithoutfill">
      <style:graphic-properties svg:stroke-width="0.03cm" draw:marker-start="Small_20_Arrow" draw:marker-start-width="0.15cm" draw:marker-end="Small_20_Arrow" draw:marker-end-width="0.15cm" svg:stroke-linecap="round" draw:fill="none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2cm" fo:min-width="1.4cm"/>
    </style:style>
    <style:style style:name="gr17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2cm" fo:min-width="2.2cm"/>
    </style:style>
    <style:style style:name="gr18" style:family="graphic" style:parent-style-name="objectwithoutfill">
      <style:graphic-properties svg:stroke-width="0.03cm" draw:marker-start-width="0.295cm" draw:marker-end-width="0.295cm" svg:stroke-linecap="round" draw:fill="none" draw:textarea-vertical-align="middle" fo:padding-top="0.14cm" fo:padding-bottom="0.14cm" fo:padding-left="0.265cm" fo:padding-right="0.265cm"/>
    </style:style>
    <style:style style:name="gr19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2cm" fo:min-width="1.8cm"/>
    </style:style>
    <style:style style:name="gr20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2cm" fo:min-width="1cm"/>
    </style:style>
    <style:style style:name="gr21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2cm" fo:min-width="2.6cm"/>
    </style:style>
    <style:style style:name="gr22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2cm" fo:min-width="3.4cm"/>
    </style:style>
    <style:style style:name="gr23" style:family="graphic" style:parent-style-name="objectwithoutfill">
      <style:graphic-properties svg:stroke-width="0.03cm" draw:marker-start="" draw:marker-start-width="0.15cm" draw:marker-end="" draw:marker-end-width="0.15cm" svg:stroke-linecap="round" draw:fill="none" draw:textarea-vertical-align="middle" fo:padding-top="0.14cm" fo:padding-bottom="0.14cm" fo:padding-left="0.265cm" fo:padding-right="0.265cm"/>
    </style:style>
    <style:style style:name="gr24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2cm" fo:min-width="0.7cm"/>
    </style:style>
    <style:style style:name="gr25" style:family="graphic" style:parent-style-name="objectwithoutfill">
      <style:graphic-properties svg:stroke-width="0.03cm" draw:marker-start="Small_20_Arrow" draw:marker-start-width="0.15cm" draw:marker-end="" draw:marker-end-width="0.15cm" svg:stroke-linecap="round" draw:fill="none" draw:textarea-vertical-align="middle" fo:padding-top="0.14cm" fo:padding-bottom="0.14cm" fo:padding-left="0.265cm" fo:padding-right="0.265cm"/>
    </style:style>
    <style:style style:name="gr26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2cm" fo:min-width="1.15cm"/>
    </style:style>
    <style:style style:name="gr27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2cm" fo:min-width="0.699cm"/>
    </style:style>
    <style:style style:name="P1" style:family="paragraph">
      <loext:graphic-properties draw:fill="none" draw:fill-color="#ffffff"/>
      <style:text-properties fo:font-size="14pt" fo:font-style="normal" fo:font-weight="bold" style:font-size-asian="18pt" style:font-size-complex="18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style:paragraph-properties fo:line-height="0.55cm"/>
    </style:style>
    <style:style style:name="P7" style:family="paragraph">
      <loext:graphic-properties draw:fill="none" draw:fill-color="#ffffff"/>
      <style:paragraph-properties fo:line-height="0.55cm"/>
      <style:text-properties fo:font-size="14pt" fo:font-weight="bold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7pt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style:font-name="Calibri" fo:font-size="12pt" style:font-size-asian="18pt" style:font-size-complex="18pt"/>
    </style:style>
    <style:style style:name="P11" style:family="paragraph">
      <style:paragraph-properties fo:text-align="end">
        <style:tab-stops/>
      </style:paragraph-properties>
    </style:style>
    <style:style style:name="P12" style:family="paragraph">
      <loext:graphic-properties draw:fill="none"/>
      <style:paragraph-properties fo:text-align="end">
        <style:tab-stops/>
      </style:paragraph-properties>
      <style:text-properties style:font-name="Calibri" fo:font-size="12pt" style:font-size-asian="18pt" style:font-size-complex="18pt"/>
    </style:style>
    <style:style style:name="T1" style:family="text">
      <style:text-properties fo:font-size="14pt" fo:font-style="normal" fo:font-weight="bold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bold" style:font-size-asian="18pt" style:font-size-complex="18pt"/>
    </style:style>
    <style:style style:name="T4" style:family="text">
      <style:text-properties fo:font-size="7pt" fo:font-weight="bold" style:font-size-asian="18pt" style:font-size-complex="18pt"/>
    </style:style>
    <style:style style:name="T5" style:family="text">
      <style:text-properties style:font-name="Calibri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5cm" svg:height="0.95cm" svg:x="0.9cm" svg:y="1cm">
          <draw:text-box>
            <text:p><text:span text:style-name="T1">Acotación 01</text:span></text:p>
          </draw:text-box>
        </draw:frame>
        <draw:frame draw:style-name="gr2" draw:text-style-name="P3" draw:layer="layout" svg:width="3.6cm" svg:height="0.926cm" svg:x="16.7cm" svg:y="1.024cm">
          <draw:text-box>
            <text:p text:style-name="P2"><text:span text:style-name="T2">Curso:_______</text:span></text:p>
          </draw:text-box>
        </draw:frame>
        <draw:frame draw:style-name="gr3" draw:text-style-name="P3" draw:layer="layout" svg:width="11.4cm" svg:height="0.95cm" svg:x="5.6cm" svg:y="1cm">
          <draw:text-box>
            <text:p text:style-name="P2"><text:span text:style-name="T2">Nombre:_______________________________________</text:span></text:p>
          </draw:text-box>
        </draw:frame>
        <draw:g draw:style-name="gr4">
          <draw:g>
            <draw:g>
              <draw:line draw:style-name="gr5" draw:text-style-name="P4" draw:layer="layout" svg:x1="0.9cm" svg:y1="2.4cm" svg:x2="7.3cm" svg:y2="2.4cm">
                <text:p/>
              </draw:line>
              <draw:line draw:style-name="gr5" draw:text-style-name="P4" draw:layer="layout" svg:x1="0.9cm" svg:y1="2.8cm" svg:x2="7.3cm" svg:y2="2.8cm">
                <text:p/>
              </draw:line>
              <draw:line draw:style-name="gr5" draw:text-style-name="P4" draw:layer="layout" svg:x1="0.9cm" svg:y1="3.2cm" svg:x2="7.3cm" svg:y2="3.2cm">
                <text:p/>
              </draw:line>
              <draw:line draw:style-name="gr5" draw:text-style-name="P4" draw:layer="layout" svg:x1="0.9cm" svg:y1="3.6cm" svg:x2="7.3cm" svg:y2="3.6cm">
                <text:p/>
              </draw:line>
            </draw:g>
            <draw:g>
              <draw:line draw:style-name="gr5" draw:text-style-name="P4" draw:layer="layout" svg:x1="1.3cm" svg:y1="2cm" svg:x2="1.3cm" svg:y2="8.6cm">
                <text:p/>
              </draw:line>
              <draw:line draw:style-name="gr5" draw:text-style-name="P4" draw:layer="layout" svg:x1="1.7cm" svg:y1="2cm" svg:x2="1.7cm" svg:y2="8.6cm">
                <text:p/>
              </draw:line>
              <draw:line draw:style-name="gr5" draw:text-style-name="P4" draw:layer="layout" svg:x1="2.1cm" svg:y1="2cm" svg:x2="2.1cm" svg:y2="8.6cm">
                <text:p/>
              </draw:line>
              <draw:line draw:style-name="gr5" draw:text-style-name="P4" draw:layer="layout" svg:x1="2.5cm" svg:y1="2cm" svg:x2="2.5cm" svg:y2="8.6cm">
                <text:p/>
              </draw:line>
            </draw:g>
            <draw:g>
              <draw:line draw:style-name="gr5" draw:text-style-name="P4" draw:layer="layout" svg:x1="0.9cm" svg:y1="4cm" svg:x2="7.3cm" svg:y2="4cm">
                <text:p/>
              </draw:line>
              <draw:line draw:style-name="gr5" draw:text-style-name="P4" draw:layer="layout" svg:x1="0.9cm" svg:y1="4.4cm" svg:x2="7.3cm" svg:y2="4.4cm">
                <text:p/>
              </draw:line>
              <draw:line draw:style-name="gr5" draw:text-style-name="P4" draw:layer="layout" svg:x1="0.9cm" svg:y1="4.8cm" svg:x2="7.3cm" svg:y2="4.8cm">
                <text:p/>
              </draw:line>
              <draw:line draw:style-name="gr5" draw:text-style-name="P4" draw:layer="layout" svg:x1="0.9cm" svg:y1="5.2cm" svg:x2="7.3cm" svg:y2="5.2cm">
                <text:p/>
              </draw:line>
            </draw:g>
            <draw:g>
              <draw:line draw:style-name="gr5" draw:text-style-name="P4" draw:layer="layout" svg:x1="0.9cm" svg:y1="5.6cm" svg:x2="7.3cm" svg:y2="5.6cm">
                <text:p/>
              </draw:line>
              <draw:line draw:style-name="gr5" draw:text-style-name="P4" draw:layer="layout" svg:x1="0.9cm" svg:y1="6cm" svg:x2="7.3cm" svg:y2="6cm">
                <text:p/>
              </draw:line>
              <draw:line draw:style-name="gr5" draw:text-style-name="P4" draw:layer="layout" svg:x1="0.9cm" svg:y1="6.4cm" svg:x2="7.3cm" svg:y2="6.4cm">
                <text:p/>
              </draw:line>
              <draw:line draw:style-name="gr5" draw:text-style-name="P4" draw:layer="layout" svg:x1="0.9cm" svg:y1="6.8cm" svg:x2="7.3cm" svg:y2="6.8cm">
                <text:p/>
              </draw:line>
            </draw:g>
            <draw:g>
              <draw:line draw:style-name="gr5" draw:text-style-name="P4" draw:layer="layout" svg:x1="0.9cm" svg:y1="7.2cm" svg:x2="7.3cm" svg:y2="7.2cm">
                <text:p/>
              </draw:line>
              <draw:line draw:style-name="gr5" draw:text-style-name="P4" draw:layer="layout" svg:x1="0.9cm" svg:y1="7.6cm" svg:x2="7.3cm" svg:y2="7.6cm">
                <text:p/>
              </draw:line>
              <draw:line draw:style-name="gr5" draw:text-style-name="P4" draw:layer="layout" svg:x1="0.9cm" svg:y1="8cm" svg:x2="7.3cm" svg:y2="8cm">
                <text:p/>
              </draw:line>
              <draw:line draw:style-name="gr5" draw:text-style-name="P4" draw:layer="layout" svg:x1="0.9cm" svg:y1="8.4cm" svg:x2="7.3cm" svg:y2="8.4cm">
                <text:p/>
              </draw:line>
            </draw:g>
            <draw:g>
              <draw:line draw:style-name="gr5" draw:text-style-name="P4" draw:layer="layout" svg:x1="2.9cm" svg:y1="2cm" svg:x2="2.9cm" svg:y2="8.6cm">
                <text:p/>
              </draw:line>
              <draw:line draw:style-name="gr5" draw:text-style-name="P4" draw:layer="layout" svg:x1="3.3cm" svg:y1="2cm" svg:x2="3.3cm" svg:y2="8.6cm">
                <text:p/>
              </draw:line>
              <draw:line draw:style-name="gr5" draw:text-style-name="P4" draw:layer="layout" svg:x1="3.7cm" svg:y1="2cm" svg:x2="3.7cm" svg:y2="8.6cm">
                <text:p/>
              </draw:line>
              <draw:line draw:style-name="gr5" draw:text-style-name="P4" draw:layer="layout" svg:x1="4.1cm" svg:y1="2cm" svg:x2="4.1cm" svg:y2="8.6cm">
                <text:p/>
              </draw:line>
            </draw:g>
            <draw:g>
              <draw:line draw:style-name="gr5" draw:text-style-name="P4" draw:layer="layout" svg:x1="4.5cm" svg:y1="2cm" svg:x2="4.5cm" svg:y2="8.6cm">
                <text:p/>
              </draw:line>
              <draw:line draw:style-name="gr5" draw:text-style-name="P4" draw:layer="layout" svg:x1="4.9cm" svg:y1="2cm" svg:x2="4.9cm" svg:y2="8.6cm">
                <text:p/>
              </draw:line>
              <draw:line draw:style-name="gr5" draw:text-style-name="P4" draw:layer="layout" svg:x1="5.3cm" svg:y1="2cm" svg:x2="5.3cm" svg:y2="8.6cm">
                <text:p/>
              </draw:line>
              <draw:line draw:style-name="gr5" draw:text-style-name="P4" draw:layer="layout" svg:x1="5.7cm" svg:y1="2cm" svg:x2="5.7cm" svg:y2="8.6cm">
                <text:p/>
              </draw:line>
            </draw:g>
            <draw:g>
              <draw:line draw:style-name="gr5" draw:text-style-name="P4" draw:layer="layout" svg:x1="6.1cm" svg:y1="2cm" svg:x2="6.1cm" svg:y2="8.6cm">
                <text:p/>
              </draw:line>
              <draw:line draw:style-name="gr5" draw:text-style-name="P4" draw:layer="layout" svg:x1="6.5cm" svg:y1="2cm" svg:x2="6.5cm" svg:y2="8.6cm">
                <text:p/>
              </draw:line>
              <draw:line draw:style-name="gr5" draw:text-style-name="P4" draw:layer="layout" svg:x1="6.9cm" svg:y1="2cm" svg:x2="6.9cm" svg:y2="8.6cm">
                <text:p/>
              </draw:line>
              <draw:line draw:style-name="gr5" draw:text-style-name="P4" draw:layer="layout" svg:x1="7.3cm" svg:y1="2cm" svg:x2="7.3cm" svg:y2="8.6cm">
                <text:p/>
              </draw:line>
            </draw:g>
            <draw:custom-shape draw:style-name="gr6" draw:text-style-name="P5" draw:layer="layout" svg:width="6.4cm" svg:height="6.6cm" svg:x="0.9cm" svg:y="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0.9cm" svg:y="2cm">
              <draw:text-box>
                <text:p text:style-name="P6"><text:span text:style-name="T3">1</text:span></text:p>
              </draw:text-box>
            </draw:frame>
          </draw:g>
          <draw:g>
            <draw:g>
              <draw:line draw:style-name="gr5" draw:text-style-name="P4" draw:layer="layout" svg:x1="0.9cm" svg:y1="9cm" svg:x2="7.3cm" svg:y2="9cm">
                <text:p/>
              </draw:line>
              <draw:line draw:style-name="gr5" draw:text-style-name="P4" draw:layer="layout" svg:x1="0.9cm" svg:y1="9.4cm" svg:x2="7.3cm" svg:y2="9.4cm">
                <text:p/>
              </draw:line>
              <draw:line draw:style-name="gr5" draw:text-style-name="P4" draw:layer="layout" svg:x1="0.9cm" svg:y1="9.8cm" svg:x2="7.3cm" svg:y2="9.8cm">
                <text:p/>
              </draw:line>
              <draw:line draw:style-name="gr5" draw:text-style-name="P4" draw:layer="layout" svg:x1="0.9cm" svg:y1="10.2cm" svg:x2="7.3cm" svg:y2="10.2cm">
                <text:p/>
              </draw:line>
            </draw:g>
            <draw:g>
              <draw:line draw:style-name="gr5" draw:text-style-name="P4" draw:layer="layout" svg:x1="1.3cm" svg:y1="8.6cm" svg:x2="1.3cm" svg:y2="15.2cm">
                <text:p/>
              </draw:line>
              <draw:line draw:style-name="gr5" draw:text-style-name="P4" draw:layer="layout" svg:x1="1.7cm" svg:y1="8.6cm" svg:x2="1.7cm" svg:y2="15.2cm">
                <text:p/>
              </draw:line>
              <draw:line draw:style-name="gr5" draw:text-style-name="P4" draw:layer="layout" svg:x1="2.1cm" svg:y1="8.6cm" svg:x2="2.1cm" svg:y2="15.2cm">
                <text:p/>
              </draw:line>
              <draw:line draw:style-name="gr5" draw:text-style-name="P4" draw:layer="layout" svg:x1="2.5cm" svg:y1="8.6cm" svg:x2="2.5cm" svg:y2="15.2cm">
                <text:p/>
              </draw:line>
            </draw:g>
            <draw:g>
              <draw:line draw:style-name="gr5" draw:text-style-name="P4" draw:layer="layout" svg:x1="0.9cm" svg:y1="10.6cm" svg:x2="7.3cm" svg:y2="10.6cm">
                <text:p/>
              </draw:line>
              <draw:line draw:style-name="gr5" draw:text-style-name="P4" draw:layer="layout" svg:x1="0.9cm" svg:y1="11cm" svg:x2="7.3cm" svg:y2="11cm">
                <text:p/>
              </draw:line>
              <draw:line draw:style-name="gr5" draw:text-style-name="P4" draw:layer="layout" svg:x1="0.9cm" svg:y1="11.4cm" svg:x2="7.3cm" svg:y2="11.4cm">
                <text:p/>
              </draw:line>
              <draw:line draw:style-name="gr5" draw:text-style-name="P4" draw:layer="layout" svg:x1="0.9cm" svg:y1="11.8cm" svg:x2="7.3cm" svg:y2="11.8cm">
                <text:p/>
              </draw:line>
            </draw:g>
            <draw:g>
              <draw:line draw:style-name="gr5" draw:text-style-name="P4" draw:layer="layout" svg:x1="0.9cm" svg:y1="12.2cm" svg:x2="7.3cm" svg:y2="12.2cm">
                <text:p/>
              </draw:line>
              <draw:line draw:style-name="gr5" draw:text-style-name="P4" draw:layer="layout" svg:x1="0.9cm" svg:y1="12.6cm" svg:x2="7.3cm" svg:y2="12.6cm">
                <text:p/>
              </draw:line>
              <draw:line draw:style-name="gr5" draw:text-style-name="P4" draw:layer="layout" svg:x1="0.9cm" svg:y1="13cm" svg:x2="7.3cm" svg:y2="13cm">
                <text:p/>
              </draw:line>
              <draw:line draw:style-name="gr5" draw:text-style-name="P4" draw:layer="layout" svg:x1="0.9cm" svg:y1="13.4cm" svg:x2="7.3cm" svg:y2="13.4cm">
                <text:p/>
              </draw:line>
            </draw:g>
            <draw:g>
              <draw:line draw:style-name="gr5" draw:text-style-name="P4" draw:layer="layout" svg:x1="0.9cm" svg:y1="13.8cm" svg:x2="7.3cm" svg:y2="13.8cm">
                <text:p/>
              </draw:line>
              <draw:line draw:style-name="gr5" draw:text-style-name="P4" draw:layer="layout" svg:x1="0.9cm" svg:y1="14.2cm" svg:x2="7.3cm" svg:y2="14.2cm">
                <text:p/>
              </draw:line>
              <draw:line draw:style-name="gr5" draw:text-style-name="P4" draw:layer="layout" svg:x1="0.9cm" svg:y1="14.6cm" svg:x2="7.3cm" svg:y2="14.6cm">
                <text:p/>
              </draw:line>
              <draw:line draw:style-name="gr5" draw:text-style-name="P4" draw:layer="layout" svg:x1="0.9cm" svg:y1="15cm" svg:x2="7.3cm" svg:y2="15cm">
                <text:p/>
              </draw:line>
            </draw:g>
            <draw:g>
              <draw:line draw:style-name="gr5" draw:text-style-name="P4" draw:layer="layout" svg:x1="2.9cm" svg:y1="8.6cm" svg:x2="2.9cm" svg:y2="15.2cm">
                <text:p/>
              </draw:line>
              <draw:line draw:style-name="gr5" draw:text-style-name="P4" draw:layer="layout" svg:x1="3.3cm" svg:y1="8.6cm" svg:x2="3.3cm" svg:y2="15.2cm">
                <text:p/>
              </draw:line>
              <draw:line draw:style-name="gr5" draw:text-style-name="P4" draw:layer="layout" svg:x1="3.7cm" svg:y1="8.6cm" svg:x2="3.7cm" svg:y2="15.2cm">
                <text:p/>
              </draw:line>
              <draw:line draw:style-name="gr5" draw:text-style-name="P4" draw:layer="layout" svg:x1="4.1cm" svg:y1="8.6cm" svg:x2="4.1cm" svg:y2="15.2cm">
                <text:p/>
              </draw:line>
            </draw:g>
            <draw:g>
              <draw:line draw:style-name="gr5" draw:text-style-name="P4" draw:layer="layout" svg:x1="4.5cm" svg:y1="8.6cm" svg:x2="4.5cm" svg:y2="15.2cm">
                <text:p/>
              </draw:line>
              <draw:line draw:style-name="gr5" draw:text-style-name="P4" draw:layer="layout" svg:x1="4.9cm" svg:y1="8.6cm" svg:x2="4.9cm" svg:y2="15.2cm">
                <text:p/>
              </draw:line>
              <draw:line draw:style-name="gr5" draw:text-style-name="P4" draw:layer="layout" svg:x1="5.3cm" svg:y1="8.6cm" svg:x2="5.3cm" svg:y2="15.2cm">
                <text:p/>
              </draw:line>
              <draw:line draw:style-name="gr5" draw:text-style-name="P4" draw:layer="layout" svg:x1="5.7cm" svg:y1="8.6cm" svg:x2="5.7cm" svg:y2="15.2cm">
                <text:p/>
              </draw:line>
            </draw:g>
            <draw:g>
              <draw:line draw:style-name="gr5" draw:text-style-name="P4" draw:layer="layout" svg:x1="6.1cm" svg:y1="8.6cm" svg:x2="6.1cm" svg:y2="15.2cm">
                <text:p/>
              </draw:line>
              <draw:line draw:style-name="gr5" draw:text-style-name="P4" draw:layer="layout" svg:x1="6.5cm" svg:y1="8.6cm" svg:x2="6.5cm" svg:y2="15.2cm">
                <text:p/>
              </draw:line>
              <draw:line draw:style-name="gr5" draw:text-style-name="P4" draw:layer="layout" svg:x1="6.9cm" svg:y1="8.6cm" svg:x2="6.9cm" svg:y2="15.2cm">
                <text:p/>
              </draw:line>
              <draw:line draw:style-name="gr5" draw:text-style-name="P4" draw:layer="layout" svg:x1="7.3cm" svg:y1="8.6cm" svg:x2="7.3cm" svg:y2="15.2cm">
                <text:p/>
              </draw:line>
            </draw:g>
            <draw:custom-shape draw:style-name="gr6" draw:text-style-name="P5" draw:layer="layout" svg:width="6.4cm" svg:height="6.6cm" svg:x="0.9cm" svg:y="8.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0.9cm" svg:y="8.6cm">
              <draw:text-box>
                <text:p text:style-name="P6"><text:span text:style-name="T3">4</text:span></text:p>
              </draw:text-box>
            </draw:frame>
          </draw:g>
          <draw:g>
            <draw:g>
              <draw:line draw:style-name="gr5" draw:text-style-name="P4" draw:layer="layout" svg:x1="0.9cm" svg:y1="15.6cm" svg:x2="7.3cm" svg:y2="15.6cm">
                <text:p/>
              </draw:line>
              <draw:line draw:style-name="gr5" draw:text-style-name="P4" draw:layer="layout" svg:x1="0.9cm" svg:y1="16cm" svg:x2="7.3cm" svg:y2="16cm">
                <text:p/>
              </draw:line>
              <draw:line draw:style-name="gr5" draw:text-style-name="P4" draw:layer="layout" svg:x1="0.9cm" svg:y1="16.4cm" svg:x2="7.3cm" svg:y2="16.4cm">
                <text:p/>
              </draw:line>
              <draw:line draw:style-name="gr5" draw:text-style-name="P4" draw:layer="layout" svg:x1="0.9cm" svg:y1="16.8cm" svg:x2="7.3cm" svg:y2="16.8cm">
                <text:p/>
              </draw:line>
            </draw:g>
            <draw:g>
              <draw:line draw:style-name="gr5" draw:text-style-name="P4" draw:layer="layout" svg:x1="1.3cm" svg:y1="15.2cm" svg:x2="1.3cm" svg:y2="21.8cm">
                <text:p/>
              </draw:line>
              <draw:line draw:style-name="gr5" draw:text-style-name="P4" draw:layer="layout" svg:x1="1.7cm" svg:y1="15.2cm" svg:x2="1.7cm" svg:y2="21.8cm">
                <text:p/>
              </draw:line>
              <draw:line draw:style-name="gr5" draw:text-style-name="P4" draw:layer="layout" svg:x1="2.1cm" svg:y1="15.2cm" svg:x2="2.1cm" svg:y2="21.8cm">
                <text:p/>
              </draw:line>
              <draw:line draw:style-name="gr5" draw:text-style-name="P4" draw:layer="layout" svg:x1="2.5cm" svg:y1="15.2cm" svg:x2="2.5cm" svg:y2="21.8cm">
                <text:p/>
              </draw:line>
            </draw:g>
            <draw:g>
              <draw:line draw:style-name="gr5" draw:text-style-name="P4" draw:layer="layout" svg:x1="0.9cm" svg:y1="17.2cm" svg:x2="7.3cm" svg:y2="17.2cm">
                <text:p/>
              </draw:line>
              <draw:line draw:style-name="gr5" draw:text-style-name="P4" draw:layer="layout" svg:x1="0.9cm" svg:y1="17.6cm" svg:x2="7.3cm" svg:y2="17.6cm">
                <text:p/>
              </draw:line>
              <draw:line draw:style-name="gr5" draw:text-style-name="P4" draw:layer="layout" svg:x1="0.9cm" svg:y1="18cm" svg:x2="7.3cm" svg:y2="18cm">
                <text:p/>
              </draw:line>
              <draw:line draw:style-name="gr5" draw:text-style-name="P4" draw:layer="layout" svg:x1="0.9cm" svg:y1="18.4cm" svg:x2="7.3cm" svg:y2="18.4cm">
                <text:p/>
              </draw:line>
            </draw:g>
            <draw:g>
              <draw:line draw:style-name="gr5" draw:text-style-name="P4" draw:layer="layout" svg:x1="0.9cm" svg:y1="18.8cm" svg:x2="7.3cm" svg:y2="18.8cm">
                <text:p/>
              </draw:line>
              <draw:line draw:style-name="gr5" draw:text-style-name="P4" draw:layer="layout" svg:x1="0.9cm" svg:y1="19.2cm" svg:x2="7.3cm" svg:y2="19.2cm">
                <text:p/>
              </draw:line>
              <draw:line draw:style-name="gr5" draw:text-style-name="P4" draw:layer="layout" svg:x1="0.9cm" svg:y1="19.6cm" svg:x2="7.3cm" svg:y2="19.6cm">
                <text:p/>
              </draw:line>
              <draw:line draw:style-name="gr5" draw:text-style-name="P4" draw:layer="layout" svg:x1="0.9cm" svg:y1="20cm" svg:x2="7.3cm" svg:y2="20cm">
                <text:p/>
              </draw:line>
            </draw:g>
            <draw:g>
              <draw:line draw:style-name="gr5" draw:text-style-name="P4" draw:layer="layout" svg:x1="0.9cm" svg:y1="20.4cm" svg:x2="7.3cm" svg:y2="20.4cm">
                <text:p/>
              </draw:line>
              <draw:line draw:style-name="gr5" draw:text-style-name="P4" draw:layer="layout" svg:x1="0.9cm" svg:y1="20.8cm" svg:x2="7.3cm" svg:y2="20.8cm">
                <text:p/>
              </draw:line>
              <draw:line draw:style-name="gr5" draw:text-style-name="P4" draw:layer="layout" svg:x1="0.9cm" svg:y1="21.2cm" svg:x2="7.3cm" svg:y2="21.2cm">
                <text:p/>
              </draw:line>
              <draw:line draw:style-name="gr5" draw:text-style-name="P4" draw:layer="layout" svg:x1="0.9cm" svg:y1="21.6cm" svg:x2="7.3cm" svg:y2="21.6cm">
                <text:p/>
              </draw:line>
            </draw:g>
            <draw:g>
              <draw:line draw:style-name="gr5" draw:text-style-name="P4" draw:layer="layout" svg:x1="2.9cm" svg:y1="15.2cm" svg:x2="2.9cm" svg:y2="21.8cm">
                <text:p/>
              </draw:line>
              <draw:line draw:style-name="gr5" draw:text-style-name="P4" draw:layer="layout" svg:x1="3.3cm" svg:y1="15.2cm" svg:x2="3.3cm" svg:y2="21.8cm">
                <text:p/>
              </draw:line>
              <draw:line draw:style-name="gr5" draw:text-style-name="P4" draw:layer="layout" svg:x1="3.7cm" svg:y1="15.2cm" svg:x2="3.7cm" svg:y2="21.8cm">
                <text:p/>
              </draw:line>
              <draw:line draw:style-name="gr5" draw:text-style-name="P4" draw:layer="layout" svg:x1="4.1cm" svg:y1="15.2cm" svg:x2="4.1cm" svg:y2="21.8cm">
                <text:p/>
              </draw:line>
            </draw:g>
            <draw:g>
              <draw:line draw:style-name="gr5" draw:text-style-name="P4" draw:layer="layout" svg:x1="4.5cm" svg:y1="15.2cm" svg:x2="4.5cm" svg:y2="21.8cm">
                <text:p/>
              </draw:line>
              <draw:line draw:style-name="gr5" draw:text-style-name="P4" draw:layer="layout" svg:x1="4.9cm" svg:y1="15.2cm" svg:x2="4.9cm" svg:y2="21.8cm">
                <text:p/>
              </draw:line>
              <draw:line draw:style-name="gr5" draw:text-style-name="P4" draw:layer="layout" svg:x1="5.3cm" svg:y1="15.2cm" svg:x2="5.3cm" svg:y2="21.8cm">
                <text:p/>
              </draw:line>
              <draw:line draw:style-name="gr5" draw:text-style-name="P4" draw:layer="layout" svg:x1="5.7cm" svg:y1="15.2cm" svg:x2="5.7cm" svg:y2="21.8cm">
                <text:p/>
              </draw:line>
            </draw:g>
            <draw:g>
              <draw:line draw:style-name="gr5" draw:text-style-name="P4" draw:layer="layout" svg:x1="6.1cm" svg:y1="15.2cm" svg:x2="6.1cm" svg:y2="21.8cm">
                <text:p/>
              </draw:line>
              <draw:line draw:style-name="gr5" draw:text-style-name="P4" draw:layer="layout" svg:x1="6.5cm" svg:y1="15.2cm" svg:x2="6.5cm" svg:y2="21.8cm">
                <text:p/>
              </draw:line>
              <draw:line draw:style-name="gr5" draw:text-style-name="P4" draw:layer="layout" svg:x1="6.9cm" svg:y1="15.2cm" svg:x2="6.9cm" svg:y2="21.8cm">
                <text:p/>
              </draw:line>
              <draw:line draw:style-name="gr5" draw:text-style-name="P4" draw:layer="layout" svg:x1="7.3cm" svg:y1="15.2cm" svg:x2="7.3cm" svg:y2="21.8cm">
                <text:p/>
              </draw:line>
            </draw:g>
            <draw:custom-shape draw:style-name="gr6" draw:text-style-name="P5" draw:layer="layout" svg:width="6.4cm" svg:height="6.6cm" svg:x="0.9cm" svg:y="15.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0.9cm" svg:y="15.2cm">
              <draw:text-box>
                <text:p text:style-name="P6"><text:span text:style-name="T3">7</text:span></text:p>
              </draw:text-box>
            </draw:frame>
          </draw:g>
          <draw:g>
            <draw:g>
              <draw:line draw:style-name="gr5" draw:text-style-name="P4" draw:layer="layout" svg:x1="0.9cm" svg:y1="22.2cm" svg:x2="7.3cm" svg:y2="22.2cm">
                <text:p/>
              </draw:line>
              <draw:line draw:style-name="gr5" draw:text-style-name="P4" draw:layer="layout" svg:x1="0.9cm" svg:y1="22.6cm" svg:x2="7.3cm" svg:y2="22.6cm">
                <text:p/>
              </draw:line>
              <draw:line draw:style-name="gr5" draw:text-style-name="P4" draw:layer="layout" svg:x1="0.9cm" svg:y1="23cm" svg:x2="7.3cm" svg:y2="23cm">
                <text:p/>
              </draw:line>
              <draw:line draw:style-name="gr5" draw:text-style-name="P4" draw:layer="layout" svg:x1="0.9cm" svg:y1="23.4cm" svg:x2="7.3cm" svg:y2="23.4cm">
                <text:p/>
              </draw:line>
            </draw:g>
            <draw:g>
              <draw:line draw:style-name="gr5" draw:text-style-name="P4" draw:layer="layout" svg:x1="1.3cm" svg:y1="21.8cm" svg:x2="1.3cm" svg:y2="28.4cm">
                <text:p/>
              </draw:line>
              <draw:line draw:style-name="gr5" draw:text-style-name="P4" draw:layer="layout" svg:x1="1.7cm" svg:y1="21.8cm" svg:x2="1.7cm" svg:y2="28.4cm">
                <text:p/>
              </draw:line>
              <draw:line draw:style-name="gr5" draw:text-style-name="P4" draw:layer="layout" svg:x1="2.1cm" svg:y1="21.8cm" svg:x2="2.1cm" svg:y2="28.4cm">
                <text:p/>
              </draw:line>
              <draw:line draw:style-name="gr5" draw:text-style-name="P4" draw:layer="layout" svg:x1="2.5cm" svg:y1="21.8cm" svg:x2="2.5cm" svg:y2="28.4cm">
                <text:p/>
              </draw:line>
            </draw:g>
            <draw:g>
              <draw:line draw:style-name="gr5" draw:text-style-name="P4" draw:layer="layout" svg:x1="0.9cm" svg:y1="23.8cm" svg:x2="7.3cm" svg:y2="23.8cm">
                <text:p/>
              </draw:line>
              <draw:line draw:style-name="gr5" draw:text-style-name="P4" draw:layer="layout" svg:x1="0.9cm" svg:y1="24.2cm" svg:x2="7.3cm" svg:y2="24.2cm">
                <text:p/>
              </draw:line>
              <draw:line draw:style-name="gr5" draw:text-style-name="P4" draw:layer="layout" svg:x1="0.9cm" svg:y1="24.6cm" svg:x2="7.3cm" svg:y2="24.6cm">
                <text:p/>
              </draw:line>
              <draw:line draw:style-name="gr5" draw:text-style-name="P4" draw:layer="layout" svg:x1="0.9cm" svg:y1="25cm" svg:x2="7.3cm" svg:y2="25cm">
                <text:p/>
              </draw:line>
            </draw:g>
            <draw:g>
              <draw:line draw:style-name="gr5" draw:text-style-name="P4" draw:layer="layout" svg:x1="0.9cm" svg:y1="25.4cm" svg:x2="7.3cm" svg:y2="25.4cm">
                <text:p/>
              </draw:line>
              <draw:line draw:style-name="gr5" draw:text-style-name="P4" draw:layer="layout" svg:x1="0.9cm" svg:y1="25.8cm" svg:x2="7.3cm" svg:y2="25.8cm">
                <text:p/>
              </draw:line>
              <draw:line draw:style-name="gr5" draw:text-style-name="P4" draw:layer="layout" svg:x1="0.9cm" svg:y1="26.2cm" svg:x2="7.3cm" svg:y2="26.2cm">
                <text:p/>
              </draw:line>
              <draw:line draw:style-name="gr5" draw:text-style-name="P4" draw:layer="layout" svg:x1="0.9cm" svg:y1="26.6cm" svg:x2="7.3cm" svg:y2="26.6cm">
                <text:p/>
              </draw:line>
            </draw:g>
            <draw:g>
              <draw:line draw:style-name="gr5" draw:text-style-name="P4" draw:layer="layout" svg:x1="0.9cm" svg:y1="27cm" svg:x2="7.3cm" svg:y2="27cm">
                <text:p/>
              </draw:line>
              <draw:line draw:style-name="gr5" draw:text-style-name="P4" draw:layer="layout" svg:x1="0.9cm" svg:y1="27.4cm" svg:x2="7.3cm" svg:y2="27.4cm">
                <text:p/>
              </draw:line>
              <draw:line draw:style-name="gr5" draw:text-style-name="P4" draw:layer="layout" svg:x1="0.9cm" svg:y1="27.8cm" svg:x2="7.3cm" svg:y2="27.8cm">
                <text:p/>
              </draw:line>
              <draw:line draw:style-name="gr5" draw:text-style-name="P4" draw:layer="layout" svg:x1="0.9cm" svg:y1="28.2cm" svg:x2="7.3cm" svg:y2="28.2cm">
                <text:p/>
              </draw:line>
            </draw:g>
            <draw:g>
              <draw:line draw:style-name="gr5" draw:text-style-name="P4" draw:layer="layout" svg:x1="2.9cm" svg:y1="21.8cm" svg:x2="2.9cm" svg:y2="28.4cm">
                <text:p/>
              </draw:line>
              <draw:line draw:style-name="gr5" draw:text-style-name="P4" draw:layer="layout" svg:x1="3.3cm" svg:y1="21.8cm" svg:x2="3.3cm" svg:y2="28.4cm">
                <text:p/>
              </draw:line>
              <draw:line draw:style-name="gr5" draw:text-style-name="P4" draw:layer="layout" svg:x1="3.7cm" svg:y1="21.8cm" svg:x2="3.7cm" svg:y2="28.4cm">
                <text:p/>
              </draw:line>
              <draw:line draw:style-name="gr5" draw:text-style-name="P4" draw:layer="layout" svg:x1="4.1cm" svg:y1="21.8cm" svg:x2="4.1cm" svg:y2="28.4cm">
                <text:p/>
              </draw:line>
            </draw:g>
            <draw:g>
              <draw:line draw:style-name="gr5" draw:text-style-name="P4" draw:layer="layout" svg:x1="4.5cm" svg:y1="21.8cm" svg:x2="4.5cm" svg:y2="28.4cm">
                <text:p/>
              </draw:line>
              <draw:line draw:style-name="gr5" draw:text-style-name="P4" draw:layer="layout" svg:x1="4.9cm" svg:y1="21.8cm" svg:x2="4.9cm" svg:y2="28.4cm">
                <text:p/>
              </draw:line>
              <draw:line draw:style-name="gr5" draw:text-style-name="P4" draw:layer="layout" svg:x1="5.3cm" svg:y1="21.8cm" svg:x2="5.3cm" svg:y2="28.4cm">
                <text:p/>
              </draw:line>
              <draw:line draw:style-name="gr5" draw:text-style-name="P4" draw:layer="layout" svg:x1="5.7cm" svg:y1="21.8cm" svg:x2="5.7cm" svg:y2="28.4cm">
                <text:p/>
              </draw:line>
            </draw:g>
            <draw:g>
              <draw:line draw:style-name="gr5" draw:text-style-name="P4" draw:layer="layout" svg:x1="6.1cm" svg:y1="21.8cm" svg:x2="6.1cm" svg:y2="28.4cm">
                <text:p/>
              </draw:line>
              <draw:line draw:style-name="gr5" draw:text-style-name="P4" draw:layer="layout" svg:x1="6.5cm" svg:y1="21.8cm" svg:x2="6.5cm" svg:y2="28.4cm">
                <text:p/>
              </draw:line>
              <draw:line draw:style-name="gr5" draw:text-style-name="P4" draw:layer="layout" svg:x1="6.9cm" svg:y1="21.8cm" svg:x2="6.9cm" svg:y2="28.4cm">
                <text:p/>
              </draw:line>
              <draw:line draw:style-name="gr5" draw:text-style-name="P4" draw:layer="layout" svg:x1="7.3cm" svg:y1="21.8cm" svg:x2="7.3cm" svg:y2="28.4cm">
                <text:p/>
              </draw:line>
            </draw:g>
            <draw:custom-shape draw:style-name="gr6" draw:text-style-name="P5" draw:layer="layout" svg:width="6.4cm" svg:height="6.6cm" svg:x="0.9cm" svg:y="21.8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1.2cm" svg:height="0.751cm" svg:x="0.9cm" svg:y="21.8cm">
              <draw:text-box>
                <text:p text:style-name="P6"><text:span text:style-name="T3">10</text:span></text:p>
              </draw:text-box>
            </draw:frame>
          </draw:g>
          <draw:g>
            <draw:g>
              <draw:line draw:style-name="gr5" draw:text-style-name="P4" draw:layer="layout" svg:x1="7.3cm" svg:y1="2.4cm" svg:x2="13.7cm" svg:y2="2.4cm">
                <text:p/>
              </draw:line>
              <draw:line draw:style-name="gr5" draw:text-style-name="P4" draw:layer="layout" svg:x1="7.3cm" svg:y1="2.8cm" svg:x2="13.7cm" svg:y2="2.8cm">
                <text:p/>
              </draw:line>
              <draw:line draw:style-name="gr5" draw:text-style-name="P4" draw:layer="layout" svg:x1="7.3cm" svg:y1="3.2cm" svg:x2="13.7cm" svg:y2="3.2cm">
                <text:p/>
              </draw:line>
              <draw:line draw:style-name="gr5" draw:text-style-name="P4" draw:layer="layout" svg:x1="7.3cm" svg:y1="3.6cm" svg:x2="13.7cm" svg:y2="3.6cm">
                <text:p/>
              </draw:line>
            </draw:g>
            <draw:g>
              <draw:line draw:style-name="gr5" draw:text-style-name="P4" draw:layer="layout" svg:x1="7.7cm" svg:y1="2cm" svg:x2="7.7cm" svg:y2="8.6cm">
                <text:p/>
              </draw:line>
              <draw:line draw:style-name="gr5" draw:text-style-name="P4" draw:layer="layout" svg:x1="8.1cm" svg:y1="2cm" svg:x2="8.1cm" svg:y2="8.6cm">
                <text:p/>
              </draw:line>
              <draw:line draw:style-name="gr5" draw:text-style-name="P4" draw:layer="layout" svg:x1="8.5cm" svg:y1="2cm" svg:x2="8.5cm" svg:y2="8.6cm">
                <text:p/>
              </draw:line>
              <draw:line draw:style-name="gr5" draw:text-style-name="P4" draw:layer="layout" svg:x1="8.9cm" svg:y1="2cm" svg:x2="8.9cm" svg:y2="8.6cm">
                <text:p/>
              </draw:line>
            </draw:g>
            <draw:g>
              <draw:line draw:style-name="gr5" draw:text-style-name="P4" draw:layer="layout" svg:x1="7.3cm" svg:y1="4cm" svg:x2="13.7cm" svg:y2="4cm">
                <text:p/>
              </draw:line>
              <draw:line draw:style-name="gr5" draw:text-style-name="P4" draw:layer="layout" svg:x1="7.3cm" svg:y1="4.4cm" svg:x2="13.7cm" svg:y2="4.4cm">
                <text:p/>
              </draw:line>
              <draw:line draw:style-name="gr5" draw:text-style-name="P4" draw:layer="layout" svg:x1="7.3cm" svg:y1="4.8cm" svg:x2="13.7cm" svg:y2="4.8cm">
                <text:p/>
              </draw:line>
              <draw:line draw:style-name="gr5" draw:text-style-name="P4" draw:layer="layout" svg:x1="7.3cm" svg:y1="5.2cm" svg:x2="13.7cm" svg:y2="5.2cm">
                <text:p/>
              </draw:line>
            </draw:g>
            <draw:g>
              <draw:line draw:style-name="gr5" draw:text-style-name="P4" draw:layer="layout" svg:x1="7.3cm" svg:y1="5.6cm" svg:x2="13.7cm" svg:y2="5.6cm">
                <text:p/>
              </draw:line>
              <draw:line draw:style-name="gr5" draw:text-style-name="P4" draw:layer="layout" svg:x1="7.3cm" svg:y1="6cm" svg:x2="13.7cm" svg:y2="6cm">
                <text:p/>
              </draw:line>
              <draw:line draw:style-name="gr5" draw:text-style-name="P4" draw:layer="layout" svg:x1="7.3cm" svg:y1="6.4cm" svg:x2="13.7cm" svg:y2="6.4cm">
                <text:p/>
              </draw:line>
              <draw:line draw:style-name="gr5" draw:text-style-name="P4" draw:layer="layout" svg:x1="7.3cm" svg:y1="6.8cm" svg:x2="13.7cm" svg:y2="6.8cm">
                <text:p/>
              </draw:line>
            </draw:g>
            <draw:g>
              <draw:line draw:style-name="gr5" draw:text-style-name="P4" draw:layer="layout" svg:x1="7.3cm" svg:y1="7.2cm" svg:x2="13.7cm" svg:y2="7.2cm">
                <text:p/>
              </draw:line>
              <draw:line draw:style-name="gr5" draw:text-style-name="P4" draw:layer="layout" svg:x1="7.3cm" svg:y1="7.6cm" svg:x2="13.7cm" svg:y2="7.6cm">
                <text:p/>
              </draw:line>
              <draw:line draw:style-name="gr5" draw:text-style-name="P4" draw:layer="layout" svg:x1="7.3cm" svg:y1="8cm" svg:x2="13.7cm" svg:y2="8cm">
                <text:p/>
              </draw:line>
              <draw:line draw:style-name="gr5" draw:text-style-name="P4" draw:layer="layout" svg:x1="7.3cm" svg:y1="8.4cm" svg:x2="13.7cm" svg:y2="8.4cm">
                <text:p/>
              </draw:line>
            </draw:g>
            <draw:g>
              <draw:line draw:style-name="gr5" draw:text-style-name="P4" draw:layer="layout" svg:x1="9.3cm" svg:y1="2cm" svg:x2="9.3cm" svg:y2="8.6cm">
                <text:p/>
              </draw:line>
              <draw:line draw:style-name="gr5" draw:text-style-name="P4" draw:layer="layout" svg:x1="9.7cm" svg:y1="2cm" svg:x2="9.7cm" svg:y2="8.6cm">
                <text:p/>
              </draw:line>
              <draw:line draw:style-name="gr5" draw:text-style-name="P4" draw:layer="layout" svg:x1="10.1cm" svg:y1="2cm" svg:x2="10.1cm" svg:y2="8.6cm">
                <text:p/>
              </draw:line>
              <draw:line draw:style-name="gr5" draw:text-style-name="P4" draw:layer="layout" svg:x1="10.5cm" svg:y1="2cm" svg:x2="10.5cm" svg:y2="8.6cm">
                <text:p/>
              </draw:line>
            </draw:g>
            <draw:g>
              <draw:line draw:style-name="gr5" draw:text-style-name="P4" draw:layer="layout" svg:x1="10.9cm" svg:y1="2cm" svg:x2="10.9cm" svg:y2="8.6cm">
                <text:p/>
              </draw:line>
              <draw:line draw:style-name="gr5" draw:text-style-name="P4" draw:layer="layout" svg:x1="11.3cm" svg:y1="2cm" svg:x2="11.3cm" svg:y2="8.6cm">
                <text:p/>
              </draw:line>
              <draw:line draw:style-name="gr5" draw:text-style-name="P4" draw:layer="layout" svg:x1="11.7cm" svg:y1="2cm" svg:x2="11.7cm" svg:y2="8.6cm">
                <text:p/>
              </draw:line>
              <draw:line draw:style-name="gr5" draw:text-style-name="P4" draw:layer="layout" svg:x1="12.1cm" svg:y1="2cm" svg:x2="12.1cm" svg:y2="8.6cm">
                <text:p/>
              </draw:line>
            </draw:g>
            <draw:g>
              <draw:line draw:style-name="gr5" draw:text-style-name="P4" draw:layer="layout" svg:x1="12.5cm" svg:y1="2cm" svg:x2="12.5cm" svg:y2="8.6cm">
                <text:p/>
              </draw:line>
              <draw:line draw:style-name="gr5" draw:text-style-name="P4" draw:layer="layout" svg:x1="12.9cm" svg:y1="2cm" svg:x2="12.9cm" svg:y2="8.6cm">
                <text:p/>
              </draw:line>
              <draw:line draw:style-name="gr5" draw:text-style-name="P4" draw:layer="layout" svg:x1="13.3cm" svg:y1="2cm" svg:x2="13.3cm" svg:y2="8.6cm">
                <text:p/>
              </draw:line>
              <draw:line draw:style-name="gr5" draw:text-style-name="P4" draw:layer="layout" svg:x1="13.7cm" svg:y1="2cm" svg:x2="13.7cm" svg:y2="8.6cm">
                <text:p/>
              </draw:line>
            </draw:g>
            <draw:custom-shape draw:style-name="gr6" draw:text-style-name="P5" draw:layer="layout" svg:width="6.4cm" svg:height="6.6cm" svg:x="7.3cm" svg:y="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7.3cm" svg:y="2cm">
              <draw:text-box>
                <text:p text:style-name="P6"><text:span text:style-name="T3">2</text:span></text:p>
              </draw:text-box>
            </draw:frame>
          </draw:g>
          <draw:g>
            <draw:g>
              <draw:line draw:style-name="gr5" draw:text-style-name="P4" draw:layer="layout" svg:x1="7.3cm" svg:y1="9cm" svg:x2="13.7cm" svg:y2="9cm">
                <text:p/>
              </draw:line>
              <draw:line draw:style-name="gr5" draw:text-style-name="P4" draw:layer="layout" svg:x1="7.3cm" svg:y1="9.4cm" svg:x2="13.7cm" svg:y2="9.4cm">
                <text:p/>
              </draw:line>
              <draw:line draw:style-name="gr5" draw:text-style-name="P4" draw:layer="layout" svg:x1="7.3cm" svg:y1="9.8cm" svg:x2="13.7cm" svg:y2="9.8cm">
                <text:p/>
              </draw:line>
              <draw:line draw:style-name="gr5" draw:text-style-name="P4" draw:layer="layout" svg:x1="7.3cm" svg:y1="10.2cm" svg:x2="13.7cm" svg:y2="10.2cm">
                <text:p/>
              </draw:line>
            </draw:g>
            <draw:g>
              <draw:line draw:style-name="gr5" draw:text-style-name="P4" draw:layer="layout" svg:x1="7.7cm" svg:y1="8.6cm" svg:x2="7.7cm" svg:y2="15.2cm">
                <text:p/>
              </draw:line>
              <draw:line draw:style-name="gr5" draw:text-style-name="P4" draw:layer="layout" svg:x1="8.1cm" svg:y1="8.6cm" svg:x2="8.1cm" svg:y2="15.2cm">
                <text:p/>
              </draw:line>
              <draw:line draw:style-name="gr5" draw:text-style-name="P4" draw:layer="layout" svg:x1="8.5cm" svg:y1="8.6cm" svg:x2="8.5cm" svg:y2="15.2cm">
                <text:p/>
              </draw:line>
              <draw:line draw:style-name="gr5" draw:text-style-name="P4" draw:layer="layout" svg:x1="8.9cm" svg:y1="8.6cm" svg:x2="8.9cm" svg:y2="15.2cm">
                <text:p/>
              </draw:line>
            </draw:g>
            <draw:g>
              <draw:line draw:style-name="gr5" draw:text-style-name="P4" draw:layer="layout" svg:x1="7.3cm" svg:y1="10.6cm" svg:x2="13.7cm" svg:y2="10.6cm">
                <text:p/>
              </draw:line>
              <draw:line draw:style-name="gr5" draw:text-style-name="P4" draw:layer="layout" svg:x1="7.3cm" svg:y1="11cm" svg:x2="13.7cm" svg:y2="11cm">
                <text:p/>
              </draw:line>
              <draw:line draw:style-name="gr5" draw:text-style-name="P4" draw:layer="layout" svg:x1="7.3cm" svg:y1="11.4cm" svg:x2="13.7cm" svg:y2="11.4cm">
                <text:p/>
              </draw:line>
              <draw:line draw:style-name="gr5" draw:text-style-name="P4" draw:layer="layout" svg:x1="7.3cm" svg:y1="11.8cm" svg:x2="13.7cm" svg:y2="11.8cm">
                <text:p/>
              </draw:line>
            </draw:g>
            <draw:g>
              <draw:line draw:style-name="gr5" draw:text-style-name="P4" draw:layer="layout" svg:x1="7.3cm" svg:y1="12.2cm" svg:x2="13.7cm" svg:y2="12.2cm">
                <text:p/>
              </draw:line>
              <draw:line draw:style-name="gr5" draw:text-style-name="P4" draw:layer="layout" svg:x1="7.3cm" svg:y1="12.6cm" svg:x2="13.7cm" svg:y2="12.6cm">
                <text:p/>
              </draw:line>
              <draw:line draw:style-name="gr5" draw:text-style-name="P4" draw:layer="layout" svg:x1="7.3cm" svg:y1="13cm" svg:x2="13.7cm" svg:y2="13cm">
                <text:p/>
              </draw:line>
              <draw:line draw:style-name="gr5" draw:text-style-name="P4" draw:layer="layout" svg:x1="7.3cm" svg:y1="13.4cm" svg:x2="13.7cm" svg:y2="13.4cm">
                <text:p/>
              </draw:line>
            </draw:g>
            <draw:g>
              <draw:line draw:style-name="gr5" draw:text-style-name="P4" draw:layer="layout" svg:x1="7.3cm" svg:y1="13.8cm" svg:x2="13.7cm" svg:y2="13.8cm">
                <text:p/>
              </draw:line>
              <draw:line draw:style-name="gr5" draw:text-style-name="P4" draw:layer="layout" svg:x1="7.3cm" svg:y1="14.2cm" svg:x2="13.7cm" svg:y2="14.2cm">
                <text:p/>
              </draw:line>
              <draw:line draw:style-name="gr5" draw:text-style-name="P4" draw:layer="layout" svg:x1="7.3cm" svg:y1="14.6cm" svg:x2="13.7cm" svg:y2="14.6cm">
                <text:p/>
              </draw:line>
              <draw:line draw:style-name="gr5" draw:text-style-name="P4" draw:layer="layout" svg:x1="7.3cm" svg:y1="15cm" svg:x2="13.7cm" svg:y2="15cm">
                <text:p/>
              </draw:line>
            </draw:g>
            <draw:g>
              <draw:line draw:style-name="gr5" draw:text-style-name="P4" draw:layer="layout" svg:x1="9.3cm" svg:y1="8.6cm" svg:x2="9.3cm" svg:y2="15.2cm">
                <text:p/>
              </draw:line>
              <draw:line draw:style-name="gr5" draw:text-style-name="P4" draw:layer="layout" svg:x1="9.7cm" svg:y1="8.6cm" svg:x2="9.7cm" svg:y2="15.2cm">
                <text:p/>
              </draw:line>
              <draw:line draw:style-name="gr5" draw:text-style-name="P4" draw:layer="layout" svg:x1="10.1cm" svg:y1="8.6cm" svg:x2="10.1cm" svg:y2="15.2cm">
                <text:p/>
              </draw:line>
              <draw:line draw:style-name="gr5" draw:text-style-name="P4" draw:layer="layout" svg:x1="10.5cm" svg:y1="8.6cm" svg:x2="10.5cm" svg:y2="15.2cm">
                <text:p/>
              </draw:line>
            </draw:g>
            <draw:g>
              <draw:line draw:style-name="gr5" draw:text-style-name="P4" draw:layer="layout" svg:x1="10.9cm" svg:y1="8.6cm" svg:x2="10.9cm" svg:y2="15.2cm">
                <text:p/>
              </draw:line>
              <draw:line draw:style-name="gr5" draw:text-style-name="P4" draw:layer="layout" svg:x1="11.3cm" svg:y1="8.6cm" svg:x2="11.3cm" svg:y2="15.2cm">
                <text:p/>
              </draw:line>
              <draw:line draw:style-name="gr5" draw:text-style-name="P4" draw:layer="layout" svg:x1="11.7cm" svg:y1="8.6cm" svg:x2="11.7cm" svg:y2="15.2cm">
                <text:p/>
              </draw:line>
              <draw:line draw:style-name="gr5" draw:text-style-name="P4" draw:layer="layout" svg:x1="12.1cm" svg:y1="8.6cm" svg:x2="12.1cm" svg:y2="15.2cm">
                <text:p/>
              </draw:line>
            </draw:g>
            <draw:g>
              <draw:line draw:style-name="gr5" draw:text-style-name="P4" draw:layer="layout" svg:x1="12.5cm" svg:y1="8.6cm" svg:x2="12.5cm" svg:y2="15.2cm">
                <text:p/>
              </draw:line>
              <draw:line draw:style-name="gr5" draw:text-style-name="P4" draw:layer="layout" svg:x1="12.9cm" svg:y1="8.6cm" svg:x2="12.9cm" svg:y2="15.2cm">
                <text:p/>
              </draw:line>
              <draw:line draw:style-name="gr5" draw:text-style-name="P4" draw:layer="layout" svg:x1="13.3cm" svg:y1="8.6cm" svg:x2="13.3cm" svg:y2="15.2cm">
                <text:p/>
              </draw:line>
              <draw:line draw:style-name="gr5" draw:text-style-name="P4" draw:layer="layout" svg:x1="13.7cm" svg:y1="8.6cm" svg:x2="13.7cm" svg:y2="15.2cm">
                <text:p/>
              </draw:line>
            </draw:g>
            <draw:custom-shape draw:style-name="gr6" draw:text-style-name="P5" draw:layer="layout" svg:width="6.4cm" svg:height="6.6cm" svg:x="7.3cm" svg:y="8.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7.3cm" svg:y="8.6cm">
              <draw:text-box>
                <text:p text:style-name="P6"><text:span text:style-name="T3">5</text:span></text:p>
              </draw:text-box>
            </draw:frame>
          </draw:g>
          <draw:g>
            <draw:g>
              <draw:line draw:style-name="gr5" draw:text-style-name="P4" draw:layer="layout" svg:x1="7.3cm" svg:y1="15.6cm" svg:x2="13.7cm" svg:y2="15.6cm">
                <text:p/>
              </draw:line>
              <draw:line draw:style-name="gr5" draw:text-style-name="P4" draw:layer="layout" svg:x1="7.3cm" svg:y1="16cm" svg:x2="13.7cm" svg:y2="16cm">
                <text:p/>
              </draw:line>
              <draw:line draw:style-name="gr5" draw:text-style-name="P4" draw:layer="layout" svg:x1="7.3cm" svg:y1="16.4cm" svg:x2="13.7cm" svg:y2="16.4cm">
                <text:p/>
              </draw:line>
              <draw:line draw:style-name="gr5" draw:text-style-name="P4" draw:layer="layout" svg:x1="7.3cm" svg:y1="16.8cm" svg:x2="13.7cm" svg:y2="16.8cm">
                <text:p/>
              </draw:line>
            </draw:g>
            <draw:g>
              <draw:line draw:style-name="gr5" draw:text-style-name="P4" draw:layer="layout" svg:x1="7.7cm" svg:y1="15.2cm" svg:x2="7.7cm" svg:y2="21.8cm">
                <text:p/>
              </draw:line>
              <draw:line draw:style-name="gr5" draw:text-style-name="P4" draw:layer="layout" svg:x1="8.1cm" svg:y1="15.2cm" svg:x2="8.1cm" svg:y2="21.8cm">
                <text:p/>
              </draw:line>
              <draw:line draw:style-name="gr5" draw:text-style-name="P4" draw:layer="layout" svg:x1="8.5cm" svg:y1="15.2cm" svg:x2="8.5cm" svg:y2="21.8cm">
                <text:p/>
              </draw:line>
              <draw:line draw:style-name="gr5" draw:text-style-name="P4" draw:layer="layout" svg:x1="8.9cm" svg:y1="15.2cm" svg:x2="8.9cm" svg:y2="21.8cm">
                <text:p/>
              </draw:line>
            </draw:g>
            <draw:g>
              <draw:line draw:style-name="gr5" draw:text-style-name="P4" draw:layer="layout" svg:x1="7.3cm" svg:y1="17.2cm" svg:x2="13.7cm" svg:y2="17.2cm">
                <text:p/>
              </draw:line>
              <draw:line draw:style-name="gr5" draw:text-style-name="P4" draw:layer="layout" svg:x1="7.3cm" svg:y1="17.6cm" svg:x2="13.7cm" svg:y2="17.6cm">
                <text:p/>
              </draw:line>
              <draw:line draw:style-name="gr5" draw:text-style-name="P4" draw:layer="layout" svg:x1="7.3cm" svg:y1="18cm" svg:x2="13.7cm" svg:y2="18cm">
                <text:p/>
              </draw:line>
              <draw:line draw:style-name="gr5" draw:text-style-name="P4" draw:layer="layout" svg:x1="7.3cm" svg:y1="18.4cm" svg:x2="13.7cm" svg:y2="18.4cm">
                <text:p/>
              </draw:line>
            </draw:g>
            <draw:g>
              <draw:line draw:style-name="gr5" draw:text-style-name="P4" draw:layer="layout" svg:x1="7.3cm" svg:y1="18.8cm" svg:x2="13.7cm" svg:y2="18.8cm">
                <text:p/>
              </draw:line>
              <draw:line draw:style-name="gr5" draw:text-style-name="P4" draw:layer="layout" svg:x1="7.3cm" svg:y1="19.2cm" svg:x2="13.7cm" svg:y2="19.2cm">
                <text:p/>
              </draw:line>
              <draw:line draw:style-name="gr5" draw:text-style-name="P4" draw:layer="layout" svg:x1="7.3cm" svg:y1="19.6cm" svg:x2="13.7cm" svg:y2="19.6cm">
                <text:p/>
              </draw:line>
              <draw:line draw:style-name="gr5" draw:text-style-name="P4" draw:layer="layout" svg:x1="7.3cm" svg:y1="20cm" svg:x2="13.7cm" svg:y2="20cm">
                <text:p/>
              </draw:line>
            </draw:g>
            <draw:g>
              <draw:line draw:style-name="gr5" draw:text-style-name="P4" draw:layer="layout" svg:x1="7.3cm" svg:y1="20.4cm" svg:x2="13.7cm" svg:y2="20.4cm">
                <text:p/>
              </draw:line>
              <draw:line draw:style-name="gr5" draw:text-style-name="P4" draw:layer="layout" svg:x1="7.3cm" svg:y1="20.8cm" svg:x2="13.7cm" svg:y2="20.8cm">
                <text:p/>
              </draw:line>
              <draw:line draw:style-name="gr5" draw:text-style-name="P4" draw:layer="layout" svg:x1="7.3cm" svg:y1="21.2cm" svg:x2="13.7cm" svg:y2="21.2cm">
                <text:p/>
              </draw:line>
              <draw:line draw:style-name="gr5" draw:text-style-name="P4" draw:layer="layout" svg:x1="7.3cm" svg:y1="21.6cm" svg:x2="13.7cm" svg:y2="21.6cm">
                <text:p/>
              </draw:line>
            </draw:g>
            <draw:g>
              <draw:line draw:style-name="gr5" draw:text-style-name="P4" draw:layer="layout" svg:x1="9.3cm" svg:y1="15.2cm" svg:x2="9.3cm" svg:y2="21.8cm">
                <text:p/>
              </draw:line>
              <draw:line draw:style-name="gr5" draw:text-style-name="P4" draw:layer="layout" svg:x1="9.7cm" svg:y1="15.2cm" svg:x2="9.7cm" svg:y2="21.8cm">
                <text:p/>
              </draw:line>
              <draw:line draw:style-name="gr5" draw:text-style-name="P4" draw:layer="layout" svg:x1="10.1cm" svg:y1="15.2cm" svg:x2="10.1cm" svg:y2="21.8cm">
                <text:p/>
              </draw:line>
              <draw:line draw:style-name="gr5" draw:text-style-name="P4" draw:layer="layout" svg:x1="10.5cm" svg:y1="15.2cm" svg:x2="10.5cm" svg:y2="21.8cm">
                <text:p/>
              </draw:line>
            </draw:g>
            <draw:g>
              <draw:line draw:style-name="gr5" draw:text-style-name="P4" draw:layer="layout" svg:x1="10.9cm" svg:y1="15.2cm" svg:x2="10.9cm" svg:y2="21.8cm">
                <text:p/>
              </draw:line>
              <draw:line draw:style-name="gr5" draw:text-style-name="P4" draw:layer="layout" svg:x1="11.3cm" svg:y1="15.2cm" svg:x2="11.3cm" svg:y2="21.8cm">
                <text:p/>
              </draw:line>
              <draw:line draw:style-name="gr5" draw:text-style-name="P4" draw:layer="layout" svg:x1="11.7cm" svg:y1="15.2cm" svg:x2="11.7cm" svg:y2="21.8cm">
                <text:p/>
              </draw:line>
              <draw:line draw:style-name="gr5" draw:text-style-name="P4" draw:layer="layout" svg:x1="12.1cm" svg:y1="15.2cm" svg:x2="12.1cm" svg:y2="21.8cm">
                <text:p/>
              </draw:line>
            </draw:g>
            <draw:g>
              <draw:line draw:style-name="gr5" draw:text-style-name="P4" draw:layer="layout" svg:x1="12.5cm" svg:y1="15.2cm" svg:x2="12.5cm" svg:y2="21.8cm">
                <text:p/>
              </draw:line>
              <draw:line draw:style-name="gr5" draw:text-style-name="P4" draw:layer="layout" svg:x1="12.9cm" svg:y1="15.2cm" svg:x2="12.9cm" svg:y2="21.8cm">
                <text:p/>
              </draw:line>
              <draw:line draw:style-name="gr5" draw:text-style-name="P4" draw:layer="layout" svg:x1="13.3cm" svg:y1="15.2cm" svg:x2="13.3cm" svg:y2="21.8cm">
                <text:p/>
              </draw:line>
              <draw:line draw:style-name="gr5" draw:text-style-name="P4" draw:layer="layout" svg:x1="13.7cm" svg:y1="15.2cm" svg:x2="13.7cm" svg:y2="21.8cm">
                <text:p/>
              </draw:line>
            </draw:g>
            <draw:custom-shape draw:style-name="gr6" draw:text-style-name="P5" draw:layer="layout" svg:width="6.4cm" svg:height="6.6cm" svg:x="7.3cm" svg:y="15.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7.3cm" svg:y="15.2cm">
              <draw:text-box>
                <text:p text:style-name="P6"><text:span text:style-name="T3">8</text:span></text:p>
              </draw:text-box>
            </draw:frame>
          </draw:g>
          <draw:g>
            <draw:g>
              <draw:line draw:style-name="gr5" draw:text-style-name="P4" draw:layer="layout" svg:x1="13.7cm" svg:y1="2.4cm" svg:x2="20.1cm" svg:y2="2.4cm">
                <text:p/>
              </draw:line>
              <draw:line draw:style-name="gr5" draw:text-style-name="P4" draw:layer="layout" svg:x1="13.7cm" svg:y1="2.8cm" svg:x2="20.1cm" svg:y2="2.8cm">
                <text:p/>
              </draw:line>
              <draw:line draw:style-name="gr5" draw:text-style-name="P4" draw:layer="layout" svg:x1="13.7cm" svg:y1="3.2cm" svg:x2="20.1cm" svg:y2="3.2cm">
                <text:p/>
              </draw:line>
              <draw:line draw:style-name="gr5" draw:text-style-name="P4" draw:layer="layout" svg:x1="13.7cm" svg:y1="3.6cm" svg:x2="20.1cm" svg:y2="3.6cm">
                <text:p/>
              </draw:line>
            </draw:g>
            <draw:g>
              <draw:line draw:style-name="gr5" draw:text-style-name="P4" draw:layer="layout" svg:x1="14.1cm" svg:y1="2cm" svg:x2="14.1cm" svg:y2="8.6cm">
                <text:p/>
              </draw:line>
              <draw:line draw:style-name="gr5" draw:text-style-name="P4" draw:layer="layout" svg:x1="14.5cm" svg:y1="2cm" svg:x2="14.5cm" svg:y2="8.6cm">
                <text:p/>
              </draw:line>
              <draw:line draw:style-name="gr5" draw:text-style-name="P4" draw:layer="layout" svg:x1="14.9cm" svg:y1="2cm" svg:x2="14.9cm" svg:y2="8.6cm">
                <text:p/>
              </draw:line>
              <draw:line draw:style-name="gr5" draw:text-style-name="P4" draw:layer="layout" svg:x1="15.3cm" svg:y1="2cm" svg:x2="15.3cm" svg:y2="8.6cm">
                <text:p/>
              </draw:line>
            </draw:g>
            <draw:g>
              <draw:line draw:style-name="gr5" draw:text-style-name="P4" draw:layer="layout" svg:x1="13.7cm" svg:y1="4cm" svg:x2="20.1cm" svg:y2="4cm">
                <text:p/>
              </draw:line>
              <draw:line draw:style-name="gr5" draw:text-style-name="P4" draw:layer="layout" svg:x1="13.7cm" svg:y1="4.4cm" svg:x2="20.1cm" svg:y2="4.4cm">
                <text:p/>
              </draw:line>
              <draw:line draw:style-name="gr5" draw:text-style-name="P4" draw:layer="layout" svg:x1="13.7cm" svg:y1="4.8cm" svg:x2="20.1cm" svg:y2="4.8cm">
                <text:p/>
              </draw:line>
              <draw:line draw:style-name="gr5" draw:text-style-name="P4" draw:layer="layout" svg:x1="13.7cm" svg:y1="5.2cm" svg:x2="20.1cm" svg:y2="5.2cm">
                <text:p/>
              </draw:line>
            </draw:g>
            <draw:g>
              <draw:line draw:style-name="gr5" draw:text-style-name="P4" draw:layer="layout" svg:x1="13.7cm" svg:y1="5.6cm" svg:x2="20.1cm" svg:y2="5.6cm">
                <text:p/>
              </draw:line>
              <draw:line draw:style-name="gr5" draw:text-style-name="P4" draw:layer="layout" svg:x1="13.7cm" svg:y1="6cm" svg:x2="20.1cm" svg:y2="6cm">
                <text:p/>
              </draw:line>
              <draw:line draw:style-name="gr5" draw:text-style-name="P4" draw:layer="layout" svg:x1="13.7cm" svg:y1="6.4cm" svg:x2="20.1cm" svg:y2="6.4cm">
                <text:p/>
              </draw:line>
              <draw:line draw:style-name="gr5" draw:text-style-name="P4" draw:layer="layout" svg:x1="13.7cm" svg:y1="6.8cm" svg:x2="20.1cm" svg:y2="6.8cm">
                <text:p/>
              </draw:line>
            </draw:g>
            <draw:g>
              <draw:line draw:style-name="gr5" draw:text-style-name="P4" draw:layer="layout" svg:x1="13.7cm" svg:y1="7.2cm" svg:x2="20.1cm" svg:y2="7.2cm">
                <text:p/>
              </draw:line>
              <draw:line draw:style-name="gr5" draw:text-style-name="P4" draw:layer="layout" svg:x1="13.7cm" svg:y1="7.6cm" svg:x2="20.1cm" svg:y2="7.6cm">
                <text:p/>
              </draw:line>
              <draw:line draw:style-name="gr5" draw:text-style-name="P4" draw:layer="layout" svg:x1="13.7cm" svg:y1="8cm" svg:x2="20.1cm" svg:y2="8cm">
                <text:p/>
              </draw:line>
              <draw:line draw:style-name="gr5" draw:text-style-name="P4" draw:layer="layout" svg:x1="13.7cm" svg:y1="8.4cm" svg:x2="20.1cm" svg:y2="8.4cm">
                <text:p/>
              </draw:line>
            </draw:g>
            <draw:g>
              <draw:line draw:style-name="gr5" draw:text-style-name="P4" draw:layer="layout" svg:x1="15.7cm" svg:y1="2cm" svg:x2="15.7cm" svg:y2="8.6cm">
                <text:p/>
              </draw:line>
              <draw:line draw:style-name="gr5" draw:text-style-name="P4" draw:layer="layout" svg:x1="16.1cm" svg:y1="2cm" svg:x2="16.1cm" svg:y2="8.6cm">
                <text:p/>
              </draw:line>
              <draw:line draw:style-name="gr5" draw:text-style-name="P4" draw:layer="layout" svg:x1="16.5cm" svg:y1="2cm" svg:x2="16.5cm" svg:y2="8.6cm">
                <text:p/>
              </draw:line>
              <draw:line draw:style-name="gr5" draw:text-style-name="P4" draw:layer="layout" svg:x1="16.9cm" svg:y1="2cm" svg:x2="16.9cm" svg:y2="8.6cm">
                <text:p/>
              </draw:line>
            </draw:g>
            <draw:g>
              <draw:line draw:style-name="gr5" draw:text-style-name="P4" draw:layer="layout" svg:x1="17.3cm" svg:y1="2cm" svg:x2="17.3cm" svg:y2="8.6cm">
                <text:p/>
              </draw:line>
              <draw:line draw:style-name="gr5" draw:text-style-name="P4" draw:layer="layout" svg:x1="17.7cm" svg:y1="2cm" svg:x2="17.7cm" svg:y2="8.6cm">
                <text:p/>
              </draw:line>
              <draw:line draw:style-name="gr5" draw:text-style-name="P4" draw:layer="layout" svg:x1="18.1cm" svg:y1="2cm" svg:x2="18.1cm" svg:y2="8.6cm">
                <text:p/>
              </draw:line>
              <draw:line draw:style-name="gr5" draw:text-style-name="P4" draw:layer="layout" svg:x1="18.5cm" svg:y1="2cm" svg:x2="18.5cm" svg:y2="8.6cm">
                <text:p/>
              </draw:line>
            </draw:g>
            <draw:g>
              <draw:line draw:style-name="gr5" draw:text-style-name="P4" draw:layer="layout" svg:x1="18.9cm" svg:y1="2cm" svg:x2="18.9cm" svg:y2="8.6cm">
                <text:p/>
              </draw:line>
              <draw:line draw:style-name="gr5" draw:text-style-name="P4" draw:layer="layout" svg:x1="19.3cm" svg:y1="2cm" svg:x2="19.3cm" svg:y2="8.6cm">
                <text:p/>
              </draw:line>
              <draw:line draw:style-name="gr5" draw:text-style-name="P4" draw:layer="layout" svg:x1="19.7cm" svg:y1="2cm" svg:x2="19.7cm" svg:y2="8.6cm">
                <text:p/>
              </draw:line>
              <draw:line draw:style-name="gr5" draw:text-style-name="P4" draw:layer="layout" svg:x1="20.1cm" svg:y1="2cm" svg:x2="20.1cm" svg:y2="8.6cm">
                <text:p/>
              </draw:line>
            </draw:g>
            <draw:custom-shape draw:style-name="gr6" draw:text-style-name="P5" draw:layer="layout" svg:width="6.4cm" svg:height="6.6cm" svg:x="13.7cm" svg:y="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13.7cm" svg:y="2cm">
              <draw:text-box>
                <text:p text:style-name="P6"><text:span text:style-name="T3">3</text:span></text:p>
              </draw:text-box>
            </draw:frame>
          </draw:g>
          <draw:g>
            <draw:g>
              <draw:line draw:style-name="gr5" draw:text-style-name="P4" draw:layer="layout" svg:x1="13.7cm" svg:y1="9cm" svg:x2="20.1cm" svg:y2="9cm">
                <text:p/>
              </draw:line>
              <draw:line draw:style-name="gr5" draw:text-style-name="P4" draw:layer="layout" svg:x1="13.7cm" svg:y1="9.4cm" svg:x2="20.1cm" svg:y2="9.4cm">
                <text:p/>
              </draw:line>
              <draw:line draw:style-name="gr5" draw:text-style-name="P4" draw:layer="layout" svg:x1="13.7cm" svg:y1="9.8cm" svg:x2="20.1cm" svg:y2="9.8cm">
                <text:p/>
              </draw:line>
              <draw:line draw:style-name="gr5" draw:text-style-name="P4" draw:layer="layout" svg:x1="13.7cm" svg:y1="10.2cm" svg:x2="20.1cm" svg:y2="10.2cm">
                <text:p/>
              </draw:line>
            </draw:g>
            <draw:g>
              <draw:line draw:style-name="gr5" draw:text-style-name="P4" draw:layer="layout" svg:x1="14.1cm" svg:y1="8.6cm" svg:x2="14.1cm" svg:y2="15.2cm">
                <text:p/>
              </draw:line>
              <draw:line draw:style-name="gr5" draw:text-style-name="P4" draw:layer="layout" svg:x1="14.5cm" svg:y1="8.6cm" svg:x2="14.5cm" svg:y2="15.2cm">
                <text:p/>
              </draw:line>
              <draw:line draw:style-name="gr5" draw:text-style-name="P4" draw:layer="layout" svg:x1="14.9cm" svg:y1="8.6cm" svg:x2="14.9cm" svg:y2="15.2cm">
                <text:p/>
              </draw:line>
              <draw:line draw:style-name="gr5" draw:text-style-name="P4" draw:layer="layout" svg:x1="15.3cm" svg:y1="8.6cm" svg:x2="15.3cm" svg:y2="15.2cm">
                <text:p/>
              </draw:line>
            </draw:g>
            <draw:g>
              <draw:line draw:style-name="gr5" draw:text-style-name="P4" draw:layer="layout" svg:x1="13.7cm" svg:y1="10.6cm" svg:x2="20.1cm" svg:y2="10.6cm">
                <text:p/>
              </draw:line>
              <draw:line draw:style-name="gr5" draw:text-style-name="P4" draw:layer="layout" svg:x1="13.7cm" svg:y1="11cm" svg:x2="20.1cm" svg:y2="11cm">
                <text:p/>
              </draw:line>
              <draw:line draw:style-name="gr5" draw:text-style-name="P4" draw:layer="layout" svg:x1="13.7cm" svg:y1="11.4cm" svg:x2="20.1cm" svg:y2="11.4cm">
                <text:p/>
              </draw:line>
              <draw:line draw:style-name="gr5" draw:text-style-name="P4" draw:layer="layout" svg:x1="13.7cm" svg:y1="11.8cm" svg:x2="20.1cm" svg:y2="11.8cm">
                <text:p/>
              </draw:line>
            </draw:g>
            <draw:g>
              <draw:line draw:style-name="gr5" draw:text-style-name="P4" draw:layer="layout" svg:x1="13.7cm" svg:y1="12.2cm" svg:x2="20.1cm" svg:y2="12.2cm">
                <text:p/>
              </draw:line>
              <draw:line draw:style-name="gr5" draw:text-style-name="P4" draw:layer="layout" svg:x1="13.7cm" svg:y1="12.6cm" svg:x2="20.1cm" svg:y2="12.6cm">
                <text:p/>
              </draw:line>
              <draw:line draw:style-name="gr5" draw:text-style-name="P4" draw:layer="layout" svg:x1="13.7cm" svg:y1="13cm" svg:x2="20.1cm" svg:y2="13cm">
                <text:p/>
              </draw:line>
              <draw:line draw:style-name="gr5" draw:text-style-name="P4" draw:layer="layout" svg:x1="13.7cm" svg:y1="13.4cm" svg:x2="20.1cm" svg:y2="13.4cm">
                <text:p/>
              </draw:line>
            </draw:g>
            <draw:g>
              <draw:line draw:style-name="gr5" draw:text-style-name="P4" draw:layer="layout" svg:x1="13.7cm" svg:y1="13.8cm" svg:x2="20.1cm" svg:y2="13.8cm">
                <text:p/>
              </draw:line>
              <draw:line draw:style-name="gr5" draw:text-style-name="P4" draw:layer="layout" svg:x1="13.7cm" svg:y1="14.2cm" svg:x2="20.1cm" svg:y2="14.2cm">
                <text:p/>
              </draw:line>
              <draw:line draw:style-name="gr5" draw:text-style-name="P4" draw:layer="layout" svg:x1="13.7cm" svg:y1="14.6cm" svg:x2="20.1cm" svg:y2="14.6cm">
                <text:p/>
              </draw:line>
              <draw:line draw:style-name="gr5" draw:text-style-name="P4" draw:layer="layout" svg:x1="13.7cm" svg:y1="15cm" svg:x2="20.1cm" svg:y2="15cm">
                <text:p/>
              </draw:line>
            </draw:g>
            <draw:g>
              <draw:line draw:style-name="gr5" draw:text-style-name="P4" draw:layer="layout" svg:x1="15.7cm" svg:y1="8.6cm" svg:x2="15.7cm" svg:y2="15.2cm">
                <text:p/>
              </draw:line>
              <draw:line draw:style-name="gr5" draw:text-style-name="P4" draw:layer="layout" svg:x1="16.1cm" svg:y1="8.6cm" svg:x2="16.1cm" svg:y2="15.2cm">
                <text:p/>
              </draw:line>
              <draw:line draw:style-name="gr5" draw:text-style-name="P4" draw:layer="layout" svg:x1="16.5cm" svg:y1="8.6cm" svg:x2="16.5cm" svg:y2="15.2cm">
                <text:p/>
              </draw:line>
              <draw:line draw:style-name="gr5" draw:text-style-name="P4" draw:layer="layout" svg:x1="16.9cm" svg:y1="8.6cm" svg:x2="16.9cm" svg:y2="15.2cm">
                <text:p/>
              </draw:line>
            </draw:g>
            <draw:g>
              <draw:line draw:style-name="gr5" draw:text-style-name="P4" draw:layer="layout" svg:x1="17.3cm" svg:y1="8.6cm" svg:x2="17.3cm" svg:y2="15.2cm">
                <text:p/>
              </draw:line>
              <draw:line draw:style-name="gr5" draw:text-style-name="P4" draw:layer="layout" svg:x1="17.7cm" svg:y1="8.6cm" svg:x2="17.7cm" svg:y2="15.2cm">
                <text:p/>
              </draw:line>
              <draw:line draw:style-name="gr5" draw:text-style-name="P4" draw:layer="layout" svg:x1="18.1cm" svg:y1="8.6cm" svg:x2="18.1cm" svg:y2="15.2cm">
                <text:p/>
              </draw:line>
              <draw:line draw:style-name="gr5" draw:text-style-name="P4" draw:layer="layout" svg:x1="18.5cm" svg:y1="8.6cm" svg:x2="18.5cm" svg:y2="15.2cm">
                <text:p/>
              </draw:line>
            </draw:g>
            <draw:g>
              <draw:line draw:style-name="gr5" draw:text-style-name="P4" draw:layer="layout" svg:x1="18.9cm" svg:y1="8.6cm" svg:x2="18.9cm" svg:y2="15.2cm">
                <text:p/>
              </draw:line>
              <draw:line draw:style-name="gr5" draw:text-style-name="P4" draw:layer="layout" svg:x1="19.3cm" svg:y1="8.6cm" svg:x2="19.3cm" svg:y2="15.2cm">
                <text:p/>
              </draw:line>
              <draw:line draw:style-name="gr5" draw:text-style-name="P4" draw:layer="layout" svg:x1="19.7cm" svg:y1="8.6cm" svg:x2="19.7cm" svg:y2="15.2cm">
                <text:p/>
              </draw:line>
              <draw:line draw:style-name="gr5" draw:text-style-name="P4" draw:layer="layout" svg:x1="20.1cm" svg:y1="8.6cm" svg:x2="20.1cm" svg:y2="15.2cm">
                <text:p/>
              </draw:line>
            </draw:g>
            <draw:custom-shape draw:style-name="gr6" draw:text-style-name="P5" draw:layer="layout" svg:width="6.4cm" svg:height="6.6cm" svg:x="13.7cm" svg:y="8.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13.7cm" svg:y="8.6cm">
              <draw:text-box>
                <text:p text:style-name="P6"><text:span text:style-name="T3">6</text:span></text:p>
              </draw:text-box>
            </draw:frame>
          </draw:g>
          <draw:g>
            <draw:g>
              <draw:line draw:style-name="gr5" draw:text-style-name="P4" draw:layer="layout" svg:x1="13.7cm" svg:y1="15.6cm" svg:x2="20.1cm" svg:y2="15.6cm">
                <text:p/>
              </draw:line>
              <draw:line draw:style-name="gr5" draw:text-style-name="P4" draw:layer="layout" svg:x1="13.7cm" svg:y1="16cm" svg:x2="20.1cm" svg:y2="16cm">
                <text:p/>
              </draw:line>
              <draw:line draw:style-name="gr5" draw:text-style-name="P4" draw:layer="layout" svg:x1="13.7cm" svg:y1="16.4cm" svg:x2="20.1cm" svg:y2="16.4cm">
                <text:p/>
              </draw:line>
              <draw:line draw:style-name="gr5" draw:text-style-name="P4" draw:layer="layout" svg:x1="13.7cm" svg:y1="16.8cm" svg:x2="20.1cm" svg:y2="16.8cm">
                <text:p/>
              </draw:line>
            </draw:g>
            <draw:g>
              <draw:line draw:style-name="gr5" draw:text-style-name="P4" draw:layer="layout" svg:x1="14.1cm" svg:y1="15.2cm" svg:x2="14.1cm" svg:y2="21.8cm">
                <text:p/>
              </draw:line>
              <draw:line draw:style-name="gr5" draw:text-style-name="P4" draw:layer="layout" svg:x1="14.5cm" svg:y1="15.2cm" svg:x2="14.5cm" svg:y2="21.8cm">
                <text:p/>
              </draw:line>
              <draw:line draw:style-name="gr5" draw:text-style-name="P4" draw:layer="layout" svg:x1="14.9cm" svg:y1="15.2cm" svg:x2="14.9cm" svg:y2="21.8cm">
                <text:p/>
              </draw:line>
              <draw:line draw:style-name="gr5" draw:text-style-name="P4" draw:layer="layout" svg:x1="15.3cm" svg:y1="15.2cm" svg:x2="15.3cm" svg:y2="21.8cm">
                <text:p/>
              </draw:line>
            </draw:g>
            <draw:g>
              <draw:line draw:style-name="gr5" draw:text-style-name="P4" draw:layer="layout" svg:x1="13.7cm" svg:y1="17.2cm" svg:x2="20.1cm" svg:y2="17.2cm">
                <text:p/>
              </draw:line>
              <draw:line draw:style-name="gr5" draw:text-style-name="P4" draw:layer="layout" svg:x1="13.7cm" svg:y1="17.6cm" svg:x2="20.1cm" svg:y2="17.6cm">
                <text:p/>
              </draw:line>
              <draw:line draw:style-name="gr5" draw:text-style-name="P4" draw:layer="layout" svg:x1="13.7cm" svg:y1="18cm" svg:x2="20.1cm" svg:y2="18cm">
                <text:p/>
              </draw:line>
              <draw:line draw:style-name="gr5" draw:text-style-name="P4" draw:layer="layout" svg:x1="13.7cm" svg:y1="18.4cm" svg:x2="20.1cm" svg:y2="18.4cm">
                <text:p/>
              </draw:line>
            </draw:g>
            <draw:g>
              <draw:line draw:style-name="gr5" draw:text-style-name="P4" draw:layer="layout" svg:x1="13.7cm" svg:y1="18.8cm" svg:x2="20.1cm" svg:y2="18.8cm">
                <text:p/>
              </draw:line>
              <draw:line draw:style-name="gr5" draw:text-style-name="P4" draw:layer="layout" svg:x1="13.7cm" svg:y1="19.2cm" svg:x2="20.1cm" svg:y2="19.2cm">
                <text:p/>
              </draw:line>
              <draw:line draw:style-name="gr5" draw:text-style-name="P4" draw:layer="layout" svg:x1="13.7cm" svg:y1="19.6cm" svg:x2="20.1cm" svg:y2="19.6cm">
                <text:p/>
              </draw:line>
              <draw:line draw:style-name="gr5" draw:text-style-name="P4" draw:layer="layout" svg:x1="13.7cm" svg:y1="20cm" svg:x2="20.1cm" svg:y2="20cm">
                <text:p/>
              </draw:line>
            </draw:g>
            <draw:g>
              <draw:line draw:style-name="gr5" draw:text-style-name="P4" draw:layer="layout" svg:x1="13.7cm" svg:y1="20.4cm" svg:x2="20.1cm" svg:y2="20.4cm">
                <text:p/>
              </draw:line>
              <draw:line draw:style-name="gr5" draw:text-style-name="P4" draw:layer="layout" svg:x1="13.7cm" svg:y1="20.8cm" svg:x2="20.1cm" svg:y2="20.8cm">
                <text:p/>
              </draw:line>
              <draw:line draw:style-name="gr5" draw:text-style-name="P4" draw:layer="layout" svg:x1="13.7cm" svg:y1="21.2cm" svg:x2="20.1cm" svg:y2="21.2cm">
                <text:p/>
              </draw:line>
              <draw:line draw:style-name="gr5" draw:text-style-name="P4" draw:layer="layout" svg:x1="13.7cm" svg:y1="21.6cm" svg:x2="20.1cm" svg:y2="21.6cm">
                <text:p/>
              </draw:line>
            </draw:g>
            <draw:g>
              <draw:line draw:style-name="gr5" draw:text-style-name="P4" draw:layer="layout" svg:x1="15.7cm" svg:y1="15.2cm" svg:x2="15.7cm" svg:y2="21.8cm">
                <text:p/>
              </draw:line>
              <draw:line draw:style-name="gr5" draw:text-style-name="P4" draw:layer="layout" svg:x1="16.1cm" svg:y1="15.2cm" svg:x2="16.1cm" svg:y2="21.8cm">
                <text:p/>
              </draw:line>
              <draw:line draw:style-name="gr5" draw:text-style-name="P4" draw:layer="layout" svg:x1="16.5cm" svg:y1="15.2cm" svg:x2="16.5cm" svg:y2="21.8cm">
                <text:p/>
              </draw:line>
              <draw:line draw:style-name="gr5" draw:text-style-name="P4" draw:layer="layout" svg:x1="16.9cm" svg:y1="15.2cm" svg:x2="16.9cm" svg:y2="21.8cm">
                <text:p/>
              </draw:line>
            </draw:g>
            <draw:g>
              <draw:line draw:style-name="gr5" draw:text-style-name="P4" draw:layer="layout" svg:x1="17.3cm" svg:y1="15.2cm" svg:x2="17.3cm" svg:y2="21.8cm">
                <text:p/>
              </draw:line>
              <draw:line draw:style-name="gr5" draw:text-style-name="P4" draw:layer="layout" svg:x1="17.7cm" svg:y1="15.2cm" svg:x2="17.7cm" svg:y2="21.8cm">
                <text:p/>
              </draw:line>
              <draw:line draw:style-name="gr5" draw:text-style-name="P4" draw:layer="layout" svg:x1="18.1cm" svg:y1="15.2cm" svg:x2="18.1cm" svg:y2="21.8cm">
                <text:p/>
              </draw:line>
              <draw:line draw:style-name="gr5" draw:text-style-name="P4" draw:layer="layout" svg:x1="18.5cm" svg:y1="15.2cm" svg:x2="18.5cm" svg:y2="21.8cm">
                <text:p/>
              </draw:line>
            </draw:g>
            <draw:g>
              <draw:line draw:style-name="gr5" draw:text-style-name="P4" draw:layer="layout" svg:x1="18.9cm" svg:y1="15.2cm" svg:x2="18.9cm" svg:y2="21.8cm">
                <text:p/>
              </draw:line>
              <draw:line draw:style-name="gr5" draw:text-style-name="P4" draw:layer="layout" svg:x1="19.3cm" svg:y1="15.2cm" svg:x2="19.3cm" svg:y2="21.8cm">
                <text:p/>
              </draw:line>
              <draw:line draw:style-name="gr5" draw:text-style-name="P4" draw:layer="layout" svg:x1="19.7cm" svg:y1="15.2cm" svg:x2="19.7cm" svg:y2="21.8cm">
                <text:p/>
              </draw:line>
              <draw:line draw:style-name="gr5" draw:text-style-name="P4" draw:layer="layout" svg:x1="20.1cm" svg:y1="15.2cm" svg:x2="20.1cm" svg:y2="21.8cm">
                <text:p/>
              </draw:line>
            </draw:g>
            <draw:custom-shape draw:style-name="gr6" draw:text-style-name="P5" draw:layer="layout" svg:width="6.4cm" svg:height="6.6cm" svg:x="13.7cm" svg:y="15.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13.7cm" svg:y="15.2cm">
              <draw:text-box>
                <text:p text:style-name="P6"><text:span text:style-name="T3">9</text:span></text:p>
              </draw:text-box>
            </draw:frame>
          </draw:g>
          <draw:g>
            <draw:g>
              <draw:line draw:style-name="gr5" draw:text-style-name="P4" draw:layer="layout" svg:x1="7.3cm" svg:y1="22.2cm" svg:x2="13.7cm" svg:y2="22.2cm">
                <text:p/>
              </draw:line>
              <draw:line draw:style-name="gr5" draw:text-style-name="P4" draw:layer="layout" svg:x1="7.3cm" svg:y1="22.6cm" svg:x2="13.7cm" svg:y2="22.6cm">
                <text:p/>
              </draw:line>
              <draw:line draw:style-name="gr5" draw:text-style-name="P4" draw:layer="layout" svg:x1="7.3cm" svg:y1="23cm" svg:x2="13.7cm" svg:y2="23cm">
                <text:p/>
              </draw:line>
              <draw:line draw:style-name="gr5" draw:text-style-name="P4" draw:layer="layout" svg:x1="7.3cm" svg:y1="23.4cm" svg:x2="13.7cm" svg:y2="23.4cm">
                <text:p/>
              </draw:line>
            </draw:g>
            <draw:g>
              <draw:line draw:style-name="gr5" draw:text-style-name="P4" draw:layer="layout" svg:x1="7.7cm" svg:y1="21.8cm" svg:x2="7.7cm" svg:y2="28.4cm">
                <text:p/>
              </draw:line>
              <draw:line draw:style-name="gr5" draw:text-style-name="P4" draw:layer="layout" svg:x1="8.1cm" svg:y1="21.8cm" svg:x2="8.1cm" svg:y2="28.4cm">
                <text:p/>
              </draw:line>
              <draw:line draw:style-name="gr5" draw:text-style-name="P4" draw:layer="layout" svg:x1="8.5cm" svg:y1="21.8cm" svg:x2="8.5cm" svg:y2="28.4cm">
                <text:p/>
              </draw:line>
              <draw:line draw:style-name="gr5" draw:text-style-name="P4" draw:layer="layout" svg:x1="8.9cm" svg:y1="21.8cm" svg:x2="8.9cm" svg:y2="28.4cm">
                <text:p/>
              </draw:line>
            </draw:g>
            <draw:g>
              <draw:line draw:style-name="gr5" draw:text-style-name="P4" draw:layer="layout" svg:x1="7.3cm" svg:y1="23.8cm" svg:x2="13.7cm" svg:y2="23.8cm">
                <text:p/>
              </draw:line>
              <draw:line draw:style-name="gr5" draw:text-style-name="P4" draw:layer="layout" svg:x1="7.3cm" svg:y1="24.2cm" svg:x2="13.7cm" svg:y2="24.2cm">
                <text:p/>
              </draw:line>
              <draw:line draw:style-name="gr5" draw:text-style-name="P4" draw:layer="layout" svg:x1="7.3cm" svg:y1="24.6cm" svg:x2="13.7cm" svg:y2="24.6cm">
                <text:p/>
              </draw:line>
              <draw:line draw:style-name="gr5" draw:text-style-name="P4" draw:layer="layout" svg:x1="7.3cm" svg:y1="25cm" svg:x2="13.7cm" svg:y2="25cm">
                <text:p/>
              </draw:line>
            </draw:g>
            <draw:g>
              <draw:line draw:style-name="gr5" draw:text-style-name="P4" draw:layer="layout" svg:x1="7.3cm" svg:y1="25.4cm" svg:x2="13.7cm" svg:y2="25.4cm">
                <text:p/>
              </draw:line>
              <draw:line draw:style-name="gr5" draw:text-style-name="P4" draw:layer="layout" svg:x1="7.3cm" svg:y1="25.8cm" svg:x2="13.7cm" svg:y2="25.8cm">
                <text:p/>
              </draw:line>
              <draw:line draw:style-name="gr5" draw:text-style-name="P4" draw:layer="layout" svg:x1="7.3cm" svg:y1="26.2cm" svg:x2="13.7cm" svg:y2="26.2cm">
                <text:p/>
              </draw:line>
              <draw:line draw:style-name="gr5" draw:text-style-name="P4" draw:layer="layout" svg:x1="7.3cm" svg:y1="26.6cm" svg:x2="13.7cm" svg:y2="26.6cm">
                <text:p/>
              </draw:line>
            </draw:g>
            <draw:g>
              <draw:line draw:style-name="gr5" draw:text-style-name="P4" draw:layer="layout" svg:x1="7.3cm" svg:y1="27cm" svg:x2="13.7cm" svg:y2="27cm">
                <text:p/>
              </draw:line>
              <draw:line draw:style-name="gr5" draw:text-style-name="P4" draw:layer="layout" svg:x1="7.3cm" svg:y1="27.4cm" svg:x2="13.7cm" svg:y2="27.4cm">
                <text:p/>
              </draw:line>
              <draw:line draw:style-name="gr5" draw:text-style-name="P4" draw:layer="layout" svg:x1="7.3cm" svg:y1="27.8cm" svg:x2="13.7cm" svg:y2="27.8cm">
                <text:p/>
              </draw:line>
              <draw:line draw:style-name="gr5" draw:text-style-name="P4" draw:layer="layout" svg:x1="7.3cm" svg:y1="28.2cm" svg:x2="13.7cm" svg:y2="28.2cm">
                <text:p/>
              </draw:line>
            </draw:g>
            <draw:g>
              <draw:line draw:style-name="gr5" draw:text-style-name="P4" draw:layer="layout" svg:x1="9.3cm" svg:y1="21.8cm" svg:x2="9.3cm" svg:y2="28.4cm">
                <text:p/>
              </draw:line>
              <draw:line draw:style-name="gr5" draw:text-style-name="P4" draw:layer="layout" svg:x1="9.7cm" svg:y1="21.8cm" svg:x2="9.7cm" svg:y2="28.4cm">
                <text:p/>
              </draw:line>
              <draw:line draw:style-name="gr5" draw:text-style-name="P4" draw:layer="layout" svg:x1="10.1cm" svg:y1="21.8cm" svg:x2="10.1cm" svg:y2="28.4cm">
                <text:p/>
              </draw:line>
              <draw:line draw:style-name="gr5" draw:text-style-name="P4" draw:layer="layout" svg:x1="10.5cm" svg:y1="21.8cm" svg:x2="10.5cm" svg:y2="28.4cm">
                <text:p/>
              </draw:line>
            </draw:g>
            <draw:g>
              <draw:line draw:style-name="gr5" draw:text-style-name="P4" draw:layer="layout" svg:x1="10.9cm" svg:y1="21.8cm" svg:x2="10.9cm" svg:y2="28.4cm">
                <text:p/>
              </draw:line>
              <draw:line draw:style-name="gr5" draw:text-style-name="P4" draw:layer="layout" svg:x1="11.3cm" svg:y1="21.8cm" svg:x2="11.3cm" svg:y2="28.4cm">
                <text:p/>
              </draw:line>
              <draw:line draw:style-name="gr5" draw:text-style-name="P4" draw:layer="layout" svg:x1="11.7cm" svg:y1="21.8cm" svg:x2="11.7cm" svg:y2="28.4cm">
                <text:p/>
              </draw:line>
              <draw:line draw:style-name="gr5" draw:text-style-name="P4" draw:layer="layout" svg:x1="12.1cm" svg:y1="21.8cm" svg:x2="12.1cm" svg:y2="28.4cm">
                <text:p/>
              </draw:line>
            </draw:g>
            <draw:g>
              <draw:line draw:style-name="gr5" draw:text-style-name="P4" draw:layer="layout" svg:x1="12.5cm" svg:y1="21.8cm" svg:x2="12.5cm" svg:y2="28.4cm">
                <text:p/>
              </draw:line>
              <draw:line draw:style-name="gr5" draw:text-style-name="P4" draw:layer="layout" svg:x1="12.9cm" svg:y1="21.8cm" svg:x2="12.9cm" svg:y2="28.4cm">
                <text:p/>
              </draw:line>
              <draw:line draw:style-name="gr5" draw:text-style-name="P4" draw:layer="layout" svg:x1="13.3cm" svg:y1="21.8cm" svg:x2="13.3cm" svg:y2="28.4cm">
                <text:p/>
              </draw:line>
              <draw:line draw:style-name="gr5" draw:text-style-name="P4" draw:layer="layout" svg:x1="13.7cm" svg:y1="21.8cm" svg:x2="13.7cm" svg:y2="28.4cm">
                <text:p/>
              </draw:line>
            </draw:g>
            <draw:custom-shape draw:style-name="gr6" draw:text-style-name="P5" draw:layer="layout" svg:width="6.4cm" svg:height="6.6cm" svg:x="7.3cm" svg:y="21.8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1.2cm" svg:height="0.751cm" svg:x="7.3cm" svg:y="21.8cm">
              <draw:text-box>
                <text:p text:style-name="P6"><text:span text:style-name="T3">11</text:span></text:p>
              </draw:text-box>
            </draw:frame>
          </draw:g>
          <draw:g>
            <draw:g>
              <draw:line draw:style-name="gr5" draw:text-style-name="P4" draw:layer="layout" svg:x1="13.7cm" svg:y1="22.2cm" svg:x2="20.1cm" svg:y2="22.2cm">
                <text:p/>
              </draw:line>
              <draw:line draw:style-name="gr5" draw:text-style-name="P4" draw:layer="layout" svg:x1="13.7cm" svg:y1="22.6cm" svg:x2="20.1cm" svg:y2="22.6cm">
                <text:p/>
              </draw:line>
              <draw:line draw:style-name="gr5" draw:text-style-name="P4" draw:layer="layout" svg:x1="13.7cm" svg:y1="23cm" svg:x2="20.1cm" svg:y2="23cm">
                <text:p/>
              </draw:line>
              <draw:line draw:style-name="gr5" draw:text-style-name="P4" draw:layer="layout" svg:x1="13.7cm" svg:y1="23.4cm" svg:x2="20.1cm" svg:y2="23.4cm">
                <text:p/>
              </draw:line>
            </draw:g>
            <draw:g>
              <draw:line draw:style-name="gr5" draw:text-style-name="P4" draw:layer="layout" svg:x1="14.1cm" svg:y1="21.8cm" svg:x2="14.1cm" svg:y2="28.4cm">
                <text:p/>
              </draw:line>
              <draw:line draw:style-name="gr5" draw:text-style-name="P4" draw:layer="layout" svg:x1="14.5cm" svg:y1="21.8cm" svg:x2="14.5cm" svg:y2="28.4cm">
                <text:p/>
              </draw:line>
              <draw:line draw:style-name="gr5" draw:text-style-name="P4" draw:layer="layout" svg:x1="14.9cm" svg:y1="21.8cm" svg:x2="14.9cm" svg:y2="28.4cm">
                <text:p/>
              </draw:line>
              <draw:line draw:style-name="gr5" draw:text-style-name="P4" draw:layer="layout" svg:x1="15.3cm" svg:y1="21.8cm" svg:x2="15.3cm" svg:y2="28.4cm">
                <text:p/>
              </draw:line>
            </draw:g>
            <draw:g>
              <draw:line draw:style-name="gr5" draw:text-style-name="P4" draw:layer="layout" svg:x1="13.7cm" svg:y1="23.8cm" svg:x2="20.1cm" svg:y2="23.8cm">
                <text:p/>
              </draw:line>
              <draw:line draw:style-name="gr5" draw:text-style-name="P4" draw:layer="layout" svg:x1="13.7cm" svg:y1="24.2cm" svg:x2="20.1cm" svg:y2="24.2cm">
                <text:p/>
              </draw:line>
              <draw:line draw:style-name="gr5" draw:text-style-name="P4" draw:layer="layout" svg:x1="13.7cm" svg:y1="24.6cm" svg:x2="20.1cm" svg:y2="24.6cm">
                <text:p/>
              </draw:line>
              <draw:line draw:style-name="gr5" draw:text-style-name="P4" draw:layer="layout" svg:x1="13.7cm" svg:y1="25cm" svg:x2="20.1cm" svg:y2="25cm">
                <text:p/>
              </draw:line>
            </draw:g>
            <draw:g>
              <draw:line draw:style-name="gr5" draw:text-style-name="P4" draw:layer="layout" svg:x1="13.7cm" svg:y1="25.4cm" svg:x2="20.1cm" svg:y2="25.4cm">
                <text:p/>
              </draw:line>
              <draw:line draw:style-name="gr5" draw:text-style-name="P4" draw:layer="layout" svg:x1="13.7cm" svg:y1="25.8cm" svg:x2="20.1cm" svg:y2="25.8cm">
                <text:p/>
              </draw:line>
              <draw:line draw:style-name="gr5" draw:text-style-name="P4" draw:layer="layout" svg:x1="13.7cm" svg:y1="26.2cm" svg:x2="20.1cm" svg:y2="26.2cm">
                <text:p/>
              </draw:line>
              <draw:line draw:style-name="gr5" draw:text-style-name="P4" draw:layer="layout" svg:x1="13.7cm" svg:y1="26.6cm" svg:x2="20.1cm" svg:y2="26.6cm">
                <text:p/>
              </draw:line>
            </draw:g>
            <draw:g>
              <draw:line draw:style-name="gr5" draw:text-style-name="P4" draw:layer="layout" svg:x1="13.7cm" svg:y1="27cm" svg:x2="20.1cm" svg:y2="27cm">
                <text:p/>
              </draw:line>
              <draw:line draw:style-name="gr5" draw:text-style-name="P4" draw:layer="layout" svg:x1="13.7cm" svg:y1="27.4cm" svg:x2="20.1cm" svg:y2="27.4cm">
                <text:p/>
              </draw:line>
              <draw:line draw:style-name="gr5" draw:text-style-name="P4" draw:layer="layout" svg:x1="13.7cm" svg:y1="27.8cm" svg:x2="20.1cm" svg:y2="27.8cm">
                <text:p/>
              </draw:line>
              <draw:line draw:style-name="gr5" draw:text-style-name="P4" draw:layer="layout" svg:x1="13.7cm" svg:y1="28.2cm" svg:x2="20.1cm" svg:y2="28.2cm">
                <text:p/>
              </draw:line>
            </draw:g>
            <draw:g>
              <draw:line draw:style-name="gr5" draw:text-style-name="P4" draw:layer="layout" svg:x1="15.7cm" svg:y1="21.8cm" svg:x2="15.7cm" svg:y2="28.4cm">
                <text:p/>
              </draw:line>
              <draw:line draw:style-name="gr5" draw:text-style-name="P4" draw:layer="layout" svg:x1="16.1cm" svg:y1="21.8cm" svg:x2="16.1cm" svg:y2="28.4cm">
                <text:p/>
              </draw:line>
              <draw:line draw:style-name="gr5" draw:text-style-name="P4" draw:layer="layout" svg:x1="16.5cm" svg:y1="21.8cm" svg:x2="16.5cm" svg:y2="28.4cm">
                <text:p/>
              </draw:line>
              <draw:line draw:style-name="gr5" draw:text-style-name="P4" draw:layer="layout" svg:x1="16.9cm" svg:y1="21.8cm" svg:x2="16.9cm" svg:y2="28.4cm">
                <text:p/>
              </draw:line>
            </draw:g>
            <draw:g>
              <draw:line draw:style-name="gr5" draw:text-style-name="P4" draw:layer="layout" svg:x1="17.3cm" svg:y1="21.8cm" svg:x2="17.3cm" svg:y2="28.4cm">
                <text:p/>
              </draw:line>
              <draw:line draw:style-name="gr5" draw:text-style-name="P4" draw:layer="layout" svg:x1="17.7cm" svg:y1="21.8cm" svg:x2="17.7cm" svg:y2="28.4cm">
                <text:p/>
              </draw:line>
              <draw:line draw:style-name="gr5" draw:text-style-name="P4" draw:layer="layout" svg:x1="18.1cm" svg:y1="21.8cm" svg:x2="18.1cm" svg:y2="28.4cm">
                <text:p/>
              </draw:line>
              <draw:line draw:style-name="gr5" draw:text-style-name="P4" draw:layer="layout" svg:x1="18.5cm" svg:y1="21.8cm" svg:x2="18.5cm" svg:y2="28.4cm">
                <text:p/>
              </draw:line>
            </draw:g>
            <draw:g>
              <draw:line draw:style-name="gr5" draw:text-style-name="P4" draw:layer="layout" svg:x1="18.9cm" svg:y1="21.8cm" svg:x2="18.9cm" svg:y2="28.4cm">
                <text:p/>
              </draw:line>
              <draw:line draw:style-name="gr5" draw:text-style-name="P4" draw:layer="layout" svg:x1="19.3cm" svg:y1="21.8cm" svg:x2="19.3cm" svg:y2="28.4cm">
                <text:p/>
              </draw:line>
              <draw:line draw:style-name="gr5" draw:text-style-name="P4" draw:layer="layout" svg:x1="19.7cm" svg:y1="21.8cm" svg:x2="19.7cm" svg:y2="28.4cm">
                <text:p/>
              </draw:line>
              <draw:line draw:style-name="gr5" draw:text-style-name="P4" draw:layer="layout" svg:x1="20.1cm" svg:y1="21.8cm" svg:x2="20.1cm" svg:y2="28.4cm">
                <text:p/>
              </draw:line>
            </draw:g>
            <draw:custom-shape draw:style-name="gr6" draw:text-style-name="P5" draw:layer="layout" svg:width="6.4cm" svg:height="6.6cm" svg:x="13.7cm" svg:y="21.8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1.2cm" svg:height="0.751cm" svg:x="13.7cm" svg:y="21.8cm">
              <draw:text-box>
                <text:p text:style-name="P6"><text:span text:style-name="T3">12</text:span></text:p>
              </draw:text-box>
            </draw:frame>
          </draw:g>
        </draw:g>
        <draw:g>
          <draw:line draw:style-name="gr8" draw:text-style-name="P4" draw:layer="layout" svg:x1="2.9cm" svg:y1="6.4cm" svg:x2="4.5cm" svg:y2="6.4cm">
            <text:p/>
          </draw:line>
          <draw:line draw:style-name="gr8" draw:text-style-name="P4" draw:layer="layout" svg:x1="2.9cm" svg:y1="4.8cm" svg:x2="4.5cm" svg:y2="4.8cm">
            <text:p/>
          </draw:line>
          <draw:line draw:style-name="gr8" draw:text-style-name="P4" draw:layer="layout" svg:x1="2.9cm" svg:y1="6.4cm" svg:x2="2.9cm" svg:y2="4.8cm">
            <text:p/>
          </draw:line>
          <draw:line draw:style-name="gr8" draw:text-style-name="P4" draw:layer="layout" svg:x1="4.5cm" svg:y1="6.4cm" svg:x2="4.5cm" svg:y2="4.8cm">
            <text:p/>
          </draw:line>
        </draw:g>
        <draw:g>
          <draw:line draw:style-name="gr8" draw:text-style-name="P4" draw:layer="layout" svg:x1="9.3cm" svg:y1="5.6cm" svg:x2="12.5cm" svg:y2="5.6cm">
            <text:p/>
          </draw:line>
          <draw:line draw:style-name="gr8" draw:text-style-name="P4" draw:layer="layout" svg:x1="9.3cm" svg:y1="4cm" svg:x2="12.5cm" svg:y2="4cm">
            <text:p/>
          </draw:line>
          <draw:line draw:style-name="gr8" draw:text-style-name="P4" draw:layer="layout" svg:x1="9.3cm" svg:y1="5.6cm" svg:x2="9.3cm" svg:y2="4cm">
            <text:p/>
          </draw:line>
          <draw:line draw:style-name="gr8" draw:text-style-name="P4" draw:layer="layout" svg:x1="12.5cm" svg:y1="5.6cm" svg:x2="12.5cm" svg:y2="4cm">
            <text:p/>
          </draw:line>
        </draw:g>
        <draw:g>
          <draw:line draw:style-name="gr8" draw:text-style-name="P4" draw:layer="layout" svg:x1="16.1cm" svg:y1="7.2cm" svg:x2="18.5cm" svg:y2="7.2cm">
            <text:p/>
          </draw:line>
          <draw:line draw:style-name="gr8" draw:text-style-name="P4" draw:layer="layout" svg:x1="16.1cm" svg:y1="4.4cm" svg:x2="18.5cm" svg:y2="4.4cm">
            <text:p/>
          </draw:line>
          <draw:line draw:style-name="gr8" draw:text-style-name="P4" draw:layer="layout" svg:x1="16.1cm" svg:y1="7.2cm" svg:x2="16.1cm" svg:y2="4.4cm">
            <text:p/>
          </draw:line>
          <draw:line draw:style-name="gr8" draw:text-style-name="P4" draw:layer="layout" svg:x1="18.5cm" svg:y1="7.2cm" svg:x2="18.5cm" svg:y2="4.4cm">
            <text:p/>
          </draw:line>
        </draw:g>
        <draw:g>
          <draw:line draw:style-name="gr8" draw:text-style-name="P4" draw:layer="layout" svg:x1="2.5cm" svg:y1="13.4cm" svg:x2="5.3cm" svg:y2="13.4cm">
            <text:p/>
          </draw:line>
          <draw:line draw:style-name="gr8" draw:text-style-name="P4" draw:layer="layout" svg:x1="2.5cm" svg:y1="10.2cm" svg:x2="3.7cm" svg:y2="10.2cm">
            <text:p/>
          </draw:line>
          <draw:line draw:style-name="gr8" draw:text-style-name="P4" draw:layer="layout" svg:x1="2.5cm" svg:y1="13.4cm" svg:x2="2.5cm" svg:y2="10.2cm">
            <text:p/>
          </draw:line>
          <draw:line draw:style-name="gr8" draw:text-style-name="P4" draw:layer="layout" svg:x1="3.7cm" svg:y1="11.4cm" svg:x2="3.7cm" svg:y2="10.2cm">
            <text:p/>
          </draw:line>
          <draw:line draw:style-name="gr8" draw:text-style-name="P4" draw:layer="layout" svg:x1="3.7cm" svg:y1="11.4cm" svg:x2="5.3cm" svg:y2="11.4cm">
            <text:p/>
          </draw:line>
          <draw:line draw:style-name="gr8" draw:text-style-name="P4" draw:layer="layout" svg:x1="5.3cm" svg:y1="13.4cm" svg:x2="5.3cm" svg:y2="11.4cm">
            <text:p/>
          </draw:line>
        </draw:g>
        <draw:g>
          <draw:line draw:style-name="gr8" draw:text-style-name="P4" draw:layer="layout" svg:x1="9.3cm" svg:y1="10.2cm" svg:x2="12.5cm" svg:y2="10.2cm">
            <text:p/>
          </draw:line>
          <draw:line draw:style-name="gr8" draw:text-style-name="P4" draw:layer="layout" svg:x1="9.3cm" svg:y1="11.4cm" svg:x2="10.9cm" svg:y2="11.4cm">
            <text:p/>
          </draw:line>
          <draw:line draw:style-name="gr8" draw:text-style-name="P4" draw:layer="layout" svg:x1="12.5cm" svg:y1="13cm" svg:x2="12.5cm" svg:y2="10.2cm">
            <text:p/>
          </draw:line>
          <draw:line draw:style-name="gr8" draw:text-style-name="P4" draw:layer="layout" svg:x1="9.3cm" svg:y1="11.4cm" svg:x2="9.3cm" svg:y2="10.2cm">
            <text:p/>
          </draw:line>
          <draw:line draw:style-name="gr8" draw:text-style-name="P4" draw:layer="layout" svg:x1="10.9cm" svg:y1="13cm" svg:x2="12.5cm" svg:y2="13cm">
            <text:p/>
          </draw:line>
          <draw:line draw:style-name="gr8" draw:text-style-name="P4" draw:layer="layout" svg:x1="10.9cm" svg:y1="13cm" svg:x2="10.9cm" svg:y2="11.4cm">
            <text:p/>
          </draw:line>
        </draw:g>
        <draw:g>
          <draw:line draw:style-name="gr8" draw:text-style-name="P4" draw:layer="layout" svg:x1="15.7cm" svg:y1="10.6cm" svg:x2="16.9cm" svg:y2="10.6cm">
            <text:p/>
          </draw:line>
          <draw:line draw:style-name="gr8" draw:text-style-name="P4" draw:layer="layout" svg:x1="15.7cm" svg:y1="12.2cm" svg:x2="15.7cm" svg:y2="10.6cm">
            <text:p/>
          </draw:line>
          <draw:line draw:style-name="gr8" draw:text-style-name="P4" draw:layer="layout" svg:x1="16.9cm" svg:y1="12.2cm" svg:x2="16.9cm" svg:y2="10.6cm">
            <text:p/>
          </draw:line>
          <draw:line draw:style-name="gr8" draw:text-style-name="P4" draw:layer="layout" svg:x1="14.5cm" svg:y1="12.2cm" svg:x2="15.7cm" svg:y2="12.2cm">
            <text:p/>
          </draw:line>
          <draw:line draw:style-name="gr8" draw:text-style-name="P4" draw:layer="layout" svg:x1="16.9cm" svg:y1="12.2cm" svg:x2="18.1cm" svg:y2="12.2cm">
            <text:p/>
          </draw:line>
          <draw:line draw:style-name="gr8" draw:text-style-name="P4" draw:layer="layout" svg:x1="14.5cm" svg:y1="13.4cm" svg:x2="14.5cm" svg:y2="12.2cm">
            <text:p/>
          </draw:line>
          <draw:line draw:style-name="gr8" draw:text-style-name="P4" draw:layer="layout" svg:x1="14.5cm" svg:y1="13.4cm" svg:x2="18.1cm" svg:y2="13.4cm">
            <text:p/>
          </draw:line>
          <draw:line draw:style-name="gr8" draw:text-style-name="P4" draw:layer="layout" svg:x1="18.1cm" svg:y1="13.4cm" svg:x2="18.1cm" svg:y2="12.2cm">
            <text:p/>
          </draw:line>
        </draw:g>
        <draw:g>
          <draw:line draw:style-name="gr8" draw:text-style-name="P4" draw:layer="layout" svg:x1="2.1cm" svg:y1="20cm" svg:x2="4.9cm" svg:y2="20cm">
            <text:p/>
          </draw:line>
          <draw:line draw:style-name="gr8" draw:text-style-name="P4" draw:layer="layout" svg:x1="3.3cm" svg:y1="17.6cm" svg:x2="4.9cm" svg:y2="17.6cm">
            <text:p/>
          </draw:line>
          <draw:line draw:style-name="gr8" draw:text-style-name="P4" draw:layer="layout" svg:x1="2.1cm" svg:y1="20cm" svg:x2="3.3cm" svg:y2="17.6cm">
            <text:p/>
          </draw:line>
          <draw:line draw:style-name="gr8" draw:text-style-name="P4" draw:layer="layout" svg:x1="4.9cm" svg:y1="20cm" svg:x2="4.9cm" svg:y2="17.6cm">
            <text:p/>
          </draw:line>
        </draw:g>
        <draw:g>
          <draw:line draw:style-name="gr8" draw:text-style-name="P4" draw:layer="layout" svg:x1="8.5cm" svg:y1="20cm" svg:x2="12.1cm" svg:y2="20cm">
            <text:p/>
          </draw:line>
          <draw:line draw:style-name="gr8" draw:text-style-name="P4" draw:layer="layout" svg:x1="8.5cm" svg:y1="18.8cm" svg:x2="9.7cm" svg:y2="17.6cm">
            <text:p/>
          </draw:line>
          <draw:line draw:style-name="gr8" draw:text-style-name="P4" draw:layer="layout" svg:x1="8.5cm" svg:y1="20cm" svg:x2="8.5cm" svg:y2="18.8cm">
            <text:p/>
          </draw:line>
          <draw:line draw:style-name="gr8" draw:text-style-name="P4" draw:layer="layout" svg:x1="12.1cm" svg:y1="20cm" svg:x2="12.1cm" svg:y2="18.8cm">
            <text:p/>
          </draw:line>
          <draw:line draw:style-name="gr8" draw:text-style-name="P4" draw:layer="layout" svg:x1="12.1cm" svg:y1="18.8cm" svg:x2="10.9cm" svg:y2="17.6cm">
            <text:p/>
          </draw:line>
          <draw:line draw:style-name="gr8" draw:text-style-name="P4" draw:layer="layout" svg:x1="10.9cm" svg:y1="17.6cm" svg:x2="9.7cm" svg:y2="17.6cm">
            <text:p/>
          </draw:line>
        </draw:g>
        <draw:g>
          <draw:line draw:style-name="gr8" draw:text-style-name="P4" draw:layer="layout" svg:x1="14.9cm" svg:y1="20cm" svg:x2="16.5cm" svg:y2="17.6cm">
            <text:p/>
          </draw:line>
          <draw:line draw:style-name="gr8" draw:text-style-name="P4" draw:layer="layout" svg:x1="17.7cm" svg:y1="17.6cm" svg:x2="16.5cm" svg:y2="17.6cm">
            <text:p/>
          </draw:line>
          <draw:line draw:style-name="gr8" draw:text-style-name="P4" draw:layer="layout" svg:x1="18.1cm" svg:y1="17.6cm" svg:x2="16.5cm" svg:y2="17.6cm">
            <text:p/>
          </draw:line>
          <draw:line draw:style-name="gr8" draw:text-style-name="P4" draw:layer="layout" svg:x1="16.5cm" svg:y1="20cm" svg:x2="14.9cm" svg:y2="20cm">
            <text:p/>
          </draw:line>
          <draw:line draw:style-name="gr8" draw:text-style-name="P4" draw:layer="layout" svg:x1="16.5cm" svg:y1="20cm" svg:x2="18.1cm" svg:y2="17.6cm">
            <text:p/>
          </draw:line>
        </draw:g>
        <draw:custom-shape draw:style-name="gr9" draw:text-style-name="P4" draw:layer="layout" svg:width="2.4cm" svg:height="2.4cm" svg:x="2.9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4cm" svg:height="4cm" svg:x="2.1cm" svg:y="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8" draw:text-style-name="P4" draw:layer="layout" svg:x1="15.7cm" svg:y1="24.2cm" svg:x2="19.3cm" svg:y2="24.2cm">
            <text:p/>
          </draw:line>
          <draw:line draw:style-name="gr8" draw:text-style-name="P4" draw:layer="layout" svg:x1="19.3cm" svg:y1="25.8cm" svg:x2="19.3cm" svg:y2="24.2cm">
            <text:p/>
          </draw:line>
          <draw:line draw:style-name="gr8" draw:text-style-name="P4" draw:layer="layout" svg:x1="15.7cm" svg:y1="25.8cm" svg:x2="15.7cm" svg:y2="24.2cm">
            <text:p/>
          </draw:line>
          <draw:line draw:style-name="gr8" draw:text-style-name="P4" draw:layer="layout" svg:x1="16.9cm" svg:y1="27cm" svg:x2="18.1cm" svg:y2="27cm">
            <text:p/>
          </draw:line>
          <draw:circle draw:style-name="gr11" draw:text-style-name="P8" draw:layer="layout" svg:width="2.4cm" svg:height="2.4cm" draw:transform="rotate (-3.14159265358979) translate (18.1cm 27cm)" draw:kind="arc" draw:start-angle="0.02" draw:end-angle="90.02">
            <text:p/>
          </draw:circle>
          <draw:circle draw:style-name="gr11" draw:text-style-name="P8" draw:layer="layout" svg:width="2.4cm" svg:height="2.4cm" draw:transform="rotate (-3.14159265358979) translate (19.3cm 27cm)" draw:kind="arc" draw:start-angle="90" draw:end-angle="180">
            <text:p/>
          </draw:circle>
        </draw:g>
        <draw:g>
          <draw:line draw:style-name="gr8" draw:text-style-name="P4" draw:layer="layout" svg:x1="9.7cm" svg:y1="26.2cm" svg:x2="12.1cm" svg:y2="26.2cm">
            <text:p/>
          </draw:line>
          <draw:line draw:style-name="gr8" draw:text-style-name="P4" draw:layer="layout" svg:x1="12.1cm" svg:y1="26.2cm" svg:x2="12.1cm" svg:y2="24.6cm">
            <text:p/>
          </draw:line>
          <draw:line draw:style-name="gr8" draw:text-style-name="P4" draw:layer="layout" svg:x1="9.7cm" svg:y1="26.2cm" svg:x2="9.7cm" svg:y2="24.6cm">
            <text:p/>
          </draw:line>
          <draw:circle draw:style-name="gr11" draw:text-style-name="P8" draw:layer="layout" svg:width="2.4cm" svg:height="2.4cm" svg:x="9.7cm" svg:y="23.4cm" draw:kind="arc" draw:start-angle="0.03" draw:end-angle="180.14">
            <text:p/>
          </draw:circle>
        </draw:g>
        <draw:frame draw:style-name="gr12" draw:text-style-name="P9" draw:layer="layout" svg:width="19.233cm" svg:height="0.476cm" svg:x="0.867cm" svg:y="28.419cm">
          <draw:text-box>
            <text:p text:style-name="P8"><text:span text:style-name="T4">Licencia CC BY-SA 4.0 <text:s text:c="6"/>www.picuino.com</text:span></text:p>
          </draw:text-box>
        </draw:frame>
      </draw:page>
      <draw:page draw:name="page2" draw:style-name="dp1" draw:master-page-name="Predeterminado">
        <draw:frame draw:style-name="gr1" draw:text-style-name="P1" draw:layer="layout" svg:width="5cm" svg:height="0.95cm" svg:x="0.9cm" svg:y="1cm">
          <draw:text-box>
            <text:p><text:span text:style-name="T1">Acotación 01</text:span></text:p>
          </draw:text-box>
        </draw:frame>
        <draw:frame draw:style-name="gr2" draw:text-style-name="P3" draw:layer="layout" svg:width="3.6cm" svg:height="0.926cm" svg:x="16.7cm" svg:y="1.024cm">
          <draw:text-box>
            <text:p text:style-name="P2"><text:span text:style-name="T2">Curso:_______</text:span></text:p>
          </draw:text-box>
        </draw:frame>
        <draw:frame draw:style-name="gr3" draw:text-style-name="P3" draw:layer="layout" svg:width="11.4cm" svg:height="0.95cm" svg:x="5.6cm" svg:y="1cm">
          <draw:text-box>
            <text:p text:style-name="P2"><text:span text:style-name="T2">Nombre:_______________________________________</text:span></text:p>
          </draw:text-box>
        </draw:frame>
        <draw:g draw:style-name="gr4">
          <draw:g>
            <draw:g>
              <draw:line draw:style-name="gr5" draw:text-style-name="P4" draw:layer="layout" svg:x1="0.9cm" svg:y1="2.4cm" svg:x2="7.3cm" svg:y2="2.4cm">
                <text:p/>
              </draw:line>
              <draw:line draw:style-name="gr5" draw:text-style-name="P4" draw:layer="layout" svg:x1="0.9cm" svg:y1="2.8cm" svg:x2="7.3cm" svg:y2="2.8cm">
                <text:p/>
              </draw:line>
              <draw:line draw:style-name="gr5" draw:text-style-name="P4" draw:layer="layout" svg:x1="0.9cm" svg:y1="3.2cm" svg:x2="7.3cm" svg:y2="3.2cm">
                <text:p/>
              </draw:line>
              <draw:line draw:style-name="gr5" draw:text-style-name="P4" draw:layer="layout" svg:x1="0.9cm" svg:y1="3.6cm" svg:x2="7.3cm" svg:y2="3.6cm">
                <text:p/>
              </draw:line>
            </draw:g>
            <draw:g>
              <draw:line draw:style-name="gr5" draw:text-style-name="P4" draw:layer="layout" svg:x1="1.3cm" svg:y1="2cm" svg:x2="1.3cm" svg:y2="8.6cm">
                <text:p/>
              </draw:line>
              <draw:line draw:style-name="gr5" draw:text-style-name="P4" draw:layer="layout" svg:x1="1.7cm" svg:y1="2cm" svg:x2="1.7cm" svg:y2="8.6cm">
                <text:p/>
              </draw:line>
              <draw:line draw:style-name="gr5" draw:text-style-name="P4" draw:layer="layout" svg:x1="2.1cm" svg:y1="2cm" svg:x2="2.1cm" svg:y2="8.6cm">
                <text:p/>
              </draw:line>
              <draw:line draw:style-name="gr5" draw:text-style-name="P4" draw:layer="layout" svg:x1="2.5cm" svg:y1="2cm" svg:x2="2.5cm" svg:y2="8.6cm">
                <text:p/>
              </draw:line>
            </draw:g>
            <draw:g>
              <draw:line draw:style-name="gr5" draw:text-style-name="P4" draw:layer="layout" svg:x1="0.9cm" svg:y1="4cm" svg:x2="7.3cm" svg:y2="4cm">
                <text:p/>
              </draw:line>
              <draw:line draw:style-name="gr5" draw:text-style-name="P4" draw:layer="layout" svg:x1="0.9cm" svg:y1="4.4cm" svg:x2="7.3cm" svg:y2="4.4cm">
                <text:p/>
              </draw:line>
              <draw:line draw:style-name="gr5" draw:text-style-name="P4" draw:layer="layout" svg:x1="0.9cm" svg:y1="4.8cm" svg:x2="7.3cm" svg:y2="4.8cm">
                <text:p/>
              </draw:line>
              <draw:line draw:style-name="gr5" draw:text-style-name="P4" draw:layer="layout" svg:x1="0.9cm" svg:y1="5.2cm" svg:x2="7.3cm" svg:y2="5.2cm">
                <text:p/>
              </draw:line>
            </draw:g>
            <draw:g>
              <draw:line draw:style-name="gr5" draw:text-style-name="P4" draw:layer="layout" svg:x1="0.9cm" svg:y1="5.6cm" svg:x2="7.3cm" svg:y2="5.6cm">
                <text:p/>
              </draw:line>
              <draw:line draw:style-name="gr5" draw:text-style-name="P4" draw:layer="layout" svg:x1="0.9cm" svg:y1="6cm" svg:x2="7.3cm" svg:y2="6cm">
                <text:p/>
              </draw:line>
              <draw:line draw:style-name="gr5" draw:text-style-name="P4" draw:layer="layout" svg:x1="0.9cm" svg:y1="6.4cm" svg:x2="7.3cm" svg:y2="6.4cm">
                <text:p/>
              </draw:line>
              <draw:line draw:style-name="gr5" draw:text-style-name="P4" draw:layer="layout" svg:x1="0.9cm" svg:y1="6.8cm" svg:x2="7.3cm" svg:y2="6.8cm">
                <text:p/>
              </draw:line>
            </draw:g>
            <draw:g>
              <draw:line draw:style-name="gr5" draw:text-style-name="P4" draw:layer="layout" svg:x1="0.9cm" svg:y1="7.2cm" svg:x2="7.3cm" svg:y2="7.2cm">
                <text:p/>
              </draw:line>
              <draw:line draw:style-name="gr5" draw:text-style-name="P4" draw:layer="layout" svg:x1="0.9cm" svg:y1="7.6cm" svg:x2="7.3cm" svg:y2="7.6cm">
                <text:p/>
              </draw:line>
              <draw:line draw:style-name="gr5" draw:text-style-name="P4" draw:layer="layout" svg:x1="0.9cm" svg:y1="8cm" svg:x2="7.3cm" svg:y2="8cm">
                <text:p/>
              </draw:line>
              <draw:line draw:style-name="gr5" draw:text-style-name="P4" draw:layer="layout" svg:x1="0.9cm" svg:y1="8.4cm" svg:x2="7.3cm" svg:y2="8.4cm">
                <text:p/>
              </draw:line>
            </draw:g>
            <draw:g>
              <draw:line draw:style-name="gr5" draw:text-style-name="P4" draw:layer="layout" svg:x1="2.9cm" svg:y1="2cm" svg:x2="2.9cm" svg:y2="8.6cm">
                <text:p/>
              </draw:line>
              <draw:line draw:style-name="gr5" draw:text-style-name="P4" draw:layer="layout" svg:x1="3.3cm" svg:y1="2cm" svg:x2="3.3cm" svg:y2="8.6cm">
                <text:p/>
              </draw:line>
              <draw:line draw:style-name="gr5" draw:text-style-name="P4" draw:layer="layout" svg:x1="3.7cm" svg:y1="2cm" svg:x2="3.7cm" svg:y2="8.6cm">
                <text:p/>
              </draw:line>
              <draw:line draw:style-name="gr5" draw:text-style-name="P4" draw:layer="layout" svg:x1="4.1cm" svg:y1="2cm" svg:x2="4.1cm" svg:y2="8.6cm">
                <text:p/>
              </draw:line>
            </draw:g>
            <draw:g>
              <draw:line draw:style-name="gr5" draw:text-style-name="P4" draw:layer="layout" svg:x1="4.5cm" svg:y1="2cm" svg:x2="4.5cm" svg:y2="8.6cm">
                <text:p/>
              </draw:line>
              <draw:line draw:style-name="gr5" draw:text-style-name="P4" draw:layer="layout" svg:x1="4.9cm" svg:y1="2cm" svg:x2="4.9cm" svg:y2="8.6cm">
                <text:p/>
              </draw:line>
              <draw:line draw:style-name="gr5" draw:text-style-name="P4" draw:layer="layout" svg:x1="5.3cm" svg:y1="2cm" svg:x2="5.3cm" svg:y2="8.6cm">
                <text:p/>
              </draw:line>
              <draw:line draw:style-name="gr5" draw:text-style-name="P4" draw:layer="layout" svg:x1="5.7cm" svg:y1="2cm" svg:x2="5.7cm" svg:y2="8.6cm">
                <text:p/>
              </draw:line>
            </draw:g>
            <draw:g>
              <draw:line draw:style-name="gr5" draw:text-style-name="P4" draw:layer="layout" svg:x1="6.1cm" svg:y1="2cm" svg:x2="6.1cm" svg:y2="8.6cm">
                <text:p/>
              </draw:line>
              <draw:line draw:style-name="gr5" draw:text-style-name="P4" draw:layer="layout" svg:x1="6.5cm" svg:y1="2cm" svg:x2="6.5cm" svg:y2="8.6cm">
                <text:p/>
              </draw:line>
              <draw:line draw:style-name="gr5" draw:text-style-name="P4" draw:layer="layout" svg:x1="6.9cm" svg:y1="2cm" svg:x2="6.9cm" svg:y2="8.6cm">
                <text:p/>
              </draw:line>
              <draw:line draw:style-name="gr5" draw:text-style-name="P4" draw:layer="layout" svg:x1="7.3cm" svg:y1="2cm" svg:x2="7.3cm" svg:y2="8.6cm">
                <text:p/>
              </draw:line>
            </draw:g>
            <draw:custom-shape draw:style-name="gr6" draw:text-style-name="P5" draw:layer="layout" svg:width="6.4cm" svg:height="6.6cm" svg:x="0.9cm" svg:y="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0.9cm" svg:y="2cm">
              <draw:text-box>
                <text:p text:style-name="P6"><text:span text:style-name="T3">1</text:span></text:p>
              </draw:text-box>
            </draw:frame>
          </draw:g>
          <draw:g>
            <draw:g>
              <draw:line draw:style-name="gr5" draw:text-style-name="P4" draw:layer="layout" svg:x1="0.9cm" svg:y1="9cm" svg:x2="7.3cm" svg:y2="9cm">
                <text:p/>
              </draw:line>
              <draw:line draw:style-name="gr5" draw:text-style-name="P4" draw:layer="layout" svg:x1="0.9cm" svg:y1="9.4cm" svg:x2="7.3cm" svg:y2="9.4cm">
                <text:p/>
              </draw:line>
              <draw:line draw:style-name="gr5" draw:text-style-name="P4" draw:layer="layout" svg:x1="0.9cm" svg:y1="9.8cm" svg:x2="7.3cm" svg:y2="9.8cm">
                <text:p/>
              </draw:line>
              <draw:line draw:style-name="gr5" draw:text-style-name="P4" draw:layer="layout" svg:x1="0.9cm" svg:y1="10.2cm" svg:x2="7.3cm" svg:y2="10.2cm">
                <text:p/>
              </draw:line>
            </draw:g>
            <draw:g>
              <draw:line draw:style-name="gr5" draw:text-style-name="P4" draw:layer="layout" svg:x1="1.3cm" svg:y1="8.6cm" svg:x2="1.3cm" svg:y2="15.2cm">
                <text:p/>
              </draw:line>
              <draw:line draw:style-name="gr5" draw:text-style-name="P4" draw:layer="layout" svg:x1="1.7cm" svg:y1="8.6cm" svg:x2="1.7cm" svg:y2="15.2cm">
                <text:p/>
              </draw:line>
              <draw:line draw:style-name="gr5" draw:text-style-name="P4" draw:layer="layout" svg:x1="2.1cm" svg:y1="8.6cm" svg:x2="2.1cm" svg:y2="15.2cm">
                <text:p/>
              </draw:line>
              <draw:line draw:style-name="gr5" draw:text-style-name="P4" draw:layer="layout" svg:x1="2.5cm" svg:y1="8.6cm" svg:x2="2.5cm" svg:y2="15.2cm">
                <text:p/>
              </draw:line>
            </draw:g>
            <draw:g>
              <draw:line draw:style-name="gr5" draw:text-style-name="P4" draw:layer="layout" svg:x1="0.9cm" svg:y1="10.6cm" svg:x2="7.3cm" svg:y2="10.6cm">
                <text:p/>
              </draw:line>
              <draw:line draw:style-name="gr5" draw:text-style-name="P4" draw:layer="layout" svg:x1="0.9cm" svg:y1="11cm" svg:x2="7.3cm" svg:y2="11cm">
                <text:p/>
              </draw:line>
              <draw:line draw:style-name="gr5" draw:text-style-name="P4" draw:layer="layout" svg:x1="0.9cm" svg:y1="11.4cm" svg:x2="7.3cm" svg:y2="11.4cm">
                <text:p/>
              </draw:line>
              <draw:line draw:style-name="gr5" draw:text-style-name="P4" draw:layer="layout" svg:x1="0.9cm" svg:y1="11.8cm" svg:x2="7.3cm" svg:y2="11.8cm">
                <text:p/>
              </draw:line>
            </draw:g>
            <draw:g>
              <draw:line draw:style-name="gr5" draw:text-style-name="P4" draw:layer="layout" svg:x1="0.9cm" svg:y1="12.2cm" svg:x2="7.3cm" svg:y2="12.2cm">
                <text:p/>
              </draw:line>
              <draw:line draw:style-name="gr5" draw:text-style-name="P4" draw:layer="layout" svg:x1="0.9cm" svg:y1="12.6cm" svg:x2="7.3cm" svg:y2="12.6cm">
                <text:p/>
              </draw:line>
              <draw:line draw:style-name="gr5" draw:text-style-name="P4" draw:layer="layout" svg:x1="0.9cm" svg:y1="13cm" svg:x2="7.3cm" svg:y2="13cm">
                <text:p/>
              </draw:line>
              <draw:line draw:style-name="gr5" draw:text-style-name="P4" draw:layer="layout" svg:x1="0.9cm" svg:y1="13.4cm" svg:x2="7.3cm" svg:y2="13.4cm">
                <text:p/>
              </draw:line>
            </draw:g>
            <draw:g>
              <draw:line draw:style-name="gr5" draw:text-style-name="P4" draw:layer="layout" svg:x1="0.9cm" svg:y1="13.8cm" svg:x2="7.3cm" svg:y2="13.8cm">
                <text:p/>
              </draw:line>
              <draw:line draw:style-name="gr5" draw:text-style-name="P4" draw:layer="layout" svg:x1="0.9cm" svg:y1="14.2cm" svg:x2="7.3cm" svg:y2="14.2cm">
                <text:p/>
              </draw:line>
              <draw:line draw:style-name="gr5" draw:text-style-name="P4" draw:layer="layout" svg:x1="0.9cm" svg:y1="14.6cm" svg:x2="7.3cm" svg:y2="14.6cm">
                <text:p/>
              </draw:line>
              <draw:line draw:style-name="gr5" draw:text-style-name="P4" draw:layer="layout" svg:x1="0.9cm" svg:y1="15cm" svg:x2="7.3cm" svg:y2="15cm">
                <text:p/>
              </draw:line>
            </draw:g>
            <draw:g>
              <draw:line draw:style-name="gr5" draw:text-style-name="P4" draw:layer="layout" svg:x1="2.9cm" svg:y1="8.6cm" svg:x2="2.9cm" svg:y2="15.2cm">
                <text:p/>
              </draw:line>
              <draw:line draw:style-name="gr5" draw:text-style-name="P4" draw:layer="layout" svg:x1="3.3cm" svg:y1="8.6cm" svg:x2="3.3cm" svg:y2="15.2cm">
                <text:p/>
              </draw:line>
              <draw:line draw:style-name="gr5" draw:text-style-name="P4" draw:layer="layout" svg:x1="3.7cm" svg:y1="8.6cm" svg:x2="3.7cm" svg:y2="15.2cm">
                <text:p/>
              </draw:line>
              <draw:line draw:style-name="gr5" draw:text-style-name="P4" draw:layer="layout" svg:x1="4.1cm" svg:y1="8.6cm" svg:x2="4.1cm" svg:y2="15.2cm">
                <text:p/>
              </draw:line>
            </draw:g>
            <draw:g>
              <draw:line draw:style-name="gr5" draw:text-style-name="P4" draw:layer="layout" svg:x1="4.5cm" svg:y1="8.6cm" svg:x2="4.5cm" svg:y2="15.2cm">
                <text:p/>
              </draw:line>
              <draw:line draw:style-name="gr5" draw:text-style-name="P4" draw:layer="layout" svg:x1="4.9cm" svg:y1="8.6cm" svg:x2="4.9cm" svg:y2="15.2cm">
                <text:p/>
              </draw:line>
              <draw:line draw:style-name="gr5" draw:text-style-name="P4" draw:layer="layout" svg:x1="5.3cm" svg:y1="8.6cm" svg:x2="5.3cm" svg:y2="15.2cm">
                <text:p/>
              </draw:line>
              <draw:line draw:style-name="gr5" draw:text-style-name="P4" draw:layer="layout" svg:x1="5.7cm" svg:y1="8.6cm" svg:x2="5.7cm" svg:y2="15.2cm">
                <text:p/>
              </draw:line>
            </draw:g>
            <draw:g>
              <draw:line draw:style-name="gr5" draw:text-style-name="P4" draw:layer="layout" svg:x1="6.1cm" svg:y1="8.6cm" svg:x2="6.1cm" svg:y2="15.2cm">
                <text:p/>
              </draw:line>
              <draw:line draw:style-name="gr5" draw:text-style-name="P4" draw:layer="layout" svg:x1="6.5cm" svg:y1="8.6cm" svg:x2="6.5cm" svg:y2="15.2cm">
                <text:p/>
              </draw:line>
              <draw:line draw:style-name="gr5" draw:text-style-name="P4" draw:layer="layout" svg:x1="6.9cm" svg:y1="8.6cm" svg:x2="6.9cm" svg:y2="15.2cm">
                <text:p/>
              </draw:line>
              <draw:line draw:style-name="gr5" draw:text-style-name="P4" draw:layer="layout" svg:x1="7.3cm" svg:y1="8.6cm" svg:x2="7.3cm" svg:y2="15.2cm">
                <text:p/>
              </draw:line>
            </draw:g>
            <draw:custom-shape draw:style-name="gr6" draw:text-style-name="P5" draw:layer="layout" svg:width="6.4cm" svg:height="6.6cm" svg:x="0.9cm" svg:y="8.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0.9cm" svg:y="8.6cm">
              <draw:text-box>
                <text:p text:style-name="P6"><text:span text:style-name="T3">4</text:span></text:p>
              </draw:text-box>
            </draw:frame>
          </draw:g>
          <draw:g>
            <draw:g>
              <draw:line draw:style-name="gr5" draw:text-style-name="P4" draw:layer="layout" svg:x1="0.9cm" svg:y1="15.6cm" svg:x2="7.3cm" svg:y2="15.6cm">
                <text:p/>
              </draw:line>
              <draw:line draw:style-name="gr5" draw:text-style-name="P4" draw:layer="layout" svg:x1="0.9cm" svg:y1="16cm" svg:x2="7.3cm" svg:y2="16cm">
                <text:p/>
              </draw:line>
              <draw:line draw:style-name="gr5" draw:text-style-name="P4" draw:layer="layout" svg:x1="0.9cm" svg:y1="16.4cm" svg:x2="7.3cm" svg:y2="16.4cm">
                <text:p/>
              </draw:line>
              <draw:line draw:style-name="gr5" draw:text-style-name="P4" draw:layer="layout" svg:x1="0.9cm" svg:y1="16.8cm" svg:x2="7.3cm" svg:y2="16.8cm">
                <text:p/>
              </draw:line>
            </draw:g>
            <draw:g>
              <draw:line draw:style-name="gr5" draw:text-style-name="P4" draw:layer="layout" svg:x1="1.3cm" svg:y1="15.2cm" svg:x2="1.3cm" svg:y2="21.8cm">
                <text:p/>
              </draw:line>
              <draw:line draw:style-name="gr5" draw:text-style-name="P4" draw:layer="layout" svg:x1="1.7cm" svg:y1="15.2cm" svg:x2="1.7cm" svg:y2="21.8cm">
                <text:p/>
              </draw:line>
              <draw:line draw:style-name="gr5" draw:text-style-name="P4" draw:layer="layout" svg:x1="2.1cm" svg:y1="15.2cm" svg:x2="2.1cm" svg:y2="21.8cm">
                <text:p/>
              </draw:line>
              <draw:line draw:style-name="gr5" draw:text-style-name="P4" draw:layer="layout" svg:x1="2.5cm" svg:y1="15.2cm" svg:x2="2.5cm" svg:y2="21.8cm">
                <text:p/>
              </draw:line>
            </draw:g>
            <draw:g>
              <draw:line draw:style-name="gr5" draw:text-style-name="P4" draw:layer="layout" svg:x1="0.9cm" svg:y1="17.2cm" svg:x2="7.3cm" svg:y2="17.2cm">
                <text:p/>
              </draw:line>
              <draw:line draw:style-name="gr5" draw:text-style-name="P4" draw:layer="layout" svg:x1="0.9cm" svg:y1="17.6cm" svg:x2="7.3cm" svg:y2="17.6cm">
                <text:p/>
              </draw:line>
              <draw:line draw:style-name="gr5" draw:text-style-name="P4" draw:layer="layout" svg:x1="0.9cm" svg:y1="18cm" svg:x2="7.3cm" svg:y2="18cm">
                <text:p/>
              </draw:line>
              <draw:line draw:style-name="gr5" draw:text-style-name="P4" draw:layer="layout" svg:x1="0.9cm" svg:y1="18.4cm" svg:x2="7.3cm" svg:y2="18.4cm">
                <text:p/>
              </draw:line>
            </draw:g>
            <draw:g>
              <draw:line draw:style-name="gr5" draw:text-style-name="P4" draw:layer="layout" svg:x1="0.9cm" svg:y1="18.8cm" svg:x2="7.3cm" svg:y2="18.8cm">
                <text:p/>
              </draw:line>
              <draw:line draw:style-name="gr5" draw:text-style-name="P4" draw:layer="layout" svg:x1="0.9cm" svg:y1="19.2cm" svg:x2="7.3cm" svg:y2="19.2cm">
                <text:p/>
              </draw:line>
              <draw:line draw:style-name="gr5" draw:text-style-name="P4" draw:layer="layout" svg:x1="0.9cm" svg:y1="19.6cm" svg:x2="7.3cm" svg:y2="19.6cm">
                <text:p/>
              </draw:line>
              <draw:line draw:style-name="gr5" draw:text-style-name="P4" draw:layer="layout" svg:x1="0.9cm" svg:y1="20cm" svg:x2="7.3cm" svg:y2="20cm">
                <text:p/>
              </draw:line>
            </draw:g>
            <draw:g>
              <draw:line draw:style-name="gr5" draw:text-style-name="P4" draw:layer="layout" svg:x1="0.9cm" svg:y1="20.4cm" svg:x2="7.3cm" svg:y2="20.4cm">
                <text:p/>
              </draw:line>
              <draw:line draw:style-name="gr5" draw:text-style-name="P4" draw:layer="layout" svg:x1="0.9cm" svg:y1="20.8cm" svg:x2="7.3cm" svg:y2="20.8cm">
                <text:p/>
              </draw:line>
              <draw:line draw:style-name="gr5" draw:text-style-name="P4" draw:layer="layout" svg:x1="0.9cm" svg:y1="21.2cm" svg:x2="7.3cm" svg:y2="21.2cm">
                <text:p/>
              </draw:line>
              <draw:line draw:style-name="gr5" draw:text-style-name="P4" draw:layer="layout" svg:x1="0.9cm" svg:y1="21.6cm" svg:x2="7.3cm" svg:y2="21.6cm">
                <text:p/>
              </draw:line>
            </draw:g>
            <draw:g>
              <draw:line draw:style-name="gr5" draw:text-style-name="P4" draw:layer="layout" svg:x1="2.9cm" svg:y1="15.2cm" svg:x2="2.9cm" svg:y2="21.8cm">
                <text:p/>
              </draw:line>
              <draw:line draw:style-name="gr5" draw:text-style-name="P4" draw:layer="layout" svg:x1="3.3cm" svg:y1="15.2cm" svg:x2="3.3cm" svg:y2="21.8cm">
                <text:p/>
              </draw:line>
              <draw:line draw:style-name="gr5" draw:text-style-name="P4" draw:layer="layout" svg:x1="3.7cm" svg:y1="15.2cm" svg:x2="3.7cm" svg:y2="21.8cm">
                <text:p/>
              </draw:line>
              <draw:line draw:style-name="gr5" draw:text-style-name="P4" draw:layer="layout" svg:x1="4.1cm" svg:y1="15.2cm" svg:x2="4.1cm" svg:y2="21.8cm">
                <text:p/>
              </draw:line>
            </draw:g>
            <draw:g>
              <draw:line draw:style-name="gr5" draw:text-style-name="P4" draw:layer="layout" svg:x1="4.5cm" svg:y1="15.2cm" svg:x2="4.5cm" svg:y2="21.8cm">
                <text:p/>
              </draw:line>
              <draw:line draw:style-name="gr5" draw:text-style-name="P4" draw:layer="layout" svg:x1="4.9cm" svg:y1="15.2cm" svg:x2="4.9cm" svg:y2="21.8cm">
                <text:p/>
              </draw:line>
              <draw:line draw:style-name="gr5" draw:text-style-name="P4" draw:layer="layout" svg:x1="5.3cm" svg:y1="15.2cm" svg:x2="5.3cm" svg:y2="21.8cm">
                <text:p/>
              </draw:line>
              <draw:line draw:style-name="gr5" draw:text-style-name="P4" draw:layer="layout" svg:x1="5.7cm" svg:y1="15.2cm" svg:x2="5.7cm" svg:y2="21.8cm">
                <text:p/>
              </draw:line>
            </draw:g>
            <draw:g>
              <draw:line draw:style-name="gr5" draw:text-style-name="P4" draw:layer="layout" svg:x1="6.1cm" svg:y1="15.2cm" svg:x2="6.1cm" svg:y2="21.8cm">
                <text:p/>
              </draw:line>
              <draw:line draw:style-name="gr5" draw:text-style-name="P4" draw:layer="layout" svg:x1="6.5cm" svg:y1="15.2cm" svg:x2="6.5cm" svg:y2="21.8cm">
                <text:p/>
              </draw:line>
              <draw:line draw:style-name="gr5" draw:text-style-name="P4" draw:layer="layout" svg:x1="6.9cm" svg:y1="15.2cm" svg:x2="6.9cm" svg:y2="21.8cm">
                <text:p/>
              </draw:line>
              <draw:line draw:style-name="gr5" draw:text-style-name="P4" draw:layer="layout" svg:x1="7.3cm" svg:y1="15.2cm" svg:x2="7.3cm" svg:y2="21.8cm">
                <text:p/>
              </draw:line>
            </draw:g>
            <draw:custom-shape draw:style-name="gr6" draw:text-style-name="P5" draw:layer="layout" svg:width="6.4cm" svg:height="6.6cm" svg:x="0.9cm" svg:y="15.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0.9cm" svg:y="15.2cm">
              <draw:text-box>
                <text:p text:style-name="P6"><text:span text:style-name="T3">7</text:span></text:p>
              </draw:text-box>
            </draw:frame>
          </draw:g>
          <draw:g>
            <draw:g>
              <draw:line draw:style-name="gr5" draw:text-style-name="P4" draw:layer="layout" svg:x1="0.9cm" svg:y1="22.2cm" svg:x2="7.3cm" svg:y2="22.2cm">
                <text:p/>
              </draw:line>
              <draw:line draw:style-name="gr5" draw:text-style-name="P4" draw:layer="layout" svg:x1="0.9cm" svg:y1="22.6cm" svg:x2="7.3cm" svg:y2="22.6cm">
                <text:p/>
              </draw:line>
              <draw:line draw:style-name="gr5" draw:text-style-name="P4" draw:layer="layout" svg:x1="0.9cm" svg:y1="23cm" svg:x2="7.3cm" svg:y2="23cm">
                <text:p/>
              </draw:line>
              <draw:line draw:style-name="gr5" draw:text-style-name="P4" draw:layer="layout" svg:x1="0.9cm" svg:y1="23.4cm" svg:x2="7.3cm" svg:y2="23.4cm">
                <text:p/>
              </draw:line>
            </draw:g>
            <draw:g>
              <draw:line draw:style-name="gr5" draw:text-style-name="P4" draw:layer="layout" svg:x1="1.3cm" svg:y1="21.8cm" svg:x2="1.3cm" svg:y2="28.4cm">
                <text:p/>
              </draw:line>
              <draw:line draw:style-name="gr5" draw:text-style-name="P4" draw:layer="layout" svg:x1="1.7cm" svg:y1="21.8cm" svg:x2="1.7cm" svg:y2="28.4cm">
                <text:p/>
              </draw:line>
              <draw:line draw:style-name="gr5" draw:text-style-name="P4" draw:layer="layout" svg:x1="2.1cm" svg:y1="21.8cm" svg:x2="2.1cm" svg:y2="28.4cm">
                <text:p/>
              </draw:line>
              <draw:line draw:style-name="gr5" draw:text-style-name="P4" draw:layer="layout" svg:x1="2.5cm" svg:y1="21.8cm" svg:x2="2.5cm" svg:y2="28.4cm">
                <text:p/>
              </draw:line>
            </draw:g>
            <draw:g>
              <draw:line draw:style-name="gr5" draw:text-style-name="P4" draw:layer="layout" svg:x1="0.9cm" svg:y1="23.8cm" svg:x2="7.3cm" svg:y2="23.8cm">
                <text:p/>
              </draw:line>
              <draw:line draw:style-name="gr5" draw:text-style-name="P4" draw:layer="layout" svg:x1="0.9cm" svg:y1="24.2cm" svg:x2="7.3cm" svg:y2="24.2cm">
                <text:p/>
              </draw:line>
              <draw:line draw:style-name="gr5" draw:text-style-name="P4" draw:layer="layout" svg:x1="0.9cm" svg:y1="24.6cm" svg:x2="7.3cm" svg:y2="24.6cm">
                <text:p/>
              </draw:line>
              <draw:line draw:style-name="gr5" draw:text-style-name="P4" draw:layer="layout" svg:x1="0.9cm" svg:y1="25cm" svg:x2="7.3cm" svg:y2="25cm">
                <text:p/>
              </draw:line>
            </draw:g>
            <draw:g>
              <draw:line draw:style-name="gr5" draw:text-style-name="P4" draw:layer="layout" svg:x1="0.9cm" svg:y1="25.4cm" svg:x2="7.3cm" svg:y2="25.4cm">
                <text:p/>
              </draw:line>
              <draw:line draw:style-name="gr5" draw:text-style-name="P4" draw:layer="layout" svg:x1="0.9cm" svg:y1="25.8cm" svg:x2="7.3cm" svg:y2="25.8cm">
                <text:p/>
              </draw:line>
              <draw:line draw:style-name="gr5" draw:text-style-name="P4" draw:layer="layout" svg:x1="0.9cm" svg:y1="26.2cm" svg:x2="7.3cm" svg:y2="26.2cm">
                <text:p/>
              </draw:line>
              <draw:line draw:style-name="gr5" draw:text-style-name="P4" draw:layer="layout" svg:x1="0.9cm" svg:y1="26.6cm" svg:x2="7.3cm" svg:y2="26.6cm">
                <text:p/>
              </draw:line>
            </draw:g>
            <draw:g>
              <draw:line draw:style-name="gr5" draw:text-style-name="P4" draw:layer="layout" svg:x1="0.9cm" svg:y1="27cm" svg:x2="7.3cm" svg:y2="27cm">
                <text:p/>
              </draw:line>
              <draw:line draw:style-name="gr5" draw:text-style-name="P4" draw:layer="layout" svg:x1="0.9cm" svg:y1="27.4cm" svg:x2="7.3cm" svg:y2="27.4cm">
                <text:p/>
              </draw:line>
              <draw:line draw:style-name="gr5" draw:text-style-name="P4" draw:layer="layout" svg:x1="0.9cm" svg:y1="27.8cm" svg:x2="7.3cm" svg:y2="27.8cm">
                <text:p/>
              </draw:line>
              <draw:line draw:style-name="gr5" draw:text-style-name="P4" draw:layer="layout" svg:x1="0.9cm" svg:y1="28.2cm" svg:x2="7.3cm" svg:y2="28.2cm">
                <text:p/>
              </draw:line>
            </draw:g>
            <draw:g>
              <draw:line draw:style-name="gr5" draw:text-style-name="P4" draw:layer="layout" svg:x1="2.9cm" svg:y1="21.8cm" svg:x2="2.9cm" svg:y2="28.4cm">
                <text:p/>
              </draw:line>
              <draw:line draw:style-name="gr5" draw:text-style-name="P4" draw:layer="layout" svg:x1="3.3cm" svg:y1="21.8cm" svg:x2="3.3cm" svg:y2="28.4cm">
                <text:p/>
              </draw:line>
              <draw:line draw:style-name="gr5" draw:text-style-name="P4" draw:layer="layout" svg:x1="3.7cm" svg:y1="21.8cm" svg:x2="3.7cm" svg:y2="28.4cm">
                <text:p/>
              </draw:line>
              <draw:line draw:style-name="gr5" draw:text-style-name="P4" draw:layer="layout" svg:x1="4.1cm" svg:y1="21.8cm" svg:x2="4.1cm" svg:y2="28.4cm">
                <text:p/>
              </draw:line>
            </draw:g>
            <draw:g>
              <draw:line draw:style-name="gr5" draw:text-style-name="P4" draw:layer="layout" svg:x1="4.5cm" svg:y1="21.8cm" svg:x2="4.5cm" svg:y2="28.4cm">
                <text:p/>
              </draw:line>
              <draw:line draw:style-name="gr5" draw:text-style-name="P4" draw:layer="layout" svg:x1="4.9cm" svg:y1="21.8cm" svg:x2="4.9cm" svg:y2="28.4cm">
                <text:p/>
              </draw:line>
              <draw:line draw:style-name="gr5" draw:text-style-name="P4" draw:layer="layout" svg:x1="5.3cm" svg:y1="21.8cm" svg:x2="5.3cm" svg:y2="28.4cm">
                <text:p/>
              </draw:line>
              <draw:line draw:style-name="gr5" draw:text-style-name="P4" draw:layer="layout" svg:x1="5.7cm" svg:y1="21.8cm" svg:x2="5.7cm" svg:y2="28.4cm">
                <text:p/>
              </draw:line>
            </draw:g>
            <draw:g>
              <draw:line draw:style-name="gr5" draw:text-style-name="P4" draw:layer="layout" svg:x1="6.1cm" svg:y1="21.8cm" svg:x2="6.1cm" svg:y2="28.4cm">
                <text:p/>
              </draw:line>
              <draw:line draw:style-name="gr5" draw:text-style-name="P4" draw:layer="layout" svg:x1="6.5cm" svg:y1="21.8cm" svg:x2="6.5cm" svg:y2="28.4cm">
                <text:p/>
              </draw:line>
              <draw:line draw:style-name="gr5" draw:text-style-name="P4" draw:layer="layout" svg:x1="6.9cm" svg:y1="21.8cm" svg:x2="6.9cm" svg:y2="28.4cm">
                <text:p/>
              </draw:line>
              <draw:line draw:style-name="gr5" draw:text-style-name="P4" draw:layer="layout" svg:x1="7.3cm" svg:y1="21.8cm" svg:x2="7.3cm" svg:y2="28.4cm">
                <text:p/>
              </draw:line>
            </draw:g>
            <draw:custom-shape draw:style-name="gr6" draw:text-style-name="P5" draw:layer="layout" svg:width="6.4cm" svg:height="6.6cm" svg:x="0.9cm" svg:y="21.8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1.2cm" svg:height="0.751cm" svg:x="0.9cm" svg:y="21.8cm">
              <draw:text-box>
                <text:p text:style-name="P6"><text:span text:style-name="T3">10</text:span></text:p>
              </draw:text-box>
            </draw:frame>
          </draw:g>
          <draw:g>
            <draw:g>
              <draw:line draw:style-name="gr5" draw:text-style-name="P4" draw:layer="layout" svg:x1="7.3cm" svg:y1="2.4cm" svg:x2="13.7cm" svg:y2="2.4cm">
                <text:p/>
              </draw:line>
              <draw:line draw:style-name="gr5" draw:text-style-name="P4" draw:layer="layout" svg:x1="7.3cm" svg:y1="2.8cm" svg:x2="13.7cm" svg:y2="2.8cm">
                <text:p/>
              </draw:line>
              <draw:line draw:style-name="gr5" draw:text-style-name="P4" draw:layer="layout" svg:x1="7.3cm" svg:y1="3.2cm" svg:x2="13.7cm" svg:y2="3.2cm">
                <text:p/>
              </draw:line>
              <draw:line draw:style-name="gr5" draw:text-style-name="P4" draw:layer="layout" svg:x1="7.3cm" svg:y1="3.6cm" svg:x2="13.7cm" svg:y2="3.6cm">
                <text:p/>
              </draw:line>
            </draw:g>
            <draw:g>
              <draw:line draw:style-name="gr5" draw:text-style-name="P4" draw:layer="layout" svg:x1="7.7cm" svg:y1="2cm" svg:x2="7.7cm" svg:y2="8.6cm">
                <text:p/>
              </draw:line>
              <draw:line draw:style-name="gr5" draw:text-style-name="P4" draw:layer="layout" svg:x1="8.1cm" svg:y1="2cm" svg:x2="8.1cm" svg:y2="8.6cm">
                <text:p/>
              </draw:line>
              <draw:line draw:style-name="gr5" draw:text-style-name="P4" draw:layer="layout" svg:x1="8.5cm" svg:y1="2cm" svg:x2="8.5cm" svg:y2="8.6cm">
                <text:p/>
              </draw:line>
              <draw:line draw:style-name="gr5" draw:text-style-name="P4" draw:layer="layout" svg:x1="8.9cm" svg:y1="2cm" svg:x2="8.9cm" svg:y2="8.6cm">
                <text:p/>
              </draw:line>
            </draw:g>
            <draw:g>
              <draw:line draw:style-name="gr5" draw:text-style-name="P4" draw:layer="layout" svg:x1="7.3cm" svg:y1="4cm" svg:x2="13.7cm" svg:y2="4cm">
                <text:p/>
              </draw:line>
              <draw:line draw:style-name="gr5" draw:text-style-name="P4" draw:layer="layout" svg:x1="7.3cm" svg:y1="4.4cm" svg:x2="13.7cm" svg:y2="4.4cm">
                <text:p/>
              </draw:line>
              <draw:line draw:style-name="gr5" draw:text-style-name="P4" draw:layer="layout" svg:x1="7.3cm" svg:y1="4.8cm" svg:x2="13.7cm" svg:y2="4.8cm">
                <text:p/>
              </draw:line>
              <draw:line draw:style-name="gr5" draw:text-style-name="P4" draw:layer="layout" svg:x1="7.3cm" svg:y1="5.2cm" svg:x2="13.7cm" svg:y2="5.2cm">
                <text:p/>
              </draw:line>
            </draw:g>
            <draw:g>
              <draw:line draw:style-name="gr5" draw:text-style-name="P4" draw:layer="layout" svg:x1="7.3cm" svg:y1="5.6cm" svg:x2="13.7cm" svg:y2="5.6cm">
                <text:p/>
              </draw:line>
              <draw:line draw:style-name="gr5" draw:text-style-name="P4" draw:layer="layout" svg:x1="7.3cm" svg:y1="6cm" svg:x2="13.7cm" svg:y2="6cm">
                <text:p/>
              </draw:line>
              <draw:line draw:style-name="gr5" draw:text-style-name="P4" draw:layer="layout" svg:x1="7.3cm" svg:y1="6.4cm" svg:x2="13.7cm" svg:y2="6.4cm">
                <text:p/>
              </draw:line>
              <draw:line draw:style-name="gr5" draw:text-style-name="P4" draw:layer="layout" svg:x1="7.3cm" svg:y1="6.8cm" svg:x2="13.7cm" svg:y2="6.8cm">
                <text:p/>
              </draw:line>
            </draw:g>
            <draw:g>
              <draw:line draw:style-name="gr5" draw:text-style-name="P4" draw:layer="layout" svg:x1="7.3cm" svg:y1="7.2cm" svg:x2="13.7cm" svg:y2="7.2cm">
                <text:p/>
              </draw:line>
              <draw:line draw:style-name="gr5" draw:text-style-name="P4" draw:layer="layout" svg:x1="7.3cm" svg:y1="7.6cm" svg:x2="13.7cm" svg:y2="7.6cm">
                <text:p/>
              </draw:line>
              <draw:line draw:style-name="gr5" draw:text-style-name="P4" draw:layer="layout" svg:x1="7.3cm" svg:y1="8cm" svg:x2="13.7cm" svg:y2="8cm">
                <text:p/>
              </draw:line>
              <draw:line draw:style-name="gr5" draw:text-style-name="P4" draw:layer="layout" svg:x1="7.3cm" svg:y1="8.4cm" svg:x2="13.7cm" svg:y2="8.4cm">
                <text:p/>
              </draw:line>
            </draw:g>
            <draw:g>
              <draw:line draw:style-name="gr5" draw:text-style-name="P4" draw:layer="layout" svg:x1="9.3cm" svg:y1="2cm" svg:x2="9.3cm" svg:y2="8.6cm">
                <text:p/>
              </draw:line>
              <draw:line draw:style-name="gr5" draw:text-style-name="P4" draw:layer="layout" svg:x1="9.7cm" svg:y1="2cm" svg:x2="9.7cm" svg:y2="8.6cm">
                <text:p/>
              </draw:line>
              <draw:line draw:style-name="gr5" draw:text-style-name="P4" draw:layer="layout" svg:x1="10.1cm" svg:y1="2cm" svg:x2="10.1cm" svg:y2="8.6cm">
                <text:p/>
              </draw:line>
              <draw:line draw:style-name="gr5" draw:text-style-name="P4" draw:layer="layout" svg:x1="10.5cm" svg:y1="2cm" svg:x2="10.5cm" svg:y2="8.6cm">
                <text:p/>
              </draw:line>
            </draw:g>
            <draw:g>
              <draw:line draw:style-name="gr5" draw:text-style-name="P4" draw:layer="layout" svg:x1="10.9cm" svg:y1="2cm" svg:x2="10.9cm" svg:y2="8.6cm">
                <text:p/>
              </draw:line>
              <draw:line draw:style-name="gr5" draw:text-style-name="P4" draw:layer="layout" svg:x1="11.3cm" svg:y1="2cm" svg:x2="11.3cm" svg:y2="8.6cm">
                <text:p/>
              </draw:line>
              <draw:line draw:style-name="gr5" draw:text-style-name="P4" draw:layer="layout" svg:x1="11.7cm" svg:y1="2cm" svg:x2="11.7cm" svg:y2="8.6cm">
                <text:p/>
              </draw:line>
              <draw:line draw:style-name="gr5" draw:text-style-name="P4" draw:layer="layout" svg:x1="12.1cm" svg:y1="2cm" svg:x2="12.1cm" svg:y2="8.6cm">
                <text:p/>
              </draw:line>
            </draw:g>
            <draw:g>
              <draw:line draw:style-name="gr5" draw:text-style-name="P4" draw:layer="layout" svg:x1="12.5cm" svg:y1="2cm" svg:x2="12.5cm" svg:y2="8.6cm">
                <text:p/>
              </draw:line>
              <draw:line draw:style-name="gr5" draw:text-style-name="P4" draw:layer="layout" svg:x1="12.9cm" svg:y1="2cm" svg:x2="12.9cm" svg:y2="8.6cm">
                <text:p/>
              </draw:line>
              <draw:line draw:style-name="gr5" draw:text-style-name="P4" draw:layer="layout" svg:x1="13.3cm" svg:y1="2cm" svg:x2="13.3cm" svg:y2="8.6cm">
                <text:p/>
              </draw:line>
              <draw:line draw:style-name="gr5" draw:text-style-name="P4" draw:layer="layout" svg:x1="13.7cm" svg:y1="2cm" svg:x2="13.7cm" svg:y2="8.6cm">
                <text:p/>
              </draw:line>
            </draw:g>
            <draw:custom-shape draw:style-name="gr6" draw:text-style-name="P5" draw:layer="layout" svg:width="6.4cm" svg:height="6.6cm" svg:x="7.3cm" svg:y="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7.3cm" svg:y="2cm">
              <draw:text-box>
                <text:p text:style-name="P6"><text:span text:style-name="T3">2</text:span></text:p>
              </draw:text-box>
            </draw:frame>
          </draw:g>
          <draw:g>
            <draw:g>
              <draw:line draw:style-name="gr5" draw:text-style-name="P4" draw:layer="layout" svg:x1="7.3cm" svg:y1="9cm" svg:x2="13.7cm" svg:y2="9cm">
                <text:p/>
              </draw:line>
              <draw:line draw:style-name="gr5" draw:text-style-name="P4" draw:layer="layout" svg:x1="7.3cm" svg:y1="9.4cm" svg:x2="13.7cm" svg:y2="9.4cm">
                <text:p/>
              </draw:line>
              <draw:line draw:style-name="gr5" draw:text-style-name="P4" draw:layer="layout" svg:x1="7.3cm" svg:y1="9.8cm" svg:x2="13.7cm" svg:y2="9.8cm">
                <text:p/>
              </draw:line>
              <draw:line draw:style-name="gr5" draw:text-style-name="P4" draw:layer="layout" svg:x1="7.3cm" svg:y1="10.2cm" svg:x2="13.7cm" svg:y2="10.2cm">
                <text:p/>
              </draw:line>
            </draw:g>
            <draw:g>
              <draw:line draw:style-name="gr5" draw:text-style-name="P4" draw:layer="layout" svg:x1="7.7cm" svg:y1="8.6cm" svg:x2="7.7cm" svg:y2="15.2cm">
                <text:p/>
              </draw:line>
              <draw:line draw:style-name="gr5" draw:text-style-name="P4" draw:layer="layout" svg:x1="8.1cm" svg:y1="8.6cm" svg:x2="8.1cm" svg:y2="15.2cm">
                <text:p/>
              </draw:line>
              <draw:line draw:style-name="gr5" draw:text-style-name="P4" draw:layer="layout" svg:x1="8.5cm" svg:y1="8.6cm" svg:x2="8.5cm" svg:y2="15.2cm">
                <text:p/>
              </draw:line>
              <draw:line draw:style-name="gr5" draw:text-style-name="P4" draw:layer="layout" svg:x1="8.9cm" svg:y1="8.6cm" svg:x2="8.9cm" svg:y2="15.2cm">
                <text:p/>
              </draw:line>
            </draw:g>
            <draw:g>
              <draw:line draw:style-name="gr5" draw:text-style-name="P4" draw:layer="layout" svg:x1="7.3cm" svg:y1="10.6cm" svg:x2="13.7cm" svg:y2="10.6cm">
                <text:p/>
              </draw:line>
              <draw:line draw:style-name="gr5" draw:text-style-name="P4" draw:layer="layout" svg:x1="7.3cm" svg:y1="11cm" svg:x2="13.7cm" svg:y2="11cm">
                <text:p/>
              </draw:line>
              <draw:line draw:style-name="gr5" draw:text-style-name="P4" draw:layer="layout" svg:x1="7.3cm" svg:y1="11.4cm" svg:x2="13.7cm" svg:y2="11.4cm">
                <text:p/>
              </draw:line>
              <draw:line draw:style-name="gr5" draw:text-style-name="P4" draw:layer="layout" svg:x1="7.3cm" svg:y1="11.8cm" svg:x2="13.7cm" svg:y2="11.8cm">
                <text:p/>
              </draw:line>
            </draw:g>
            <draw:g>
              <draw:line draw:style-name="gr5" draw:text-style-name="P4" draw:layer="layout" svg:x1="7.3cm" svg:y1="12.2cm" svg:x2="13.7cm" svg:y2="12.2cm">
                <text:p/>
              </draw:line>
              <draw:line draw:style-name="gr5" draw:text-style-name="P4" draw:layer="layout" svg:x1="7.3cm" svg:y1="12.6cm" svg:x2="13.7cm" svg:y2="12.6cm">
                <text:p/>
              </draw:line>
              <draw:line draw:style-name="gr5" draw:text-style-name="P4" draw:layer="layout" svg:x1="7.3cm" svg:y1="13cm" svg:x2="13.7cm" svg:y2="13cm">
                <text:p/>
              </draw:line>
              <draw:line draw:style-name="gr5" draw:text-style-name="P4" draw:layer="layout" svg:x1="7.3cm" svg:y1="13.4cm" svg:x2="13.7cm" svg:y2="13.4cm">
                <text:p/>
              </draw:line>
            </draw:g>
            <draw:g>
              <draw:line draw:style-name="gr5" draw:text-style-name="P4" draw:layer="layout" svg:x1="7.3cm" svg:y1="13.8cm" svg:x2="13.7cm" svg:y2="13.8cm">
                <text:p/>
              </draw:line>
              <draw:line draw:style-name="gr5" draw:text-style-name="P4" draw:layer="layout" svg:x1="7.3cm" svg:y1="14.2cm" svg:x2="13.7cm" svg:y2="14.2cm">
                <text:p/>
              </draw:line>
              <draw:line draw:style-name="gr5" draw:text-style-name="P4" draw:layer="layout" svg:x1="7.3cm" svg:y1="14.6cm" svg:x2="13.7cm" svg:y2="14.6cm">
                <text:p/>
              </draw:line>
              <draw:line draw:style-name="gr5" draw:text-style-name="P4" draw:layer="layout" svg:x1="7.3cm" svg:y1="15cm" svg:x2="13.7cm" svg:y2="15cm">
                <text:p/>
              </draw:line>
            </draw:g>
            <draw:g>
              <draw:line draw:style-name="gr5" draw:text-style-name="P4" draw:layer="layout" svg:x1="9.3cm" svg:y1="8.6cm" svg:x2="9.3cm" svg:y2="15.2cm">
                <text:p/>
              </draw:line>
              <draw:line draw:style-name="gr5" draw:text-style-name="P4" draw:layer="layout" svg:x1="9.7cm" svg:y1="8.6cm" svg:x2="9.7cm" svg:y2="15.2cm">
                <text:p/>
              </draw:line>
              <draw:line draw:style-name="gr5" draw:text-style-name="P4" draw:layer="layout" svg:x1="10.1cm" svg:y1="8.6cm" svg:x2="10.1cm" svg:y2="15.2cm">
                <text:p/>
              </draw:line>
              <draw:line draw:style-name="gr5" draw:text-style-name="P4" draw:layer="layout" svg:x1="10.5cm" svg:y1="8.6cm" svg:x2="10.5cm" svg:y2="15.2cm">
                <text:p/>
              </draw:line>
            </draw:g>
            <draw:g>
              <draw:line draw:style-name="gr5" draw:text-style-name="P4" draw:layer="layout" svg:x1="10.9cm" svg:y1="8.6cm" svg:x2="10.9cm" svg:y2="15.2cm">
                <text:p/>
              </draw:line>
              <draw:line draw:style-name="gr5" draw:text-style-name="P4" draw:layer="layout" svg:x1="11.3cm" svg:y1="8.6cm" svg:x2="11.3cm" svg:y2="15.2cm">
                <text:p/>
              </draw:line>
              <draw:line draw:style-name="gr5" draw:text-style-name="P4" draw:layer="layout" svg:x1="11.7cm" svg:y1="8.6cm" svg:x2="11.7cm" svg:y2="15.2cm">
                <text:p/>
              </draw:line>
              <draw:line draw:style-name="gr5" draw:text-style-name="P4" draw:layer="layout" svg:x1="12.1cm" svg:y1="8.6cm" svg:x2="12.1cm" svg:y2="15.2cm">
                <text:p/>
              </draw:line>
            </draw:g>
            <draw:g>
              <draw:line draw:style-name="gr5" draw:text-style-name="P4" draw:layer="layout" svg:x1="12.5cm" svg:y1="8.6cm" svg:x2="12.5cm" svg:y2="15.2cm">
                <text:p/>
              </draw:line>
              <draw:line draw:style-name="gr5" draw:text-style-name="P4" draw:layer="layout" svg:x1="12.9cm" svg:y1="8.6cm" svg:x2="12.9cm" svg:y2="15.2cm">
                <text:p/>
              </draw:line>
              <draw:line draw:style-name="gr5" draw:text-style-name="P4" draw:layer="layout" svg:x1="13.3cm" svg:y1="8.6cm" svg:x2="13.3cm" svg:y2="15.2cm">
                <text:p/>
              </draw:line>
              <draw:line draw:style-name="gr5" draw:text-style-name="P4" draw:layer="layout" svg:x1="13.7cm" svg:y1="8.6cm" svg:x2="13.7cm" svg:y2="15.2cm">
                <text:p/>
              </draw:line>
            </draw:g>
            <draw:custom-shape draw:style-name="gr6" draw:text-style-name="P5" draw:layer="layout" svg:width="6.4cm" svg:height="6.6cm" svg:x="7.3cm" svg:y="8.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7.3cm" svg:y="8.6cm">
              <draw:text-box>
                <text:p text:style-name="P6"><text:span text:style-name="T3">5</text:span></text:p>
              </draw:text-box>
            </draw:frame>
          </draw:g>
          <draw:g>
            <draw:g>
              <draw:line draw:style-name="gr5" draw:text-style-name="P4" draw:layer="layout" svg:x1="7.3cm" svg:y1="15.6cm" svg:x2="13.7cm" svg:y2="15.6cm">
                <text:p/>
              </draw:line>
              <draw:line draw:style-name="gr5" draw:text-style-name="P4" draw:layer="layout" svg:x1="7.3cm" svg:y1="16cm" svg:x2="13.7cm" svg:y2="16cm">
                <text:p/>
              </draw:line>
              <draw:line draw:style-name="gr5" draw:text-style-name="P4" draw:layer="layout" svg:x1="7.3cm" svg:y1="16.4cm" svg:x2="13.7cm" svg:y2="16.4cm">
                <text:p/>
              </draw:line>
              <draw:line draw:style-name="gr5" draw:text-style-name="P4" draw:layer="layout" svg:x1="7.3cm" svg:y1="16.8cm" svg:x2="13.7cm" svg:y2="16.8cm">
                <text:p/>
              </draw:line>
            </draw:g>
            <draw:g>
              <draw:line draw:style-name="gr5" draw:text-style-name="P4" draw:layer="layout" svg:x1="7.7cm" svg:y1="15.2cm" svg:x2="7.7cm" svg:y2="21.8cm">
                <text:p/>
              </draw:line>
              <draw:line draw:style-name="gr5" draw:text-style-name="P4" draw:layer="layout" svg:x1="8.1cm" svg:y1="15.2cm" svg:x2="8.1cm" svg:y2="21.8cm">
                <text:p/>
              </draw:line>
              <draw:line draw:style-name="gr5" draw:text-style-name="P4" draw:layer="layout" svg:x1="8.5cm" svg:y1="15.2cm" svg:x2="8.5cm" svg:y2="21.8cm">
                <text:p/>
              </draw:line>
              <draw:line draw:style-name="gr5" draw:text-style-name="P4" draw:layer="layout" svg:x1="8.9cm" svg:y1="15.2cm" svg:x2="8.9cm" svg:y2="21.8cm">
                <text:p/>
              </draw:line>
            </draw:g>
            <draw:g>
              <draw:line draw:style-name="gr5" draw:text-style-name="P4" draw:layer="layout" svg:x1="7.3cm" svg:y1="17.2cm" svg:x2="13.7cm" svg:y2="17.2cm">
                <text:p/>
              </draw:line>
              <draw:line draw:style-name="gr5" draw:text-style-name="P4" draw:layer="layout" svg:x1="7.3cm" svg:y1="17.6cm" svg:x2="13.7cm" svg:y2="17.6cm">
                <text:p/>
              </draw:line>
              <draw:line draw:style-name="gr5" draw:text-style-name="P4" draw:layer="layout" svg:x1="7.3cm" svg:y1="18cm" svg:x2="13.7cm" svg:y2="18cm">
                <text:p/>
              </draw:line>
              <draw:line draw:style-name="gr5" draw:text-style-name="P4" draw:layer="layout" svg:x1="7.3cm" svg:y1="18.4cm" svg:x2="13.7cm" svg:y2="18.4cm">
                <text:p/>
              </draw:line>
            </draw:g>
            <draw:g>
              <draw:line draw:style-name="gr5" draw:text-style-name="P4" draw:layer="layout" svg:x1="7.3cm" svg:y1="18.8cm" svg:x2="13.7cm" svg:y2="18.8cm">
                <text:p/>
              </draw:line>
              <draw:line draw:style-name="gr5" draw:text-style-name="P4" draw:layer="layout" svg:x1="7.3cm" svg:y1="19.2cm" svg:x2="13.7cm" svg:y2="19.2cm">
                <text:p/>
              </draw:line>
              <draw:line draw:style-name="gr5" draw:text-style-name="P4" draw:layer="layout" svg:x1="7.3cm" svg:y1="19.6cm" svg:x2="13.7cm" svg:y2="19.6cm">
                <text:p/>
              </draw:line>
              <draw:line draw:style-name="gr5" draw:text-style-name="P4" draw:layer="layout" svg:x1="7.3cm" svg:y1="20cm" svg:x2="13.7cm" svg:y2="20cm">
                <text:p/>
              </draw:line>
            </draw:g>
            <draw:g>
              <draw:line draw:style-name="gr5" draw:text-style-name="P4" draw:layer="layout" svg:x1="7.3cm" svg:y1="20.4cm" svg:x2="13.7cm" svg:y2="20.4cm">
                <text:p/>
              </draw:line>
              <draw:line draw:style-name="gr5" draw:text-style-name="P4" draw:layer="layout" svg:x1="7.3cm" svg:y1="20.8cm" svg:x2="13.7cm" svg:y2="20.8cm">
                <text:p/>
              </draw:line>
              <draw:line draw:style-name="gr5" draw:text-style-name="P4" draw:layer="layout" svg:x1="7.3cm" svg:y1="21.2cm" svg:x2="13.7cm" svg:y2="21.2cm">
                <text:p/>
              </draw:line>
              <draw:line draw:style-name="gr5" draw:text-style-name="P4" draw:layer="layout" svg:x1="7.3cm" svg:y1="21.6cm" svg:x2="13.7cm" svg:y2="21.6cm">
                <text:p/>
              </draw:line>
            </draw:g>
            <draw:g>
              <draw:line draw:style-name="gr5" draw:text-style-name="P4" draw:layer="layout" svg:x1="9.3cm" svg:y1="15.2cm" svg:x2="9.3cm" svg:y2="21.8cm">
                <text:p/>
              </draw:line>
              <draw:line draw:style-name="gr5" draw:text-style-name="P4" draw:layer="layout" svg:x1="9.7cm" svg:y1="15.2cm" svg:x2="9.7cm" svg:y2="21.8cm">
                <text:p/>
              </draw:line>
              <draw:line draw:style-name="gr5" draw:text-style-name="P4" draw:layer="layout" svg:x1="10.1cm" svg:y1="15.2cm" svg:x2="10.1cm" svg:y2="21.8cm">
                <text:p/>
              </draw:line>
              <draw:line draw:style-name="gr5" draw:text-style-name="P4" draw:layer="layout" svg:x1="10.5cm" svg:y1="15.2cm" svg:x2="10.5cm" svg:y2="21.8cm">
                <text:p/>
              </draw:line>
            </draw:g>
            <draw:g>
              <draw:line draw:style-name="gr5" draw:text-style-name="P4" draw:layer="layout" svg:x1="10.9cm" svg:y1="15.2cm" svg:x2="10.9cm" svg:y2="21.8cm">
                <text:p/>
              </draw:line>
              <draw:line draw:style-name="gr5" draw:text-style-name="P4" draw:layer="layout" svg:x1="11.3cm" svg:y1="15.2cm" svg:x2="11.3cm" svg:y2="21.8cm">
                <text:p/>
              </draw:line>
              <draw:line draw:style-name="gr5" draw:text-style-name="P4" draw:layer="layout" svg:x1="11.7cm" svg:y1="15.2cm" svg:x2="11.7cm" svg:y2="21.8cm">
                <text:p/>
              </draw:line>
              <draw:line draw:style-name="gr5" draw:text-style-name="P4" draw:layer="layout" svg:x1="12.1cm" svg:y1="15.2cm" svg:x2="12.1cm" svg:y2="21.8cm">
                <text:p/>
              </draw:line>
            </draw:g>
            <draw:g>
              <draw:line draw:style-name="gr5" draw:text-style-name="P4" draw:layer="layout" svg:x1="12.5cm" svg:y1="15.2cm" svg:x2="12.5cm" svg:y2="21.8cm">
                <text:p/>
              </draw:line>
              <draw:line draw:style-name="gr5" draw:text-style-name="P4" draw:layer="layout" svg:x1="12.9cm" svg:y1="15.2cm" svg:x2="12.9cm" svg:y2="21.8cm">
                <text:p/>
              </draw:line>
              <draw:line draw:style-name="gr5" draw:text-style-name="P4" draw:layer="layout" svg:x1="13.3cm" svg:y1="15.2cm" svg:x2="13.3cm" svg:y2="21.8cm">
                <text:p/>
              </draw:line>
              <draw:line draw:style-name="gr5" draw:text-style-name="P4" draw:layer="layout" svg:x1="13.7cm" svg:y1="15.2cm" svg:x2="13.7cm" svg:y2="21.8cm">
                <text:p/>
              </draw:line>
            </draw:g>
            <draw:custom-shape draw:style-name="gr6" draw:text-style-name="P5" draw:layer="layout" svg:width="6.4cm" svg:height="6.6cm" svg:x="7.3cm" svg:y="15.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7.3cm" svg:y="15.2cm">
              <draw:text-box>
                <text:p text:style-name="P6"><text:span text:style-name="T3">8</text:span></text:p>
              </draw:text-box>
            </draw:frame>
          </draw:g>
          <draw:g>
            <draw:g>
              <draw:line draw:style-name="gr5" draw:text-style-name="P4" draw:layer="layout" svg:x1="13.7cm" svg:y1="2.4cm" svg:x2="20.1cm" svg:y2="2.4cm">
                <text:p/>
              </draw:line>
              <draw:line draw:style-name="gr5" draw:text-style-name="P4" draw:layer="layout" svg:x1="13.7cm" svg:y1="2.8cm" svg:x2="20.1cm" svg:y2="2.8cm">
                <text:p/>
              </draw:line>
              <draw:line draw:style-name="gr5" draw:text-style-name="P4" draw:layer="layout" svg:x1="13.7cm" svg:y1="3.2cm" svg:x2="20.1cm" svg:y2="3.2cm">
                <text:p/>
              </draw:line>
              <draw:line draw:style-name="gr5" draw:text-style-name="P4" draw:layer="layout" svg:x1="13.7cm" svg:y1="3.6cm" svg:x2="20.1cm" svg:y2="3.6cm">
                <text:p/>
              </draw:line>
            </draw:g>
            <draw:g>
              <draw:line draw:style-name="gr5" draw:text-style-name="P4" draw:layer="layout" svg:x1="14.1cm" svg:y1="2cm" svg:x2="14.1cm" svg:y2="8.6cm">
                <text:p/>
              </draw:line>
              <draw:line draw:style-name="gr5" draw:text-style-name="P4" draw:layer="layout" svg:x1="14.5cm" svg:y1="2cm" svg:x2="14.5cm" svg:y2="8.6cm">
                <text:p/>
              </draw:line>
              <draw:line draw:style-name="gr5" draw:text-style-name="P4" draw:layer="layout" svg:x1="14.9cm" svg:y1="2cm" svg:x2="14.9cm" svg:y2="8.6cm">
                <text:p/>
              </draw:line>
              <draw:line draw:style-name="gr5" draw:text-style-name="P4" draw:layer="layout" svg:x1="15.3cm" svg:y1="2cm" svg:x2="15.3cm" svg:y2="8.6cm">
                <text:p/>
              </draw:line>
            </draw:g>
            <draw:g>
              <draw:line draw:style-name="gr5" draw:text-style-name="P4" draw:layer="layout" svg:x1="13.7cm" svg:y1="4cm" svg:x2="20.1cm" svg:y2="4cm">
                <text:p/>
              </draw:line>
              <draw:line draw:style-name="gr5" draw:text-style-name="P4" draw:layer="layout" svg:x1="13.7cm" svg:y1="4.4cm" svg:x2="20.1cm" svg:y2="4.4cm">
                <text:p/>
              </draw:line>
              <draw:line draw:style-name="gr5" draw:text-style-name="P4" draw:layer="layout" svg:x1="13.7cm" svg:y1="4.8cm" svg:x2="20.1cm" svg:y2="4.8cm">
                <text:p/>
              </draw:line>
              <draw:line draw:style-name="gr5" draw:text-style-name="P4" draw:layer="layout" svg:x1="13.7cm" svg:y1="5.2cm" svg:x2="20.1cm" svg:y2="5.2cm">
                <text:p/>
              </draw:line>
            </draw:g>
            <draw:g>
              <draw:line draw:style-name="gr5" draw:text-style-name="P4" draw:layer="layout" svg:x1="13.7cm" svg:y1="5.6cm" svg:x2="20.1cm" svg:y2="5.6cm">
                <text:p/>
              </draw:line>
              <draw:line draw:style-name="gr5" draw:text-style-name="P4" draw:layer="layout" svg:x1="13.7cm" svg:y1="6cm" svg:x2="20.1cm" svg:y2="6cm">
                <text:p/>
              </draw:line>
              <draw:line draw:style-name="gr5" draw:text-style-name="P4" draw:layer="layout" svg:x1="13.7cm" svg:y1="6.4cm" svg:x2="20.1cm" svg:y2="6.4cm">
                <text:p/>
              </draw:line>
              <draw:line draw:style-name="gr5" draw:text-style-name="P4" draw:layer="layout" svg:x1="13.7cm" svg:y1="6.8cm" svg:x2="20.1cm" svg:y2="6.8cm">
                <text:p/>
              </draw:line>
            </draw:g>
            <draw:g>
              <draw:line draw:style-name="gr5" draw:text-style-name="P4" draw:layer="layout" svg:x1="13.7cm" svg:y1="7.2cm" svg:x2="20.1cm" svg:y2="7.2cm">
                <text:p/>
              </draw:line>
              <draw:line draw:style-name="gr5" draw:text-style-name="P4" draw:layer="layout" svg:x1="13.7cm" svg:y1="7.6cm" svg:x2="20.1cm" svg:y2="7.6cm">
                <text:p/>
              </draw:line>
              <draw:line draw:style-name="gr5" draw:text-style-name="P4" draw:layer="layout" svg:x1="13.7cm" svg:y1="8cm" svg:x2="20.1cm" svg:y2="8cm">
                <text:p/>
              </draw:line>
              <draw:line draw:style-name="gr5" draw:text-style-name="P4" draw:layer="layout" svg:x1="13.7cm" svg:y1="8.4cm" svg:x2="20.1cm" svg:y2="8.4cm">
                <text:p/>
              </draw:line>
            </draw:g>
            <draw:g>
              <draw:line draw:style-name="gr5" draw:text-style-name="P4" draw:layer="layout" svg:x1="15.7cm" svg:y1="2cm" svg:x2="15.7cm" svg:y2="8.6cm">
                <text:p/>
              </draw:line>
              <draw:line draw:style-name="gr5" draw:text-style-name="P4" draw:layer="layout" svg:x1="16.1cm" svg:y1="2cm" svg:x2="16.1cm" svg:y2="8.6cm">
                <text:p/>
              </draw:line>
              <draw:line draw:style-name="gr5" draw:text-style-name="P4" draw:layer="layout" svg:x1="16.5cm" svg:y1="2cm" svg:x2="16.5cm" svg:y2="8.6cm">
                <text:p/>
              </draw:line>
              <draw:line draw:style-name="gr5" draw:text-style-name="P4" draw:layer="layout" svg:x1="16.9cm" svg:y1="2cm" svg:x2="16.9cm" svg:y2="8.6cm">
                <text:p/>
              </draw:line>
            </draw:g>
            <draw:g>
              <draw:line draw:style-name="gr5" draw:text-style-name="P4" draw:layer="layout" svg:x1="17.3cm" svg:y1="2cm" svg:x2="17.3cm" svg:y2="8.6cm">
                <text:p/>
              </draw:line>
              <draw:line draw:style-name="gr5" draw:text-style-name="P4" draw:layer="layout" svg:x1="17.7cm" svg:y1="2cm" svg:x2="17.7cm" svg:y2="8.6cm">
                <text:p/>
              </draw:line>
              <draw:line draw:style-name="gr5" draw:text-style-name="P4" draw:layer="layout" svg:x1="18.1cm" svg:y1="2cm" svg:x2="18.1cm" svg:y2="8.6cm">
                <text:p/>
              </draw:line>
              <draw:line draw:style-name="gr5" draw:text-style-name="P4" draw:layer="layout" svg:x1="18.5cm" svg:y1="2cm" svg:x2="18.5cm" svg:y2="8.6cm">
                <text:p/>
              </draw:line>
            </draw:g>
            <draw:g>
              <draw:line draw:style-name="gr5" draw:text-style-name="P4" draw:layer="layout" svg:x1="18.9cm" svg:y1="2cm" svg:x2="18.9cm" svg:y2="8.6cm">
                <text:p/>
              </draw:line>
              <draw:line draw:style-name="gr5" draw:text-style-name="P4" draw:layer="layout" svg:x1="19.3cm" svg:y1="2cm" svg:x2="19.3cm" svg:y2="8.6cm">
                <text:p/>
              </draw:line>
              <draw:line draw:style-name="gr5" draw:text-style-name="P4" draw:layer="layout" svg:x1="19.7cm" svg:y1="2cm" svg:x2="19.7cm" svg:y2="8.6cm">
                <text:p/>
              </draw:line>
              <draw:line draw:style-name="gr5" draw:text-style-name="P4" draw:layer="layout" svg:x1="20.1cm" svg:y1="2cm" svg:x2="20.1cm" svg:y2="8.6cm">
                <text:p/>
              </draw:line>
            </draw:g>
            <draw:custom-shape draw:style-name="gr6" draw:text-style-name="P5" draw:layer="layout" svg:width="6.4cm" svg:height="6.6cm" svg:x="13.7cm" svg:y="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13.7cm" svg:y="2cm">
              <draw:text-box>
                <text:p text:style-name="P6"><text:span text:style-name="T3">3</text:span></text:p>
              </draw:text-box>
            </draw:frame>
          </draw:g>
          <draw:g>
            <draw:g>
              <draw:line draw:style-name="gr5" draw:text-style-name="P4" draw:layer="layout" svg:x1="13.7cm" svg:y1="9cm" svg:x2="20.1cm" svg:y2="9cm">
                <text:p/>
              </draw:line>
              <draw:line draw:style-name="gr5" draw:text-style-name="P4" draw:layer="layout" svg:x1="13.7cm" svg:y1="9.4cm" svg:x2="20.1cm" svg:y2="9.4cm">
                <text:p/>
              </draw:line>
              <draw:line draw:style-name="gr5" draw:text-style-name="P4" draw:layer="layout" svg:x1="13.7cm" svg:y1="9.8cm" svg:x2="20.1cm" svg:y2="9.8cm">
                <text:p/>
              </draw:line>
              <draw:line draw:style-name="gr5" draw:text-style-name="P4" draw:layer="layout" svg:x1="13.7cm" svg:y1="10.2cm" svg:x2="20.1cm" svg:y2="10.2cm">
                <text:p/>
              </draw:line>
            </draw:g>
            <draw:g>
              <draw:line draw:style-name="gr5" draw:text-style-name="P4" draw:layer="layout" svg:x1="14.1cm" svg:y1="8.6cm" svg:x2="14.1cm" svg:y2="15.2cm">
                <text:p/>
              </draw:line>
              <draw:line draw:style-name="gr5" draw:text-style-name="P4" draw:layer="layout" svg:x1="14.5cm" svg:y1="8.6cm" svg:x2="14.5cm" svg:y2="15.2cm">
                <text:p/>
              </draw:line>
              <draw:line draw:style-name="gr5" draw:text-style-name="P4" draw:layer="layout" svg:x1="14.9cm" svg:y1="8.6cm" svg:x2="14.9cm" svg:y2="15.2cm">
                <text:p/>
              </draw:line>
              <draw:line draw:style-name="gr5" draw:text-style-name="P4" draw:layer="layout" svg:x1="15.3cm" svg:y1="8.6cm" svg:x2="15.3cm" svg:y2="15.2cm">
                <text:p/>
              </draw:line>
            </draw:g>
            <draw:g>
              <draw:line draw:style-name="gr5" draw:text-style-name="P4" draw:layer="layout" svg:x1="13.7cm" svg:y1="10.6cm" svg:x2="20.1cm" svg:y2="10.6cm">
                <text:p/>
              </draw:line>
              <draw:line draw:style-name="gr5" draw:text-style-name="P4" draw:layer="layout" svg:x1="13.7cm" svg:y1="11cm" svg:x2="20.1cm" svg:y2="11cm">
                <text:p/>
              </draw:line>
              <draw:line draw:style-name="gr5" draw:text-style-name="P4" draw:layer="layout" svg:x1="13.7cm" svg:y1="11.4cm" svg:x2="20.1cm" svg:y2="11.4cm">
                <text:p/>
              </draw:line>
              <draw:line draw:style-name="gr5" draw:text-style-name="P4" draw:layer="layout" svg:x1="13.7cm" svg:y1="11.8cm" svg:x2="20.1cm" svg:y2="11.8cm">
                <text:p/>
              </draw:line>
            </draw:g>
            <draw:g>
              <draw:line draw:style-name="gr5" draw:text-style-name="P4" draw:layer="layout" svg:x1="13.7cm" svg:y1="12.2cm" svg:x2="20.1cm" svg:y2="12.2cm">
                <text:p/>
              </draw:line>
              <draw:line draw:style-name="gr5" draw:text-style-name="P4" draw:layer="layout" svg:x1="13.7cm" svg:y1="12.6cm" svg:x2="20.1cm" svg:y2="12.6cm">
                <text:p/>
              </draw:line>
              <draw:line draw:style-name="gr5" draw:text-style-name="P4" draw:layer="layout" svg:x1="13.7cm" svg:y1="13cm" svg:x2="20.1cm" svg:y2="13cm">
                <text:p/>
              </draw:line>
              <draw:line draw:style-name="gr5" draw:text-style-name="P4" draw:layer="layout" svg:x1="13.7cm" svg:y1="13.4cm" svg:x2="20.1cm" svg:y2="13.4cm">
                <text:p/>
              </draw:line>
            </draw:g>
            <draw:g>
              <draw:line draw:style-name="gr5" draw:text-style-name="P4" draw:layer="layout" svg:x1="13.7cm" svg:y1="13.8cm" svg:x2="20.1cm" svg:y2="13.8cm">
                <text:p/>
              </draw:line>
              <draw:line draw:style-name="gr5" draw:text-style-name="P4" draw:layer="layout" svg:x1="13.7cm" svg:y1="14.2cm" svg:x2="20.1cm" svg:y2="14.2cm">
                <text:p/>
              </draw:line>
              <draw:line draw:style-name="gr5" draw:text-style-name="P4" draw:layer="layout" svg:x1="13.7cm" svg:y1="14.6cm" svg:x2="20.1cm" svg:y2="14.6cm">
                <text:p/>
              </draw:line>
              <draw:line draw:style-name="gr5" draw:text-style-name="P4" draw:layer="layout" svg:x1="13.7cm" svg:y1="15cm" svg:x2="20.1cm" svg:y2="15cm">
                <text:p/>
              </draw:line>
            </draw:g>
            <draw:g>
              <draw:line draw:style-name="gr5" draw:text-style-name="P4" draw:layer="layout" svg:x1="15.7cm" svg:y1="8.6cm" svg:x2="15.7cm" svg:y2="15.2cm">
                <text:p/>
              </draw:line>
              <draw:line draw:style-name="gr5" draw:text-style-name="P4" draw:layer="layout" svg:x1="16.1cm" svg:y1="8.6cm" svg:x2="16.1cm" svg:y2="15.2cm">
                <text:p/>
              </draw:line>
              <draw:line draw:style-name="gr5" draw:text-style-name="P4" draw:layer="layout" svg:x1="16.5cm" svg:y1="8.6cm" svg:x2="16.5cm" svg:y2="15.2cm">
                <text:p/>
              </draw:line>
              <draw:line draw:style-name="gr5" draw:text-style-name="P4" draw:layer="layout" svg:x1="16.9cm" svg:y1="8.6cm" svg:x2="16.9cm" svg:y2="15.2cm">
                <text:p/>
              </draw:line>
            </draw:g>
            <draw:g>
              <draw:line draw:style-name="gr5" draw:text-style-name="P4" draw:layer="layout" svg:x1="17.3cm" svg:y1="8.6cm" svg:x2="17.3cm" svg:y2="15.2cm">
                <text:p/>
              </draw:line>
              <draw:line draw:style-name="gr5" draw:text-style-name="P4" draw:layer="layout" svg:x1="17.7cm" svg:y1="8.6cm" svg:x2="17.7cm" svg:y2="15.2cm">
                <text:p/>
              </draw:line>
              <draw:line draw:style-name="gr5" draw:text-style-name="P4" draw:layer="layout" svg:x1="18.1cm" svg:y1="8.6cm" svg:x2="18.1cm" svg:y2="15.2cm">
                <text:p/>
              </draw:line>
              <draw:line draw:style-name="gr5" draw:text-style-name="P4" draw:layer="layout" svg:x1="18.5cm" svg:y1="8.6cm" svg:x2="18.5cm" svg:y2="15.2cm">
                <text:p/>
              </draw:line>
            </draw:g>
            <draw:g>
              <draw:line draw:style-name="gr5" draw:text-style-name="P4" draw:layer="layout" svg:x1="18.9cm" svg:y1="8.6cm" svg:x2="18.9cm" svg:y2="15.2cm">
                <text:p/>
              </draw:line>
              <draw:line draw:style-name="gr5" draw:text-style-name="P4" draw:layer="layout" svg:x1="19.3cm" svg:y1="8.6cm" svg:x2="19.3cm" svg:y2="15.2cm">
                <text:p/>
              </draw:line>
              <draw:line draw:style-name="gr5" draw:text-style-name="P4" draw:layer="layout" svg:x1="19.7cm" svg:y1="8.6cm" svg:x2="19.7cm" svg:y2="15.2cm">
                <text:p/>
              </draw:line>
              <draw:line draw:style-name="gr5" draw:text-style-name="P4" draw:layer="layout" svg:x1="20.1cm" svg:y1="8.6cm" svg:x2="20.1cm" svg:y2="15.2cm">
                <text:p/>
              </draw:line>
            </draw:g>
            <draw:custom-shape draw:style-name="gr6" draw:text-style-name="P5" draw:layer="layout" svg:width="6.4cm" svg:height="6.6cm" svg:x="13.7cm" svg:y="8.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13.7cm" svg:y="8.6cm">
              <draw:text-box>
                <text:p text:style-name="P6"><text:span text:style-name="T3">6</text:span></text:p>
              </draw:text-box>
            </draw:frame>
          </draw:g>
          <draw:g>
            <draw:g>
              <draw:line draw:style-name="gr5" draw:text-style-name="P4" draw:layer="layout" svg:x1="13.7cm" svg:y1="15.6cm" svg:x2="20.1cm" svg:y2="15.6cm">
                <text:p/>
              </draw:line>
              <draw:line draw:style-name="gr5" draw:text-style-name="P4" draw:layer="layout" svg:x1="13.7cm" svg:y1="16cm" svg:x2="20.1cm" svg:y2="16cm">
                <text:p/>
              </draw:line>
              <draw:line draw:style-name="gr5" draw:text-style-name="P4" draw:layer="layout" svg:x1="13.7cm" svg:y1="16.4cm" svg:x2="20.1cm" svg:y2="16.4cm">
                <text:p/>
              </draw:line>
              <draw:line draw:style-name="gr5" draw:text-style-name="P4" draw:layer="layout" svg:x1="13.7cm" svg:y1="16.8cm" svg:x2="20.1cm" svg:y2="16.8cm">
                <text:p/>
              </draw:line>
            </draw:g>
            <draw:g>
              <draw:line draw:style-name="gr5" draw:text-style-name="P4" draw:layer="layout" svg:x1="14.1cm" svg:y1="15.2cm" svg:x2="14.1cm" svg:y2="21.8cm">
                <text:p/>
              </draw:line>
              <draw:line draw:style-name="gr5" draw:text-style-name="P4" draw:layer="layout" svg:x1="14.5cm" svg:y1="15.2cm" svg:x2="14.5cm" svg:y2="21.8cm">
                <text:p/>
              </draw:line>
              <draw:line draw:style-name="gr5" draw:text-style-name="P4" draw:layer="layout" svg:x1="14.9cm" svg:y1="15.2cm" svg:x2="14.9cm" svg:y2="21.8cm">
                <text:p/>
              </draw:line>
              <draw:line draw:style-name="gr5" draw:text-style-name="P4" draw:layer="layout" svg:x1="15.3cm" svg:y1="15.2cm" svg:x2="15.3cm" svg:y2="21.8cm">
                <text:p/>
              </draw:line>
            </draw:g>
            <draw:g>
              <draw:line draw:style-name="gr5" draw:text-style-name="P4" draw:layer="layout" svg:x1="13.7cm" svg:y1="17.2cm" svg:x2="20.1cm" svg:y2="17.2cm">
                <text:p/>
              </draw:line>
              <draw:line draw:style-name="gr5" draw:text-style-name="P4" draw:layer="layout" svg:x1="13.7cm" svg:y1="17.6cm" svg:x2="20.1cm" svg:y2="17.6cm">
                <text:p/>
              </draw:line>
              <draw:line draw:style-name="gr5" draw:text-style-name="P4" draw:layer="layout" svg:x1="13.7cm" svg:y1="18cm" svg:x2="20.1cm" svg:y2="18cm">
                <text:p/>
              </draw:line>
              <draw:line draw:style-name="gr5" draw:text-style-name="P4" draw:layer="layout" svg:x1="13.7cm" svg:y1="18.4cm" svg:x2="20.1cm" svg:y2="18.4cm">
                <text:p/>
              </draw:line>
            </draw:g>
            <draw:g>
              <draw:line draw:style-name="gr5" draw:text-style-name="P4" draw:layer="layout" svg:x1="13.7cm" svg:y1="18.8cm" svg:x2="20.1cm" svg:y2="18.8cm">
                <text:p/>
              </draw:line>
              <draw:line draw:style-name="gr5" draw:text-style-name="P4" draw:layer="layout" svg:x1="13.7cm" svg:y1="19.2cm" svg:x2="20.1cm" svg:y2="19.2cm">
                <text:p/>
              </draw:line>
              <draw:line draw:style-name="gr5" draw:text-style-name="P4" draw:layer="layout" svg:x1="13.7cm" svg:y1="19.6cm" svg:x2="20.1cm" svg:y2="19.6cm">
                <text:p/>
              </draw:line>
              <draw:line draw:style-name="gr5" draw:text-style-name="P4" draw:layer="layout" svg:x1="13.7cm" svg:y1="20cm" svg:x2="20.1cm" svg:y2="20cm">
                <text:p/>
              </draw:line>
            </draw:g>
            <draw:g>
              <draw:line draw:style-name="gr5" draw:text-style-name="P4" draw:layer="layout" svg:x1="13.7cm" svg:y1="20.4cm" svg:x2="20.1cm" svg:y2="20.4cm">
                <text:p/>
              </draw:line>
              <draw:line draw:style-name="gr5" draw:text-style-name="P4" draw:layer="layout" svg:x1="13.7cm" svg:y1="20.8cm" svg:x2="20.1cm" svg:y2="20.8cm">
                <text:p/>
              </draw:line>
              <draw:line draw:style-name="gr5" draw:text-style-name="P4" draw:layer="layout" svg:x1="13.7cm" svg:y1="21.2cm" svg:x2="20.1cm" svg:y2="21.2cm">
                <text:p/>
              </draw:line>
              <draw:line draw:style-name="gr5" draw:text-style-name="P4" draw:layer="layout" svg:x1="13.7cm" svg:y1="21.6cm" svg:x2="20.1cm" svg:y2="21.6cm">
                <text:p/>
              </draw:line>
            </draw:g>
            <draw:g>
              <draw:line draw:style-name="gr5" draw:text-style-name="P4" draw:layer="layout" svg:x1="15.7cm" svg:y1="15.2cm" svg:x2="15.7cm" svg:y2="21.8cm">
                <text:p/>
              </draw:line>
              <draw:line draw:style-name="gr5" draw:text-style-name="P4" draw:layer="layout" svg:x1="16.1cm" svg:y1="15.2cm" svg:x2="16.1cm" svg:y2="21.8cm">
                <text:p/>
              </draw:line>
              <draw:line draw:style-name="gr5" draw:text-style-name="P4" draw:layer="layout" svg:x1="16.5cm" svg:y1="15.2cm" svg:x2="16.5cm" svg:y2="21.8cm">
                <text:p/>
              </draw:line>
              <draw:line draw:style-name="gr5" draw:text-style-name="P4" draw:layer="layout" svg:x1="16.9cm" svg:y1="15.2cm" svg:x2="16.9cm" svg:y2="21.8cm">
                <text:p/>
              </draw:line>
            </draw:g>
            <draw:g>
              <draw:line draw:style-name="gr5" draw:text-style-name="P4" draw:layer="layout" svg:x1="17.3cm" svg:y1="15.2cm" svg:x2="17.3cm" svg:y2="21.8cm">
                <text:p/>
              </draw:line>
              <draw:line draw:style-name="gr5" draw:text-style-name="P4" draw:layer="layout" svg:x1="17.7cm" svg:y1="15.2cm" svg:x2="17.7cm" svg:y2="21.8cm">
                <text:p/>
              </draw:line>
              <draw:line draw:style-name="gr5" draw:text-style-name="P4" draw:layer="layout" svg:x1="18.1cm" svg:y1="15.2cm" svg:x2="18.1cm" svg:y2="21.8cm">
                <text:p/>
              </draw:line>
              <draw:line draw:style-name="gr5" draw:text-style-name="P4" draw:layer="layout" svg:x1="18.5cm" svg:y1="15.2cm" svg:x2="18.5cm" svg:y2="21.8cm">
                <text:p/>
              </draw:line>
            </draw:g>
            <draw:g>
              <draw:line draw:style-name="gr5" draw:text-style-name="P4" draw:layer="layout" svg:x1="18.9cm" svg:y1="15.2cm" svg:x2="18.9cm" svg:y2="21.8cm">
                <text:p/>
              </draw:line>
              <draw:line draw:style-name="gr5" draw:text-style-name="P4" draw:layer="layout" svg:x1="19.3cm" svg:y1="15.2cm" svg:x2="19.3cm" svg:y2="21.8cm">
                <text:p/>
              </draw:line>
              <draw:line draw:style-name="gr5" draw:text-style-name="P4" draw:layer="layout" svg:x1="19.7cm" svg:y1="15.2cm" svg:x2="19.7cm" svg:y2="21.8cm">
                <text:p/>
              </draw:line>
              <draw:line draw:style-name="gr5" draw:text-style-name="P4" draw:layer="layout" svg:x1="20.1cm" svg:y1="15.2cm" svg:x2="20.1cm" svg:y2="21.8cm">
                <text:p/>
              </draw:line>
            </draw:g>
            <draw:custom-shape draw:style-name="gr6" draw:text-style-name="P5" draw:layer="layout" svg:width="6.4cm" svg:height="6.6cm" svg:x="13.7cm" svg:y="15.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13.7cm" svg:y="15.2cm">
              <draw:text-box>
                <text:p text:style-name="P6"><text:span text:style-name="T3">9</text:span></text:p>
              </draw:text-box>
            </draw:frame>
          </draw:g>
          <draw:g>
            <draw:g>
              <draw:line draw:style-name="gr5" draw:text-style-name="P4" draw:layer="layout" svg:x1="7.3cm" svg:y1="22.2cm" svg:x2="13.7cm" svg:y2="22.2cm">
                <text:p/>
              </draw:line>
              <draw:line draw:style-name="gr5" draw:text-style-name="P4" draw:layer="layout" svg:x1="7.3cm" svg:y1="22.6cm" svg:x2="13.7cm" svg:y2="22.6cm">
                <text:p/>
              </draw:line>
              <draw:line draw:style-name="gr5" draw:text-style-name="P4" draw:layer="layout" svg:x1="7.3cm" svg:y1="23cm" svg:x2="13.7cm" svg:y2="23cm">
                <text:p/>
              </draw:line>
              <draw:line draw:style-name="gr5" draw:text-style-name="P4" draw:layer="layout" svg:x1="7.3cm" svg:y1="23.4cm" svg:x2="13.7cm" svg:y2="23.4cm">
                <text:p/>
              </draw:line>
            </draw:g>
            <draw:g>
              <draw:line draw:style-name="gr5" draw:text-style-name="P4" draw:layer="layout" svg:x1="7.7cm" svg:y1="21.8cm" svg:x2="7.7cm" svg:y2="28.4cm">
                <text:p/>
              </draw:line>
              <draw:line draw:style-name="gr5" draw:text-style-name="P4" draw:layer="layout" svg:x1="8.1cm" svg:y1="21.8cm" svg:x2="8.1cm" svg:y2="28.4cm">
                <text:p/>
              </draw:line>
              <draw:line draw:style-name="gr5" draw:text-style-name="P4" draw:layer="layout" svg:x1="8.5cm" svg:y1="21.8cm" svg:x2="8.5cm" svg:y2="28.4cm">
                <text:p/>
              </draw:line>
              <draw:line draw:style-name="gr5" draw:text-style-name="P4" draw:layer="layout" svg:x1="8.9cm" svg:y1="21.8cm" svg:x2="8.9cm" svg:y2="28.4cm">
                <text:p/>
              </draw:line>
            </draw:g>
            <draw:g>
              <draw:line draw:style-name="gr5" draw:text-style-name="P4" draw:layer="layout" svg:x1="7.3cm" svg:y1="23.8cm" svg:x2="13.7cm" svg:y2="23.8cm">
                <text:p/>
              </draw:line>
              <draw:line draw:style-name="gr5" draw:text-style-name="P4" draw:layer="layout" svg:x1="7.3cm" svg:y1="24.2cm" svg:x2="13.7cm" svg:y2="24.2cm">
                <text:p/>
              </draw:line>
              <draw:line draw:style-name="gr5" draw:text-style-name="P4" draw:layer="layout" svg:x1="7.3cm" svg:y1="24.6cm" svg:x2="13.7cm" svg:y2="24.6cm">
                <text:p/>
              </draw:line>
              <draw:line draw:style-name="gr5" draw:text-style-name="P4" draw:layer="layout" svg:x1="7.3cm" svg:y1="25cm" svg:x2="13.7cm" svg:y2="25cm">
                <text:p/>
              </draw:line>
            </draw:g>
            <draw:g>
              <draw:line draw:style-name="gr5" draw:text-style-name="P4" draw:layer="layout" svg:x1="7.3cm" svg:y1="25.4cm" svg:x2="13.7cm" svg:y2="25.4cm">
                <text:p/>
              </draw:line>
              <draw:line draw:style-name="gr5" draw:text-style-name="P4" draw:layer="layout" svg:x1="7.3cm" svg:y1="25.8cm" svg:x2="13.7cm" svg:y2="25.8cm">
                <text:p/>
              </draw:line>
              <draw:line draw:style-name="gr5" draw:text-style-name="P4" draw:layer="layout" svg:x1="7.3cm" svg:y1="26.2cm" svg:x2="13.7cm" svg:y2="26.2cm">
                <text:p/>
              </draw:line>
              <draw:line draw:style-name="gr5" draw:text-style-name="P4" draw:layer="layout" svg:x1="7.3cm" svg:y1="26.6cm" svg:x2="13.7cm" svg:y2="26.6cm">
                <text:p/>
              </draw:line>
            </draw:g>
            <draw:g>
              <draw:line draw:style-name="gr5" draw:text-style-name="P4" draw:layer="layout" svg:x1="7.3cm" svg:y1="27cm" svg:x2="13.7cm" svg:y2="27cm">
                <text:p/>
              </draw:line>
              <draw:line draw:style-name="gr5" draw:text-style-name="P4" draw:layer="layout" svg:x1="7.3cm" svg:y1="27.4cm" svg:x2="13.7cm" svg:y2="27.4cm">
                <text:p/>
              </draw:line>
              <draw:line draw:style-name="gr5" draw:text-style-name="P4" draw:layer="layout" svg:x1="7.3cm" svg:y1="27.8cm" svg:x2="13.7cm" svg:y2="27.8cm">
                <text:p/>
              </draw:line>
              <draw:line draw:style-name="gr5" draw:text-style-name="P4" draw:layer="layout" svg:x1="7.3cm" svg:y1="28.2cm" svg:x2="13.7cm" svg:y2="28.2cm">
                <text:p/>
              </draw:line>
            </draw:g>
            <draw:g>
              <draw:line draw:style-name="gr5" draw:text-style-name="P4" draw:layer="layout" svg:x1="9.3cm" svg:y1="21.8cm" svg:x2="9.3cm" svg:y2="28.4cm">
                <text:p/>
              </draw:line>
              <draw:line draw:style-name="gr5" draw:text-style-name="P4" draw:layer="layout" svg:x1="9.7cm" svg:y1="21.8cm" svg:x2="9.7cm" svg:y2="28.4cm">
                <text:p/>
              </draw:line>
              <draw:line draw:style-name="gr5" draw:text-style-name="P4" draw:layer="layout" svg:x1="10.1cm" svg:y1="21.8cm" svg:x2="10.1cm" svg:y2="28.4cm">
                <text:p/>
              </draw:line>
              <draw:line draw:style-name="gr5" draw:text-style-name="P4" draw:layer="layout" svg:x1="10.5cm" svg:y1="21.8cm" svg:x2="10.5cm" svg:y2="28.4cm">
                <text:p/>
              </draw:line>
            </draw:g>
            <draw:g>
              <draw:line draw:style-name="gr5" draw:text-style-name="P4" draw:layer="layout" svg:x1="10.9cm" svg:y1="21.8cm" svg:x2="10.9cm" svg:y2="28.4cm">
                <text:p/>
              </draw:line>
              <draw:line draw:style-name="gr5" draw:text-style-name="P4" draw:layer="layout" svg:x1="11.3cm" svg:y1="21.8cm" svg:x2="11.3cm" svg:y2="28.4cm">
                <text:p/>
              </draw:line>
              <draw:line draw:style-name="gr5" draw:text-style-name="P4" draw:layer="layout" svg:x1="11.7cm" svg:y1="21.8cm" svg:x2="11.7cm" svg:y2="28.4cm">
                <text:p/>
              </draw:line>
              <draw:line draw:style-name="gr5" draw:text-style-name="P4" draw:layer="layout" svg:x1="12.1cm" svg:y1="21.8cm" svg:x2="12.1cm" svg:y2="28.4cm">
                <text:p/>
              </draw:line>
            </draw:g>
            <draw:g>
              <draw:line draw:style-name="gr5" draw:text-style-name="P4" draw:layer="layout" svg:x1="12.5cm" svg:y1="21.8cm" svg:x2="12.5cm" svg:y2="28.4cm">
                <text:p/>
              </draw:line>
              <draw:line draw:style-name="gr5" draw:text-style-name="P4" draw:layer="layout" svg:x1="12.9cm" svg:y1="21.8cm" svg:x2="12.9cm" svg:y2="28.4cm">
                <text:p/>
              </draw:line>
              <draw:line draw:style-name="gr5" draw:text-style-name="P4" draw:layer="layout" svg:x1="13.3cm" svg:y1="21.8cm" svg:x2="13.3cm" svg:y2="28.4cm">
                <text:p/>
              </draw:line>
              <draw:line draw:style-name="gr5" draw:text-style-name="P4" draw:layer="layout" svg:x1="13.7cm" svg:y1="21.8cm" svg:x2="13.7cm" svg:y2="28.4cm">
                <text:p/>
              </draw:line>
            </draw:g>
            <draw:custom-shape draw:style-name="gr6" draw:text-style-name="P5" draw:layer="layout" svg:width="6.4cm" svg:height="6.6cm" svg:x="7.3cm" svg:y="21.8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1.2cm" svg:height="0.751cm" svg:x="7.3cm" svg:y="21.8cm">
              <draw:text-box>
                <text:p text:style-name="P6"><text:span text:style-name="T3">11</text:span></text:p>
              </draw:text-box>
            </draw:frame>
          </draw:g>
          <draw:g>
            <draw:g>
              <draw:line draw:style-name="gr5" draw:text-style-name="P4" draw:layer="layout" svg:x1="13.7cm" svg:y1="22.2cm" svg:x2="20.1cm" svg:y2="22.2cm">
                <text:p/>
              </draw:line>
              <draw:line draw:style-name="gr5" draw:text-style-name="P4" draw:layer="layout" svg:x1="13.7cm" svg:y1="22.6cm" svg:x2="20.1cm" svg:y2="22.6cm">
                <text:p/>
              </draw:line>
              <draw:line draw:style-name="gr5" draw:text-style-name="P4" draw:layer="layout" svg:x1="13.7cm" svg:y1="23cm" svg:x2="20.1cm" svg:y2="23cm">
                <text:p/>
              </draw:line>
              <draw:line draw:style-name="gr5" draw:text-style-name="P4" draw:layer="layout" svg:x1="13.7cm" svg:y1="23.4cm" svg:x2="20.1cm" svg:y2="23.4cm">
                <text:p/>
              </draw:line>
            </draw:g>
            <draw:g>
              <draw:line draw:style-name="gr5" draw:text-style-name="P4" draw:layer="layout" svg:x1="14.1cm" svg:y1="21.8cm" svg:x2="14.1cm" svg:y2="28.4cm">
                <text:p/>
              </draw:line>
              <draw:line draw:style-name="gr5" draw:text-style-name="P4" draw:layer="layout" svg:x1="14.5cm" svg:y1="21.8cm" svg:x2="14.5cm" svg:y2="28.4cm">
                <text:p/>
              </draw:line>
              <draw:line draw:style-name="gr5" draw:text-style-name="P4" draw:layer="layout" svg:x1="14.9cm" svg:y1="21.8cm" svg:x2="14.9cm" svg:y2="28.4cm">
                <text:p/>
              </draw:line>
              <draw:line draw:style-name="gr5" draw:text-style-name="P4" draw:layer="layout" svg:x1="15.3cm" svg:y1="21.8cm" svg:x2="15.3cm" svg:y2="28.4cm">
                <text:p/>
              </draw:line>
            </draw:g>
            <draw:g>
              <draw:line draw:style-name="gr5" draw:text-style-name="P4" draw:layer="layout" svg:x1="13.7cm" svg:y1="23.8cm" svg:x2="20.1cm" svg:y2="23.8cm">
                <text:p/>
              </draw:line>
              <draw:line draw:style-name="gr5" draw:text-style-name="P4" draw:layer="layout" svg:x1="13.7cm" svg:y1="24.2cm" svg:x2="20.1cm" svg:y2="24.2cm">
                <text:p/>
              </draw:line>
              <draw:line draw:style-name="gr5" draw:text-style-name="P4" draw:layer="layout" svg:x1="13.7cm" svg:y1="24.6cm" svg:x2="20.1cm" svg:y2="24.6cm">
                <text:p/>
              </draw:line>
              <draw:line draw:style-name="gr5" draw:text-style-name="P4" draw:layer="layout" svg:x1="13.7cm" svg:y1="25cm" svg:x2="20.1cm" svg:y2="25cm">
                <text:p/>
              </draw:line>
            </draw:g>
            <draw:g>
              <draw:line draw:style-name="gr5" draw:text-style-name="P4" draw:layer="layout" svg:x1="13.7cm" svg:y1="25.4cm" svg:x2="20.1cm" svg:y2="25.4cm">
                <text:p/>
              </draw:line>
              <draw:line draw:style-name="gr5" draw:text-style-name="P4" draw:layer="layout" svg:x1="13.7cm" svg:y1="25.8cm" svg:x2="20.1cm" svg:y2="25.8cm">
                <text:p/>
              </draw:line>
              <draw:line draw:style-name="gr5" draw:text-style-name="P4" draw:layer="layout" svg:x1="13.7cm" svg:y1="26.2cm" svg:x2="20.1cm" svg:y2="26.2cm">
                <text:p/>
              </draw:line>
              <draw:line draw:style-name="gr5" draw:text-style-name="P4" draw:layer="layout" svg:x1="13.7cm" svg:y1="26.6cm" svg:x2="20.1cm" svg:y2="26.6cm">
                <text:p/>
              </draw:line>
            </draw:g>
            <draw:g>
              <draw:line draw:style-name="gr5" draw:text-style-name="P4" draw:layer="layout" svg:x1="13.7cm" svg:y1="27cm" svg:x2="20.1cm" svg:y2="27cm">
                <text:p/>
              </draw:line>
              <draw:line draw:style-name="gr5" draw:text-style-name="P4" draw:layer="layout" svg:x1="13.7cm" svg:y1="27.4cm" svg:x2="20.1cm" svg:y2="27.4cm">
                <text:p/>
              </draw:line>
              <draw:line draw:style-name="gr5" draw:text-style-name="P4" draw:layer="layout" svg:x1="13.7cm" svg:y1="27.8cm" svg:x2="20.1cm" svg:y2="27.8cm">
                <text:p/>
              </draw:line>
              <draw:line draw:style-name="gr5" draw:text-style-name="P4" draw:layer="layout" svg:x1="13.7cm" svg:y1="28.2cm" svg:x2="20.1cm" svg:y2="28.2cm">
                <text:p/>
              </draw:line>
            </draw:g>
            <draw:g>
              <draw:line draw:style-name="gr5" draw:text-style-name="P4" draw:layer="layout" svg:x1="15.7cm" svg:y1="21.8cm" svg:x2="15.7cm" svg:y2="28.4cm">
                <text:p/>
              </draw:line>
              <draw:line draw:style-name="gr5" draw:text-style-name="P4" draw:layer="layout" svg:x1="16.1cm" svg:y1="21.8cm" svg:x2="16.1cm" svg:y2="28.4cm">
                <text:p/>
              </draw:line>
              <draw:line draw:style-name="gr5" draw:text-style-name="P4" draw:layer="layout" svg:x1="16.5cm" svg:y1="21.8cm" svg:x2="16.5cm" svg:y2="28.4cm">
                <text:p/>
              </draw:line>
              <draw:line draw:style-name="gr5" draw:text-style-name="P4" draw:layer="layout" svg:x1="16.9cm" svg:y1="21.8cm" svg:x2="16.9cm" svg:y2="28.4cm">
                <text:p/>
              </draw:line>
            </draw:g>
            <draw:g>
              <draw:line draw:style-name="gr5" draw:text-style-name="P4" draw:layer="layout" svg:x1="17.3cm" svg:y1="21.8cm" svg:x2="17.3cm" svg:y2="28.4cm">
                <text:p/>
              </draw:line>
              <draw:line draw:style-name="gr5" draw:text-style-name="P4" draw:layer="layout" svg:x1="17.7cm" svg:y1="21.8cm" svg:x2="17.7cm" svg:y2="28.4cm">
                <text:p/>
              </draw:line>
              <draw:line draw:style-name="gr5" draw:text-style-name="P4" draw:layer="layout" svg:x1="18.1cm" svg:y1="21.8cm" svg:x2="18.1cm" svg:y2="28.4cm">
                <text:p/>
              </draw:line>
              <draw:line draw:style-name="gr5" draw:text-style-name="P4" draw:layer="layout" svg:x1="18.5cm" svg:y1="21.8cm" svg:x2="18.5cm" svg:y2="28.4cm">
                <text:p/>
              </draw:line>
            </draw:g>
            <draw:g>
              <draw:line draw:style-name="gr5" draw:text-style-name="P4" draw:layer="layout" svg:x1="18.9cm" svg:y1="21.8cm" svg:x2="18.9cm" svg:y2="28.4cm">
                <text:p/>
              </draw:line>
              <draw:line draw:style-name="gr5" draw:text-style-name="P4" draw:layer="layout" svg:x1="19.3cm" svg:y1="21.8cm" svg:x2="19.3cm" svg:y2="28.4cm">
                <text:p/>
              </draw:line>
              <draw:line draw:style-name="gr5" draw:text-style-name="P4" draw:layer="layout" svg:x1="19.7cm" svg:y1="21.8cm" svg:x2="19.7cm" svg:y2="28.4cm">
                <text:p/>
              </draw:line>
              <draw:line draw:style-name="gr5" draw:text-style-name="P4" draw:layer="layout" svg:x1="20.1cm" svg:y1="21.8cm" svg:x2="20.1cm" svg:y2="28.4cm">
                <text:p/>
              </draw:line>
            </draw:g>
            <draw:custom-shape draw:style-name="gr6" draw:text-style-name="P5" draw:layer="layout" svg:width="6.4cm" svg:height="6.6cm" svg:x="13.7cm" svg:y="21.8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1.2cm" svg:height="0.751cm" svg:x="13.7cm" svg:y="21.8cm">
              <draw:text-box>
                <text:p text:style-name="P6"><text:span text:style-name="T3">12</text:span></text:p>
              </draw:text-box>
            </draw:frame>
          </draw:g>
        </draw:g>
        <draw:g>
          <draw:line draw:style-name="gr8" draw:text-style-name="P4" draw:layer="layout" svg:x1="2.9cm" svg:y1="6.4cm" svg:x2="4.5cm" svg:y2="6.4cm">
            <text:p/>
          </draw:line>
          <draw:line draw:style-name="gr8" draw:text-style-name="P4" draw:layer="layout" svg:x1="2.9cm" svg:y1="4.8cm" svg:x2="4.5cm" svg:y2="4.8cm">
            <text:p/>
          </draw:line>
          <draw:line draw:style-name="gr8" draw:text-style-name="P4" draw:layer="layout" svg:x1="2.9cm" svg:y1="6.4cm" svg:x2="2.9cm" svg:y2="4.8cm">
            <text:p/>
          </draw:line>
          <draw:line draw:style-name="gr8" draw:text-style-name="P4" draw:layer="layout" svg:x1="4.5cm" svg:y1="6.4cm" svg:x2="4.5cm" svg:y2="4.8cm">
            <text:p/>
          </draw:line>
        </draw:g>
        <draw:g>
          <draw:line draw:style-name="gr8" draw:text-style-name="P4" draw:layer="layout" svg:x1="9.3cm" svg:y1="5.6cm" svg:x2="12.5cm" svg:y2="5.6cm">
            <text:p/>
          </draw:line>
          <draw:line draw:style-name="gr8" draw:text-style-name="P4" draw:layer="layout" svg:x1="9.3cm" svg:y1="4cm" svg:x2="12.5cm" svg:y2="4cm">
            <text:p/>
          </draw:line>
          <draw:line draw:style-name="gr8" draw:text-style-name="P4" draw:layer="layout" svg:x1="9.3cm" svg:y1="5.6cm" svg:x2="9.3cm" svg:y2="4cm">
            <text:p/>
          </draw:line>
          <draw:line draw:style-name="gr8" draw:text-style-name="P4" draw:layer="layout" svg:x1="12.5cm" svg:y1="5.6cm" svg:x2="12.5cm" svg:y2="4cm">
            <text:p/>
          </draw:line>
        </draw:g>
        <draw:g>
          <draw:line draw:style-name="gr13" draw:text-style-name="P4" draw:layer="layout" svg:x1="9.3cm" svg:y1="6.6cm" svg:x2="9.3cm" svg:y2="5.7cm">
            <text:p/>
          </draw:line>
          <draw:line draw:style-name="gr13" draw:text-style-name="P4" draw:layer="layout" svg:x1="12.5cm" svg:y1="6.6cm" svg:x2="12.5cm" svg:y2="5.7cm">
            <text:p/>
          </draw:line>
          <draw:custom-shape draw:style-name="gr14" draw:text-style-name="P10" draw:layer="layout" svg:width="3.2cm" svg:height="0.4cm" svg:x="9.3cm" svg:y="6cm">
            <text:p text:style-name="P8"><text:span text:style-name="T5">32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12.5cm" svg:y1="6.4cm" svg:x2="9.3cm" svg:y2="6.4cm">
            <text:p/>
          </draw:line>
        </draw:g>
        <draw:g>
          <draw:line draw:style-name="gr13" draw:text-style-name="P4" draw:layer="layout" svg:x1="9.2cm" svg:y1="4cm" svg:x2="8.3cm" svg:y2="4cm">
            <text:p/>
          </draw:line>
          <draw:line draw:style-name="gr13" draw:text-style-name="P4" draw:layer="layout" svg:x1="8.3cm" svg:y1="5.6cm" svg:x2="9.2cm" svg:y2="5.6cm">
            <text:p/>
          </draw:line>
          <draw:custom-shape draw:style-name="gr16" draw:text-style-name="P10" draw:layer="layout" svg:width="1.6cm" svg:height="0.4cm" draw:transform="rotate (1.5707963267949) translate (8.1cm 5.6cm)">
            <text:p text:style-name="P8"><text:span text:style-name="T5">16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8.5cm" svg:y1="5.6cm" svg:x2="8.5cm" svg:y2="4cm">
            <text:p/>
          </draw:line>
        </draw:g>
        <draw:g>
          <draw:line draw:style-name="gr8" draw:text-style-name="P4" draw:layer="layout" svg:x1="16.1cm" svg:y1="7.2cm" svg:x2="18.5cm" svg:y2="7.2cm">
            <text:p/>
          </draw:line>
          <draw:line draw:style-name="gr8" draw:text-style-name="P4" draw:layer="layout" svg:x1="16.1cm" svg:y1="4.4cm" svg:x2="18.5cm" svg:y2="4.4cm">
            <text:p/>
          </draw:line>
          <draw:line draw:style-name="gr8" draw:text-style-name="P4" draw:layer="layout" svg:x1="16.1cm" svg:y1="7.2cm" svg:x2="16.1cm" svg:y2="4.4cm">
            <text:p/>
          </draw:line>
          <draw:line draw:style-name="gr8" draw:text-style-name="P4" draw:layer="layout" svg:x1="18.5cm" svg:y1="7.2cm" svg:x2="18.5cm" svg:y2="4.4cm">
            <text:p/>
          </draw:line>
        </draw:g>
        <draw:g>
          <draw:line draw:style-name="gr13" draw:text-style-name="P4" draw:layer="layout" svg:x1="16.1cm" svg:y1="4.3cm" svg:x2="16.1cm" svg:y2="3.4cm">
            <text:p/>
          </draw:line>
          <draw:line draw:style-name="gr13" draw:text-style-name="P4" draw:layer="layout" svg:x1="18.5cm" svg:y1="4.3cm" svg:x2="18.5cm" svg:y2="3.4cm">
            <text:p/>
          </draw:line>
          <draw:custom-shape draw:style-name="gr17" draw:text-style-name="P10" draw:layer="layout" svg:width="2.4cm" svg:height="0.4cm" svg:x="16.1cm" svg:y="3.2cm">
            <text:p text:style-name="P8"><text:span text:style-name="T5">24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18.5cm" svg:y1="3.6cm" svg:x2="16.1cm" svg:y2="3.6cm">
            <text:p/>
          </draw:line>
        </draw:g>
        <draw:g>
          <draw:custom-shape draw:style-name="gr16" draw:text-style-name="P10" draw:layer="layout" svg:width="1.6cm" svg:height="0.4cm" draw:transform="rotate (1.5707963267949) translate (4.9cm 6.4cm)">
            <text:p text:style-name="P8"><text:span text:style-name="T5">1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5" draw:text-style-name="P4" draw:layer="layout" svg:x1="5.3cm" svg:y1="4.8cm" svg:x2="5.3cm" svg:y2="6.4cm">
              <text:p/>
            </draw:line>
            <draw:line draw:style-name="gr18" draw:text-style-name="P4" draw:layer="layout" svg:x1="4.6cm" svg:y1="4.8cm" svg:x2="5.5cm" svg:y2="4.8cm">
              <text:p/>
            </draw:line>
            <draw:line draw:style-name="gr18" draw:text-style-name="P4" draw:layer="layout" svg:x1="4.6cm" svg:y1="6.4cm" svg:x2="5.5cm" svg:y2="6.4cm">
              <text:p/>
            </draw:line>
          </draw:g>
        </draw:g>
        <draw:g>
          <draw:custom-shape draw:style-name="gr19" draw:text-style-name="P10" draw:layer="layout" svg:width="2cm" svg:height="0.4cm" draw:transform="rotate (1.5707963267949) translate (5.7cm 13.4cm)">
            <text:p text:style-name="P8"><text:span text:style-name="T5">2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5" draw:text-style-name="P4" draw:layer="layout" svg:x1="6.1cm" svg:y1="11.4cm" svg:x2="6.1cm" svg:y2="13.4cm">
              <text:p/>
            </draw:line>
            <draw:line draw:style-name="gr18" draw:text-style-name="P4" draw:layer="layout" svg:x1="5.4cm" svg:y1="11.4cm" svg:x2="6.3cm" svg:y2="11.4cm">
              <text:p/>
            </draw:line>
            <draw:line draw:style-name="gr18" draw:text-style-name="P4" draw:layer="layout" svg:x1="5.4cm" svg:y1="13.4cm" svg:x2="6.3cm" svg:y2="13.4cm">
              <text:p/>
            </draw:line>
          </draw:g>
        </draw:g>
        <draw:g>
          <draw:line draw:style-name="gr8" draw:text-style-name="P4" draw:layer="layout" svg:x1="2.5cm" svg:y1="13.4cm" svg:x2="5.3cm" svg:y2="13.4cm">
            <text:p/>
          </draw:line>
          <draw:line draw:style-name="gr8" draw:text-style-name="P4" draw:layer="layout" svg:x1="2.5cm" svg:y1="10.2cm" svg:x2="3.7cm" svg:y2="10.2cm">
            <text:p/>
          </draw:line>
          <draw:line draw:style-name="gr8" draw:text-style-name="P4" draw:layer="layout" svg:x1="2.5cm" svg:y1="13.4cm" svg:x2="2.5cm" svg:y2="10.2cm">
            <text:p/>
          </draw:line>
          <draw:line draw:style-name="gr8" draw:text-style-name="P4" draw:layer="layout" svg:x1="3.7cm" svg:y1="11.4cm" svg:x2="3.7cm" svg:y2="10.2cm">
            <text:p/>
          </draw:line>
          <draw:line draw:style-name="gr8" draw:text-style-name="P4" draw:layer="layout" svg:x1="3.7cm" svg:y1="11.4cm" svg:x2="5.3cm" svg:y2="11.4cm">
            <text:p/>
          </draw:line>
          <draw:line draw:style-name="gr8" draw:text-style-name="P4" draw:layer="layout" svg:x1="5.3cm" svg:y1="13.4cm" svg:x2="5.3cm" svg:y2="11.4cm">
            <text:p/>
          </draw:line>
        </draw:g>
        <draw:g>
          <draw:line draw:style-name="gr13" draw:text-style-name="P4" draw:layer="layout" svg:x1="2.4cm" svg:y1="10.2cm" svg:x2="1.5cm" svg:y2="10.2cm">
            <text:p/>
          </draw:line>
          <draw:line draw:style-name="gr13" draw:text-style-name="P4" draw:layer="layout" svg:x1="1.5cm" svg:y1="13.4cm" svg:x2="2.4cm" svg:y2="13.4cm">
            <text:p/>
          </draw:line>
          <draw:custom-shape draw:style-name="gr14" draw:text-style-name="P10" draw:layer="layout" svg:width="3.2cm" svg:height="0.4cm" draw:transform="rotate (1.5707963267949) translate (1.3cm 13.4cm)">
            <text:p text:style-name="P8"><text:span text:style-name="T5">3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4" draw:layer="layout" svg:x1="1.7cm" svg:y1="13.4cm" svg:x2="1.7cm" svg:y2="10.2cm">
            <text:p/>
          </draw:line>
        </draw:g>
        <draw:g>
          <draw:line draw:style-name="gr13" draw:text-style-name="P4" draw:layer="layout" svg:x1="2.1cm" svg:y1="19.8cm" svg:x2="2.1cm" svg:y2="16.6cm">
            <text:p/>
          </draw:line>
          <draw:line draw:style-name="gr13" draw:text-style-name="P4" draw:layer="layout" svg:x1="3.3cm" svg:y1="17.5cm" svg:x2="3.3cm" svg:y2="16.6cm">
            <text:p/>
          </draw:line>
          <draw:custom-shape draw:style-name="gr20" draw:text-style-name="P10" draw:layer="layout" svg:width="1.2cm" svg:height="0.4cm" svg:x="2.1cm" svg:y="16.4cm">
            <text:p text:style-name="P8"><text:span text:style-name="T5">12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3.3cm" svg:y1="16.8cm" svg:x2="2.1cm" svg:y2="16.8cm">
            <text:p/>
          </draw:line>
        </draw:g>
        <draw:g>
          <draw:line draw:style-name="gr13" draw:text-style-name="P4" draw:layer="layout" svg:x1="2.5cm" svg:y1="14.4cm" svg:x2="2.5cm" svg:y2="13.5cm">
            <text:p/>
          </draw:line>
          <draw:line draw:style-name="gr13" draw:text-style-name="P4" draw:layer="layout" svg:x1="5.3cm" svg:y1="14.4cm" svg:x2="5.3cm" svg:y2="13.5cm">
            <text:p/>
          </draw:line>
          <draw:custom-shape draw:style-name="gr21" draw:text-style-name="P10" draw:layer="layout" svg:width="2.8cm" svg:height="0.4cm" svg:x="2.5cm" svg:y="13.8cm">
            <text:p text:style-name="P8"><text:span text:style-name="T5">28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5.3cm" svg:y1="14.2cm" svg:x2="2.5cm" svg:y2="14.2cm">
            <text:p/>
          </draw:line>
        </draw:g>
        <draw:g>
          <draw:line draw:style-name="gr8" draw:text-style-name="P4" draw:layer="layout" svg:x1="9.3cm" svg:y1="10.2cm" svg:x2="12.5cm" svg:y2="10.2cm">
            <text:p/>
          </draw:line>
          <draw:line draw:style-name="gr8" draw:text-style-name="P4" draw:layer="layout" svg:x1="9.3cm" svg:y1="11.4cm" svg:x2="10.9cm" svg:y2="11.4cm">
            <text:p/>
          </draw:line>
          <draw:line draw:style-name="gr8" draw:text-style-name="P4" draw:layer="layout" svg:x1="12.5cm" svg:y1="13cm" svg:x2="12.5cm" svg:y2="10.2cm">
            <text:p/>
          </draw:line>
          <draw:line draw:style-name="gr8" draw:text-style-name="P4" draw:layer="layout" svg:x1="9.3cm" svg:y1="11.4cm" svg:x2="9.3cm" svg:y2="10.2cm">
            <text:p/>
          </draw:line>
          <draw:line draw:style-name="gr8" draw:text-style-name="P4" draw:layer="layout" svg:x1="10.9cm" svg:y1="13cm" svg:x2="12.5cm" svg:y2="13cm">
            <text:p/>
          </draw:line>
          <draw:line draw:style-name="gr8" draw:text-style-name="P4" draw:layer="layout" svg:x1="10.9cm" svg:y1="13cm" svg:x2="10.9cm" svg:y2="11.4cm">
            <text:p/>
          </draw:line>
        </draw:g>
        <draw:g>
          <draw:line draw:style-name="gr13" draw:text-style-name="P4" draw:layer="layout" svg:x1="9.3cm" svg:y1="10.1cm" svg:x2="9.3cm" svg:y2="9.2cm">
            <text:p/>
          </draw:line>
          <draw:line draw:style-name="gr13" draw:text-style-name="P4" draw:layer="layout" svg:x1="12.5cm" svg:y1="10.1cm" svg:x2="12.5cm" svg:y2="9.2cm">
            <text:p/>
          </draw:line>
          <draw:custom-shape draw:style-name="gr14" draw:text-style-name="P10" draw:layer="layout" svg:width="3.2cm" svg:height="0.4cm" svg:x="9.3cm" svg:y="9cm">
            <text:p text:style-name="P8"><text:span text:style-name="T5">32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12.5cm" svg:y1="9.4cm" svg:x2="9.3cm" svg:y2="9.4cm">
            <text:p/>
          </draw:line>
        </draw:g>
        <draw:g>
          <draw:line draw:style-name="gr13" draw:text-style-name="P4" draw:layer="layout" svg:x1="9.2cm" svg:y1="11.4cm" svg:x2="8.3cm" svg:y2="11.4cm">
            <text:p/>
          </draw:line>
          <draw:line draw:style-name="gr13" draw:text-style-name="P4" draw:layer="layout" svg:x1="9.2cm" svg:y1="10.2cm" svg:x2="8.3cm" svg:y2="10.2cm">
            <text:p/>
          </draw:line>
          <draw:custom-shape draw:style-name="gr20" draw:text-style-name="P10" draw:layer="layout" svg:width="1.2cm" svg:height="0.4cm" draw:transform="rotate (1.5707963267949) translate (8.1cm 11.4cm)">
            <text:p text:style-name="P8"><text:span text:style-name="T5">12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8.5cm" svg:y1="10.2cm" svg:x2="8.5cm" svg:y2="11.4cm">
            <text:p/>
          </draw:line>
        </draw:g>
        <draw:g>
          <draw:line draw:style-name="gr13" draw:text-style-name="P4" draw:layer="layout" svg:x1="2.9cm" svg:y1="4.7cm" svg:x2="2.9cm" svg:y2="3.8cm">
            <text:p/>
          </draw:line>
          <draw:line draw:style-name="gr13" draw:text-style-name="P4" draw:layer="layout" svg:x1="4.5cm" svg:y1="4.7cm" svg:x2="4.5cm" svg:y2="3.8cm">
            <text:p/>
          </draw:line>
          <draw:custom-shape draw:style-name="gr16" draw:text-style-name="P10" draw:layer="layout" svg:width="1.6cm" svg:height="0.4cm" svg:x="2.9cm" svg:y="3.6cm">
            <text:p text:style-name="P8"><text:span text:style-name="T5">16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4.5cm" svg:y1="4cm" svg:x2="2.9cm" svg:y2="4cm">
            <text:p/>
          </draw:line>
        </draw:g>
        <draw:g>
          <draw:line draw:style-name="gr13" draw:text-style-name="P4" draw:layer="layout" svg:x1="10.8cm" svg:y1="13cm" svg:x2="8.3cm" svg:y2="13cm">
            <text:p/>
          </draw:line>
          <draw:line draw:style-name="gr13" draw:text-style-name="P4" draw:layer="layout" svg:x1="9.2cm" svg:y1="11.4cm" svg:x2="8.3cm" svg:y2="11.4cm">
            <text:p/>
          </draw:line>
          <draw:custom-shape draw:style-name="gr16" draw:text-style-name="P10" draw:layer="layout" svg:width="1.6cm" svg:height="0.4cm" draw:transform="rotate (1.5707963267949) translate (8.1cm 13cm)">
            <text:p text:style-name="P8"><text:span text:style-name="T5">16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8.5cm" svg:y1="11.4cm" svg:x2="8.5cm" svg:y2="13cm">
            <text:p/>
          </draw:line>
        </draw:g>
        <draw:g>
          <draw:line draw:style-name="gr13" draw:text-style-name="P4" draw:layer="layout" svg:x1="10.9cm" svg:y1="14cm" svg:x2="10.9cm" svg:y2="13.1cm">
            <text:p/>
          </draw:line>
          <draw:line draw:style-name="gr13" draw:text-style-name="P4" draw:layer="layout" svg:x1="12.5cm" svg:y1="14cm" svg:x2="12.5cm" svg:y2="13.1cm">
            <text:p/>
          </draw:line>
          <draw:custom-shape draw:style-name="gr16" draw:text-style-name="P10" draw:layer="layout" svg:width="1.6cm" svg:height="0.4cm" svg:x="10.9cm" svg:y="13.4cm">
            <text:p text:style-name="P8"><text:span text:style-name="T5">16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12.5cm" svg:y1="13.8cm" svg:x2="10.9cm" svg:y2="13.8cm">
            <text:p/>
          </draw:line>
        </draw:g>
        <draw:g>
          <draw:line draw:style-name="gr8" draw:text-style-name="P4" draw:layer="layout" svg:x1="15.7cm" svg:y1="10.6cm" svg:x2="16.9cm" svg:y2="10.6cm">
            <text:p/>
          </draw:line>
          <draw:line draw:style-name="gr8" draw:text-style-name="P4" draw:layer="layout" svg:x1="15.7cm" svg:y1="12.2cm" svg:x2="15.7cm" svg:y2="10.6cm">
            <text:p/>
          </draw:line>
          <draw:line draw:style-name="gr8" draw:text-style-name="P4" draw:layer="layout" svg:x1="16.9cm" svg:y1="12.2cm" svg:x2="16.9cm" svg:y2="10.6cm">
            <text:p/>
          </draw:line>
          <draw:line draw:style-name="gr8" draw:text-style-name="P4" draw:layer="layout" svg:x1="14.5cm" svg:y1="12.2cm" svg:x2="15.7cm" svg:y2="12.2cm">
            <text:p/>
          </draw:line>
          <draw:line draw:style-name="gr8" draw:text-style-name="P4" draw:layer="layout" svg:x1="16.9cm" svg:y1="12.2cm" svg:x2="18.1cm" svg:y2="12.2cm">
            <text:p/>
          </draw:line>
          <draw:line draw:style-name="gr8" draw:text-style-name="P4" draw:layer="layout" svg:x1="14.5cm" svg:y1="13.4cm" svg:x2="14.5cm" svg:y2="12.2cm">
            <text:p/>
          </draw:line>
          <draw:line draw:style-name="gr8" draw:text-style-name="P4" draw:layer="layout" svg:x1="14.5cm" svg:y1="13.4cm" svg:x2="18.1cm" svg:y2="13.4cm">
            <text:p/>
          </draw:line>
          <draw:line draw:style-name="gr8" draw:text-style-name="P4" draw:layer="layout" svg:x1="18.1cm" svg:y1="13.4cm" svg:x2="18.1cm" svg:y2="12.2cm">
            <text:p/>
          </draw:line>
        </draw:g>
        <draw:g>
          <draw:line draw:style-name="gr13" draw:text-style-name="P4" draw:layer="layout" svg:x1="15.7cm" svg:y1="10.5cm" svg:x2="15.7cm" svg:y2="9.6cm">
            <text:p/>
          </draw:line>
          <draw:line draw:style-name="gr13" draw:text-style-name="P4" draw:layer="layout" svg:x1="16.9cm" svg:y1="10.5cm" svg:x2="16.9cm" svg:y2="9.6cm">
            <text:p/>
          </draw:line>
          <draw:custom-shape draw:style-name="gr20" draw:text-style-name="P10" draw:layer="layout" svg:width="1.2cm" svg:height="0.4cm" svg:x="15.7cm" svg:y="9.4cm">
            <text:p text:style-name="P8"><text:span text:style-name="T5">12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16.9cm" svg:y1="9.8cm" svg:x2="15.7cm" svg:y2="9.8cm">
            <text:p/>
          </draw:line>
        </draw:g>
        <draw:g>
          <draw:line draw:style-name="gr13" draw:text-style-name="P4" draw:layer="layout" svg:x1="14.5cm" svg:y1="12.1cm" svg:x2="14.5cm" svg:y2="9.6cm">
            <text:p/>
          </draw:line>
          <draw:line draw:style-name="gr13" draw:text-style-name="P4" draw:layer="layout" svg:x1="15.7cm" svg:y1="10.5cm" svg:x2="15.7cm" svg:y2="9.6cm">
            <text:p/>
          </draw:line>
          <draw:custom-shape draw:style-name="gr20" draw:text-style-name="P10" draw:layer="layout" svg:width="1.2cm" svg:height="0.4cm" svg:x="14.5cm" svg:y="9.4cm">
            <text:p text:style-name="P8"><text:span text:style-name="T5">12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15.7cm" svg:y1="9.8cm" svg:x2="14.5cm" svg:y2="9.8cm">
            <text:p/>
          </draw:line>
        </draw:g>
        <draw:g>
          <draw:custom-shape draw:style-name="gr16" draw:text-style-name="P10" draw:layer="layout" svg:width="1.6cm" svg:height="0.4cm" draw:transform="rotate (1.5707963267949) translate (18.5cm 12.2cm)">
            <text:p text:style-name="P8"><text:span text:style-name="T5">1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4" draw:layer="layout" svg:x1="18.9cm" svg:y1="10.6cm" svg:x2="18.9cm" svg:y2="12.2cm">
            <text:p/>
          </draw:line>
          <draw:line draw:style-name="gr18" draw:text-style-name="P4" draw:layer="layout" svg:x1="17cm" svg:y1="10.6cm" svg:x2="19.1cm" svg:y2="10.6cm">
            <text:p/>
          </draw:line>
          <draw:line draw:style-name="gr18" draw:text-style-name="P4" draw:layer="layout" svg:x1="18.2cm" svg:y1="12.2cm" svg:x2="19.1cm" svg:y2="12.2cm">
            <text:p/>
          </draw:line>
        </draw:g>
        <draw:g>
          <draw:custom-shape draw:style-name="gr20" draw:text-style-name="P10" draw:layer="layout" svg:width="1.2cm" svg:height="0.4cm" draw:transform="rotate (1.5707963267949) translate (18.5cm 13.4cm)">
            <text:p text:style-name="P8"><text:span text:style-name="T5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5" draw:text-style-name="P4" draw:layer="layout" svg:x1="18.9cm" svg:y1="12.2cm" svg:x2="18.9cm" svg:y2="13.4cm">
              <text:p/>
            </draw:line>
            <draw:line draw:style-name="gr18" draw:text-style-name="P4" draw:layer="layout" svg:x1="18.2cm" svg:y1="12.2cm" svg:x2="19.1cm" svg:y2="12.2cm">
              <text:p/>
            </draw:line>
            <draw:line draw:style-name="gr18" draw:text-style-name="P4" draw:layer="layout" svg:x1="18.2cm" svg:y1="13.4cm" svg:x2="19.1cm" svg:y2="13.4cm">
              <text:p/>
            </draw:line>
          </draw:g>
        </draw:g>
        <draw:g>
          <draw:line draw:style-name="gr13" draw:text-style-name="P4" draw:layer="layout" svg:x1="8.5cm" svg:y1="21cm" svg:x2="8.5cm" svg:y2="20.1cm">
            <text:p/>
          </draw:line>
          <draw:line draw:style-name="gr13" draw:text-style-name="P4" draw:layer="layout" svg:x1="12.1cm" svg:y1="21cm" svg:x2="12.1cm" svg:y2="20.1cm">
            <text:p/>
          </draw:line>
          <draw:custom-shape draw:style-name="gr22" draw:text-style-name="P10" draw:layer="layout" svg:width="3.6cm" svg:height="0.4cm" svg:x="8.5cm" svg:y="20.4cm">
            <text:p text:style-name="P8"><text:span text:style-name="T5">36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12.1cm" svg:y1="20.8cm" svg:x2="8.5cm" svg:y2="20.8cm">
            <text:p/>
          </draw:line>
        </draw:g>
        <draw:g>
          <draw:line draw:style-name="gr8" draw:text-style-name="P4" draw:layer="layout" svg:x1="2.1cm" svg:y1="20cm" svg:x2="4.9cm" svg:y2="20cm">
            <text:p/>
          </draw:line>
          <draw:line draw:style-name="gr8" draw:text-style-name="P4" draw:layer="layout" svg:x1="3.3cm" svg:y1="17.6cm" svg:x2="4.9cm" svg:y2="17.6cm">
            <text:p/>
          </draw:line>
          <draw:line draw:style-name="gr8" draw:text-style-name="P4" draw:layer="layout" svg:x1="2.1cm" svg:y1="20cm" svg:x2="3.3cm" svg:y2="17.6cm">
            <text:p/>
          </draw:line>
          <draw:line draw:style-name="gr8" draw:text-style-name="P4" draw:layer="layout" svg:x1="4.9cm" svg:y1="20cm" svg:x2="4.9cm" svg:y2="17.6cm">
            <text:p/>
          </draw:line>
        </draw:g>
        <draw:g>
          <draw:line draw:style-name="gr13" draw:text-style-name="P4" draw:layer="layout" svg:x1="3.3cm" svg:y1="17.5cm" svg:x2="3.3cm" svg:y2="16.6cm">
            <text:p/>
          </draw:line>
          <draw:line draw:style-name="gr13" draw:text-style-name="P4" draw:layer="layout" svg:x1="4.9cm" svg:y1="17.5cm" svg:x2="4.9cm" svg:y2="16.6cm">
            <text:p/>
          </draw:line>
          <draw:custom-shape draw:style-name="gr16" draw:text-style-name="P10" draw:layer="layout" svg:width="1.6cm" svg:height="0.4cm" svg:x="3.3cm" svg:y="16.4cm">
            <text:p text:style-name="P8"><text:span text:style-name="T5">16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4.9cm" svg:y1="16.8cm" svg:x2="3.3cm" svg:y2="16.8cm">
            <text:p/>
          </draw:line>
        </draw:g>
        <draw:g>
          <draw:line draw:style-name="gr13" draw:text-style-name="P4" draw:layer="layout" svg:x1="5.9cm" svg:y1="20cm" svg:x2="5cm" svg:y2="20cm">
            <text:p/>
          </draw:line>
          <draw:line draw:style-name="gr13" draw:text-style-name="P4" draw:layer="layout" svg:x1="5.9cm" svg:y1="17.6cm" svg:x2="5cm" svg:y2="17.6cm">
            <text:p/>
          </draw:line>
          <draw:custom-shape draw:style-name="gr17" draw:text-style-name="P10" draw:layer="layout" svg:width="2.4cm" svg:height="0.4cm" draw:transform="rotate (1.5707963267949) translate (5.3cm 20cm)">
            <text:p text:style-name="P8"><text:span text:style-name="T5">24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5.7cm" svg:y1="17.6cm" svg:x2="5.7cm" svg:y2="20cm">
            <text:p/>
          </draw:line>
        </draw:g>
        <draw:g>
          <draw:line draw:style-name="gr8" draw:text-style-name="P4" draw:layer="layout" svg:x1="8.5cm" svg:y1="20cm" svg:x2="12.1cm" svg:y2="20cm">
            <text:p/>
          </draw:line>
          <draw:line draw:style-name="gr8" draw:text-style-name="P4" draw:layer="layout" svg:x1="8.5cm" svg:y1="18.8cm" svg:x2="9.7cm" svg:y2="17.6cm">
            <text:p/>
          </draw:line>
          <draw:line draw:style-name="gr8" draw:text-style-name="P4" draw:layer="layout" svg:x1="8.5cm" svg:y1="20cm" svg:x2="8.5cm" svg:y2="18.8cm">
            <text:p/>
          </draw:line>
          <draw:line draw:style-name="gr8" draw:text-style-name="P4" draw:layer="layout" svg:x1="12.1cm" svg:y1="20cm" svg:x2="12.1cm" svg:y2="18.8cm">
            <text:p/>
          </draw:line>
          <draw:line draw:style-name="gr8" draw:text-style-name="P4" draw:layer="layout" svg:x1="12.1cm" svg:y1="18.8cm" svg:x2="10.9cm" svg:y2="17.6cm">
            <text:p/>
          </draw:line>
          <draw:line draw:style-name="gr8" draw:text-style-name="P4" draw:layer="layout" svg:x1="10.9cm" svg:y1="17.6cm" svg:x2="9.7cm" svg:y2="17.6cm">
            <text:p/>
          </draw:line>
        </draw:g>
        <draw:g>
          <draw:custom-shape draw:style-name="gr20" draw:text-style-name="P10" draw:layer="layout" svg:width="1.2cm" svg:height="0.4cm" draw:transform="rotate (1.5707963267949) translate (12.5cm 20cm)">
            <text:p text:style-name="P8"><text:span text:style-name="T5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5" draw:text-style-name="P4" draw:layer="layout" svg:x1="12.9cm" svg:y1="18.8cm" svg:x2="12.9cm" svg:y2="20cm">
              <text:p/>
            </draw:line>
            <draw:line draw:style-name="gr18" draw:text-style-name="P4" draw:layer="layout" svg:x1="12.2cm" svg:y1="18.8cm" svg:x2="13.1cm" svg:y2="18.8cm">
              <text:p/>
            </draw:line>
            <draw:line draw:style-name="gr18" draw:text-style-name="P4" draw:layer="layout" svg:x1="12.2cm" svg:y1="20cm" svg:x2="13.1cm" svg:y2="20cm">
              <text:p/>
            </draw:line>
          </draw:g>
        </draw:g>
        <draw:g>
          <draw:custom-shape draw:style-name="gr20" draw:text-style-name="P10" draw:layer="layout" svg:width="1.2cm" svg:height="0.4cm" draw:transform="rotate (1.5707963267949) translate (12.5cm 18.8cm)">
            <text:p text:style-name="P8"><text:span text:style-name="T5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4" draw:layer="layout" svg:x1="12.9cm" svg:y1="17.6cm" svg:x2="12.9cm" svg:y2="18.8cm">
            <text:p/>
          </draw:line>
          <draw:line draw:style-name="gr18" draw:text-style-name="P4" draw:layer="layout" svg:x1="11.1cm" svg:y1="17.6cm" svg:x2="13.1cm" svg:y2="17.6cm">
            <text:p/>
          </draw:line>
          <draw:line draw:style-name="gr18" draw:text-style-name="P4" draw:layer="layout" svg:x1="12.2cm" svg:y1="18.8cm" svg:x2="13.1cm" svg:y2="18.8cm">
            <text:p/>
          </draw:line>
        </draw:g>
        <draw:g>
          <draw:line draw:style-name="gr13" draw:text-style-name="P4" draw:layer="layout" svg:x1="9.7cm" svg:y1="17.5cm" svg:x2="9.7cm" svg:y2="16.6cm">
            <text:p/>
          </draw:line>
          <draw:line draw:style-name="gr13" draw:text-style-name="P4" draw:layer="layout" svg:x1="10.9cm" svg:y1="17.5cm" svg:x2="10.9cm" svg:y2="16.6cm">
            <text:p/>
          </draw:line>
          <draw:custom-shape draw:style-name="gr20" draw:text-style-name="P10" draw:layer="layout" svg:width="1.2cm" svg:height="0.4cm" svg:x="9.7cm" svg:y="16.4cm">
            <text:p text:style-name="P8"><text:span text:style-name="T5">12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10.9cm" svg:y1="16.8cm" svg:x2="9.7cm" svg:y2="16.8cm">
            <text:p/>
          </draw:line>
        </draw:g>
        <draw:g>
          <draw:line draw:style-name="gr13" draw:text-style-name="P4" draw:layer="layout" svg:x1="8.5cm" svg:y1="18.6cm" svg:x2="8.5cm" svg:y2="16.6cm">
            <text:p/>
          </draw:line>
          <draw:line draw:style-name="gr13" draw:text-style-name="P4" draw:layer="layout" svg:x1="9.7cm" svg:y1="17.5cm" svg:x2="9.7cm" svg:y2="16.6cm">
            <text:p/>
          </draw:line>
          <draw:custom-shape draw:style-name="gr20" draw:text-style-name="P10" draw:layer="layout" svg:width="1.2cm" svg:height="0.4cm" svg:x="8.5cm" svg:y="16.4cm">
            <text:p text:style-name="P8"><text:span text:style-name="T5">12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9.7cm" svg:y1="16.8cm" svg:x2="8.5cm" svg:y2="16.8cm">
            <text:p/>
          </draw:line>
        </draw:g>
        <draw:g>
          <draw:line draw:style-name="gr8" draw:text-style-name="P4" draw:layer="layout" svg:x1="14.9cm" svg:y1="20cm" svg:x2="16.5cm" svg:y2="17.6cm">
            <text:p/>
          </draw:line>
          <draw:line draw:style-name="gr8" draw:text-style-name="P4" draw:layer="layout" svg:x1="17.7cm" svg:y1="17.6cm" svg:x2="16.5cm" svg:y2="17.6cm">
            <text:p/>
          </draw:line>
          <draw:line draw:style-name="gr8" draw:text-style-name="P4" draw:layer="layout" svg:x1="18.1cm" svg:y1="17.6cm" svg:x2="16.5cm" svg:y2="17.6cm">
            <text:p/>
          </draw:line>
          <draw:line draw:style-name="gr8" draw:text-style-name="P4" draw:layer="layout" svg:x1="16.5cm" svg:y1="20cm" svg:x2="14.9cm" svg:y2="20cm">
            <text:p/>
          </draw:line>
          <draw:line draw:style-name="gr8" draw:text-style-name="P4" draw:layer="layout" svg:x1="16.5cm" svg:y1="20cm" svg:x2="18.1cm" svg:y2="17.6cm">
            <text:p/>
          </draw:line>
        </draw:g>
        <draw:g>
          <draw:line draw:style-name="gr13" draw:text-style-name="P4" draw:layer="layout" svg:x1="14.9cm" svg:y1="19.8cm" svg:x2="14.9cm" svg:y2="16.6cm">
            <text:p/>
          </draw:line>
          <draw:line draw:style-name="gr13" draw:text-style-name="P4" draw:layer="layout" svg:x1="16.5cm" svg:y1="17.5cm" svg:x2="16.5cm" svg:y2="16.6cm">
            <text:p/>
          </draw:line>
          <draw:custom-shape draw:style-name="gr16" draw:text-style-name="P10" draw:layer="layout" svg:width="1.6cm" svg:height="0.4cm" svg:x="14.9cm" svg:y="16.4cm">
            <text:p text:style-name="P8"><text:span text:style-name="T5">16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16.5cm" svg:y1="16.8cm" svg:x2="14.9cm" svg:y2="16.8cm">
            <text:p/>
          </draw:line>
        </draw:g>
        <draw:g>
          <draw:line draw:style-name="gr13" draw:text-style-name="P4" draw:layer="layout" svg:x1="16.5cm" svg:y1="17.5cm" svg:x2="16.5cm" svg:y2="16.6cm">
            <text:p/>
          </draw:line>
          <draw:line draw:style-name="gr13" draw:text-style-name="P4" draw:layer="layout" svg:x1="18.1cm" svg:y1="17.5cm" svg:x2="18.1cm" svg:y2="16.6cm">
            <text:p/>
          </draw:line>
          <draw:custom-shape draw:style-name="gr16" draw:text-style-name="P10" draw:layer="layout" svg:width="1.6cm" svg:height="0.4cm" svg:x="16.5cm" svg:y="16.4cm">
            <text:p text:style-name="P8"><text:span text:style-name="T5">16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18.1cm" svg:y1="16.8cm" svg:x2="16.5cm" svg:y2="16.8cm">
            <text:p/>
          </draw:line>
        </draw:g>
        <draw:g>
          <draw:line draw:style-name="gr13" draw:text-style-name="P4" draw:layer="layout" svg:x1="19.1cm" svg:y1="20cm" svg:x2="16.6cm" svg:y2="20cm">
            <text:p/>
          </draw:line>
          <draw:line draw:style-name="gr13" draw:text-style-name="P4" draw:layer="layout" svg:x1="19.1cm" svg:y1="17.6cm" svg:x2="18.2cm" svg:y2="17.6cm">
            <text:p/>
          </draw:line>
          <draw:custom-shape draw:style-name="gr17" draw:text-style-name="P10" draw:layer="layout" svg:width="2.4cm" svg:height="0.4cm" draw:transform="rotate (1.5707963267949) translate (18.5cm 20cm)">
            <text:p text:style-name="P8"><text:span text:style-name="T5">24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18.9cm" svg:y1="17.6cm" svg:x2="18.9cm" svg:y2="20cm">
            <text:p/>
          </draw:line>
        </draw:g>
        <draw:g>
          <draw:line draw:style-name="gr13" draw:text-style-name="P4" draw:layer="layout" svg:x1="14.9cm" svg:y1="21cm" svg:x2="14.9cm" svg:y2="20.1cm">
            <text:p/>
          </draw:line>
          <draw:line draw:style-name="gr13" draw:text-style-name="P4" draw:layer="layout" svg:x1="16.5cm" svg:y1="21cm" svg:x2="16.5cm" svg:y2="20.1cm">
            <text:p/>
          </draw:line>
          <draw:custom-shape draw:style-name="gr16" draw:text-style-name="P10" draw:layer="layout" svg:width="1.6cm" svg:height="0.4cm" svg:x="14.9cm" svg:y="20.4cm">
            <text:p text:style-name="P8"><text:span text:style-name="T5">16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16.5cm" svg:y1="20.8cm" svg:x2="14.9cm" svg:y2="20.8cm">
            <text:p/>
          </draw:line>
        </draw:g>
        <draw:custom-shape draw:style-name="gr9" draw:text-style-name="P4" draw:layer="layout" svg:width="2.4cm" svg:height="2.4cm" svg:x="2.9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4cm" svg:height="4cm" svg:x="2.1cm" svg:y="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" draw:layer="layout" svg:x1="3cm" svg:y1="30.2cm" svg:x2="5cm" svg:y2="30.2cm">
          <text:p/>
        </draw:line>
        <draw:g>
          <draw:custom-shape draw:style-name="gr24" draw:text-style-name="P12" draw:layer="layout" svg:width="0.9cm" svg:height="0.4cm" svg:x="5.3cm" svg:y="29.8cm">
            <text:p text:style-name="P11"><text:span text:style-name="T5">R2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5" draw:text-style-name="P4" draw:layer="layout" svg:x1="5cm" svg:y1="30.2cm" svg:x2="6.2cm" svg:y2="30.2cm">
            <text:p/>
          </draw:line>
        </draw:g>
        <draw:g>
          <draw:line draw:style-name="gr23" draw:text-style-name="P4" draw:layer="layout" svg:x1="4.1cm" svg:y1="25cm" svg:x2="4.949cm" svg:y2="25.849cm">
            <text:p/>
          </draw:line>
          <draw:g>
            <draw:custom-shape draw:style-name="gr26" draw:text-style-name="P12" draw:layer="layout" svg:width="1.35cm" svg:height="0.4cm" draw:transform="rotate (-0.785398163397448) translate (5.55cm 25.884cm)">
              <text:p text:style-name="P11"><text:span text:style-name="T5">R1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4" draw:layer="layout" svg:x1="4.949cm" svg:y1="25.849cm" svg:x2="6.222cm" svg:y2="27.122cm">
              <text:p/>
            </draw:line>
          </draw:g>
        </draw:g>
        <draw:g>
          <draw:line draw:style-name="gr23" draw:text-style-name="P4" draw:layer="layout" svg:x1="4.1cm" svg:y1="25cm" svg:x2="5.514cm" svg:y2="23.586cm">
            <text:p/>
          </draw:line>
          <draw:g>
            <draw:custom-shape draw:style-name="gr24" draw:text-style-name="P12" draw:layer="layout" svg:width="0.9cm" svg:height="0.4cm" draw:transform="rotate (0.785398163397448) translate (5.444cm 23.091cm)">
              <text:p text:style-name="P11"><text:span text:style-name="T5">R2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4" draw:layer="layout" svg:x1="5.514cm" svg:y1="23.586cm" svg:x2="6.363cm" svg:y2="22.737cm">
              <text:p/>
            </draw:line>
          </draw:g>
        </draw:g>
        <draw:g>
          <draw:custom-shape draw:style-name="gr27" draw:text-style-name="P12" draw:layer="layout" svg:width="0.899cm" svg:height="0.4cm" draw:transform="rotate (-0.785398163397449) translate (10.887cm 23.681cm)">
            <text:p text:style-name="P11"><text:span text:style-name="T5">R12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25" draw:text-style-name="P4" draw:layer="layout" svg:x1="11.749cm" svg:y1="23.751cm" svg:x2="10.9cm" svg:y2="24.6cm">
            <text:p/>
          </draw:line>
        </draw:g>
        <draw:g>
          <draw:line draw:style-name="gr13" draw:text-style-name="P4" draw:layer="layout" svg:x1="9.6cm" svg:y1="26.2cm" svg:x2="8.7cm" svg:y2="26.2cm">
            <text:p/>
          </draw:line>
          <draw:line draw:style-name="gr13" draw:text-style-name="P4" draw:layer="layout" svg:x1="9.6cm" svg:y1="24.6cm" svg:x2="8.7cm" svg:y2="24.6cm">
            <text:p/>
          </draw:line>
          <draw:custom-shape draw:style-name="gr16" draw:text-style-name="P10" draw:layer="layout" svg:width="1.6cm" svg:height="0.4cm" draw:transform="rotate (1.5707963267949) translate (8.5cm 26.2cm)">
            <text:p text:style-name="P8"><text:span text:style-name="T5">16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8.9cm" svg:y1="24.6cm" svg:x2="8.9cm" svg:y2="26.2cm">
            <text:p/>
          </draw:line>
        </draw:g>
        <draw:g>
          <draw:custom-shape draw:style-name="gr27" draw:text-style-name="P12" draw:layer="layout" svg:width="0.899cm" svg:height="0.4cm" draw:transform="rotate (-2.35619449019235) translate (16.906cm 25.77cm)">
            <text:p text:style-name="P11"><text:span text:style-name="T5">R12</text:span></text:p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25" draw:text-style-name="P4" draw:layer="layout" svg:x1="16.07cm" svg:y1="26.632cm" svg:x2="16.919cm" svg:y2="25.783cm">
            <text:p/>
          </draw:line>
        </draw:g>
        <draw:g>
          <draw:line draw:style-name="gr13" draw:text-style-name="P4" draw:layer="layout" svg:x1="15.7cm" svg:y1="24.1cm" svg:x2="15.7cm" svg:y2="23.2cm">
            <text:p/>
          </draw:line>
          <draw:line draw:style-name="gr13" draw:text-style-name="P4" draw:layer="layout" svg:x1="19.3cm" svg:y1="24.1cm" svg:x2="19.3cm" svg:y2="23.2cm">
            <text:p/>
          </draw:line>
          <draw:custom-shape draw:style-name="gr22" draw:text-style-name="P10" draw:layer="layout" svg:width="3.6cm" svg:height="0.4cm" svg:x="15.7cm" svg:y="23cm">
            <text:p text:style-name="P8"><text:span text:style-name="T5">36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19.3cm" svg:y1="23.4cm" svg:x2="15.7cm" svg:y2="23.4cm">
            <text:p/>
          </draw:line>
        </draw:g>
        <draw:g>
          <draw:line draw:style-name="gr8" draw:text-style-name="P4" draw:layer="layout" svg:x1="15.7cm" svg:y1="24.2cm" svg:x2="19.3cm" svg:y2="24.2cm">
            <text:p/>
          </draw:line>
          <draw:line draw:style-name="gr8" draw:text-style-name="P4" draw:layer="layout" svg:x1="19.3cm" svg:y1="25.8cm" svg:x2="19.3cm" svg:y2="24.2cm">
            <text:p/>
          </draw:line>
          <draw:line draw:style-name="gr8" draw:text-style-name="P4" draw:layer="layout" svg:x1="15.7cm" svg:y1="25.8cm" svg:x2="15.7cm" svg:y2="24.2cm">
            <text:p/>
          </draw:line>
          <draw:line draw:style-name="gr8" draw:text-style-name="P4" draw:layer="layout" svg:x1="16.9cm" svg:y1="27cm" svg:x2="18.1cm" svg:y2="27cm">
            <text:p/>
          </draw:line>
          <draw:circle draw:style-name="gr11" draw:text-style-name="P8" draw:layer="layout" svg:width="2.4cm" svg:height="2.4cm" draw:transform="rotate (-3.14159265358979) translate (18.1cm 27cm)" draw:kind="arc" draw:start-angle="0.02" draw:end-angle="90.02">
            <text:p/>
          </draw:circle>
          <draw:circle draw:style-name="gr11" draw:text-style-name="P8" draw:layer="layout" svg:width="2.4cm" svg:height="2.4cm" draw:transform="rotate (-3.14159265358979) translate (19.3cm 27cm)" draw:kind="arc" draw:start-angle="90" draw:end-angle="180">
            <text:p/>
          </draw:circle>
        </draw:g>
        <draw:g>
          <draw:custom-shape draw:style-name="gr27" draw:text-style-name="P12" draw:layer="layout" svg:width="0.899cm" svg:height="0.4cm" draw:transform="rotate (0.785398163397448) translate (18.087cm 26.136cm)">
            <text:p text:style-name="P11"><text:span text:style-name="T5">R12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25" draw:text-style-name="P4" draw:layer="layout" svg:x1="18.949cm" svg:y1="26.632cm" svg:x2="18.1cm" svg:y2="25.783cm">
            <text:p/>
          </draw:line>
        </draw:g>
        <draw:g>
          <draw:line draw:style-name="gr13" draw:text-style-name="P4" draw:layer="layout" svg:x1="16cm" svg:y1="7.2cm" svg:x2="15.1cm" svg:y2="7.2cm">
            <text:p/>
          </draw:line>
          <draw:line draw:style-name="gr13" draw:text-style-name="P4" draw:layer="layout" svg:x1="16cm" svg:y1="4.4cm" svg:x2="15.1cm" svg:y2="4.4cm">
            <text:p/>
          </draw:line>
          <draw:custom-shape draw:style-name="gr21" draw:text-style-name="P10" draw:layer="layout" svg:width="2.8cm" svg:height="0.4cm" draw:transform="rotate (1.5707963267949) translate (14.9cm 7.2cm)">
            <text:p text:style-name="P8"><text:span text:style-name="T5">28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15.3cm" svg:y1="4.4cm" svg:x2="15.3cm" svg:y2="7.2cm">
            <text:p/>
          </draw:line>
        </draw:g>
        <draw:g>
          <draw:line draw:style-name="gr13" draw:text-style-name="P4" draw:layer="layout" svg:x1="2.5cm" svg:y1="10.1cm" svg:x2="2.5cm" svg:y2="9.2cm">
            <text:p/>
          </draw:line>
          <draw:line draw:style-name="gr13" draw:text-style-name="P4" draw:layer="layout" svg:x1="3.7cm" svg:y1="10.1cm" svg:x2="3.7cm" svg:y2="9.2cm">
            <text:p/>
          </draw:line>
          <draw:custom-shape draw:style-name="gr20" draw:text-style-name="P10" draw:layer="layout" svg:width="1.2cm" svg:height="0.4cm" svg:x="2.5cm" svg:y="9cm">
            <text:p text:style-name="P8"><text:span text:style-name="T5">12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3.7cm" svg:y1="9.4cm" svg:x2="2.5cm" svg:y2="9.4cm">
            <text:p/>
          </draw:line>
        </draw:g>
        <draw:g>
          <draw:line draw:style-name="gr13" draw:text-style-name="P4" draw:layer="layout" svg:x1="14.5cm" svg:y1="14.4cm" svg:x2="14.5cm" svg:y2="13.5cm">
            <text:p/>
          </draw:line>
          <draw:line draw:style-name="gr13" draw:text-style-name="P4" draw:layer="layout" svg:x1="18.1cm" svg:y1="14.4cm" svg:x2="18.1cm" svg:y2="13.5cm">
            <text:p/>
          </draw:line>
          <draw:custom-shape draw:style-name="gr22" draw:text-style-name="P10" draw:layer="layout" svg:width="3.6cm" svg:height="0.4cm" svg:x="14.5cm" svg:y="13.8cm">
            <text:p text:style-name="P8"><text:span text:style-name="T5">36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18.1cm" svg:y1="14.2cm" svg:x2="14.5cm" svg:y2="14.2cm">
            <text:p/>
          </draw:line>
        </draw:g>
        <draw:g>
          <draw:line draw:style-name="gr13" draw:text-style-name="P4" draw:layer="layout" svg:x1="15.6cm" svg:y1="24.2cm" svg:x2="14.7cm" svg:y2="24.2cm">
            <text:p/>
          </draw:line>
          <draw:line draw:style-name="gr13" draw:text-style-name="P4" draw:layer="layout" svg:x1="14.7cm" svg:y1="25.8cm" svg:x2="15.6cm" svg:y2="25.8cm">
            <text:p/>
          </draw:line>
          <draw:custom-shape draw:style-name="gr16" draw:text-style-name="P10" draw:layer="layout" svg:width="1.6cm" svg:height="0.4cm" draw:transform="rotate (1.5707963267949) translate (14.5cm 25.8cm)">
            <text:p text:style-name="P8"><text:span text:style-name="T5">16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14.9cm" svg:y1="25.8cm" svg:x2="14.9cm" svg:y2="24.2cm">
            <text:p/>
          </draw:line>
        </draw:g>
        <draw:g>
          <draw:line draw:style-name="gr8" draw:text-style-name="P4" draw:layer="layout" svg:x1="9.7cm" svg:y1="26.2cm" svg:x2="12.1cm" svg:y2="26.2cm">
            <text:p/>
          </draw:line>
          <draw:line draw:style-name="gr8" draw:text-style-name="P4" draw:layer="layout" svg:x1="12.1cm" svg:y1="26.2cm" svg:x2="12.1cm" svg:y2="24.6cm">
            <text:p/>
          </draw:line>
          <draw:line draw:style-name="gr8" draw:text-style-name="P4" draw:layer="layout" svg:x1="9.7cm" svg:y1="26.2cm" svg:x2="9.7cm" svg:y2="24.6cm">
            <text:p/>
          </draw:line>
          <draw:circle draw:style-name="gr11" draw:text-style-name="P8" draw:layer="layout" svg:width="2.4cm" svg:height="2.4cm" svg:x="9.7cm" svg:y="23.4cm" draw:kind="arc" draw:start-angle="0.03" draw:end-angle="180.14">
            <text:p/>
          </draw:circle>
        </draw:g>
        <draw:frame draw:style-name="gr12" draw:text-style-name="P9" draw:layer="layout" svg:width="19.233cm" svg:height="0.476cm" svg:x="0.868cm" svg:y="28.419cm">
          <draw:text-box>
            <text:p text:style-name="P8"><text:span text:style-name="T4">Licencia CC BY-SA 4.0 <text:s text:c="6"/>www.picuino.c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Normal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cm" fo:margin-right="0.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9T13:05:13.976000000</meta:creation-date>
    <dc:date>2018-12-14T11:16:39.510000000</dc:date>
    <meta:editing-duration>PT8H28M34S</meta:editing-duration>
    <meta:editing-cycles>76</meta:editing-cycles>
    <meta:generator>LibreOffice/6.0.6.2$Windows_X86_64 LibreOffice_project/0c292870b25a325b5ed35f6b45599d2ea4458e77</meta:generator>
    <dc:description>(C) 2018 Carlos Pardo </dc:description>
    <dc:title>Acotación de figuras</dc:title>
    <meta:document-statistic meta:object-count="1379"/>
  </office:meta>
</office:document-meta>
</file>